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entium Plus" svg:font-family="'Gentium Plus'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</style:style>
    <style:style style:name="P4" style:family="paragraph" style:parent-style-name="Standard">
      <style:paragraph-properties fo:margin-left="1in" fo:margin-right="0in" fo:text-indent="-1in" style:auto-text-indent="false">
        <style:tab-stops/>
      </style:paragraph-properties>
    </style:style>
    <style:style style:name="P5" style:family="paragraph" style:parent-style-name="Standard">
      <style:paragraph-properties fo:margin-left="1in" fo:margin-right="0in" fo:text-indent="-1in" style:auto-text-indent="false">
        <style:tab-stops/>
      </style:paragraph-properties>
      <style:text-properties style:text-underline-style="none"/>
    </style:style>
    <style:style style:name="P6" style:family="paragraph" style:parent-style-name="Standard">
      <style:paragraph-properties fo:margin-left="1in" fo:margin-right="0in" fo:text-indent="-1in" style:auto-text-indent="false">
        <style:tab-stops/>
      </style:paragraph-properties>
      <style:text-properties style:font-name="DejaVu Sans Mono" fo:font-size="8pt" style:text-underline-style="none" style:font-size-asian="8pt" style:font-size-complex="8pt"/>
    </style:style>
    <style:style style:name="P7" style:family="paragraph" style:parent-style-name="Standard">
      <style:paragraph-properties fo:margin-left="1in" fo:margin-right="0in" fo:text-indent="-1in" style:auto-text-indent="false" fo:break-before="page">
        <style:tab-stops/>
      </style:paragraph-properties>
      <style:text-properties style:text-underline-style="none"/>
    </style:style>
    <style:style style:name="P8" style:family="paragraph" style:parent-style-name="Standard">
      <style:paragraph-properties fo:margin-left="1in" fo:margin-right="0in" fo:text-indent="-1in" style:auto-text-indent="false">
        <style:tab-stops/>
      </style:paragraph-properties>
      <style:text-properties style:text-underline-style="none"/>
    </style:style>
    <style:style style:name="P9" style:family="paragraph" style:parent-style-name="Standard">
      <style:paragraph-properties fo:margin-left="1in" fo:margin-right="0in" fo:text-indent="-1in" style:auto-text-indent="false">
        <style:tab-stops/>
      </style:paragraph-properties>
    </style:style>
    <style:style style:name="P10" style:family="paragraph" style:parent-style-name="Standard">
      <style:paragraph-properties fo:margin-left="1in" fo:margin-right="0in" fo:text-indent="-1in" style:auto-text-indent="false">
        <style:tab-stops/>
      </style:paragraph-properties>
      <style:text-properties style:font-name="DejaVu Sans Mono1" fo:font-size="6pt" style:font-size-asian="6pt" style:font-size-complex="6pt"/>
    </style:style>
    <style:style style:name="P11" style:family="paragraph" style:parent-style-name="Standard">
      <style:paragraph-properties fo:margin-left="1in" fo:margin-right="0in" fo:text-indent="-1in" style:auto-text-indent="false">
        <style:tab-stops/>
      </style:paragraph-properties>
      <style:text-properties style:font-name="DejaVu Sans Mono1" fo:font-size="6pt" style:text-underline-style="none" style:font-size-asian="6pt" style:font-size-complex="6pt"/>
    </style:style>
    <style:style style:name="P12" style:family="paragraph" style:parent-style-name="Standard">
      <style:paragraph-properties fo:margin-left="1in" fo:margin-right="0in" fo:text-indent="-1in" style:auto-text-indent="false" fo:break-before="page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hevrest2stat.pl</text:p>
      <text:p text:style-name="P2">A BATCH utility to derive the <text:span text:style-name="T1">entire</text:span><text:span text:style-name="T3"> REST statistics tree from RHEV-M server</text:span></text:p>
      <text:p text:style-name="P2"/>
      <text:p text:style-name="P2">Robert J. Lynch</text:p>
      <text:p text:style-name="P2">June 28, 2013</text:p>
      <text:p text:style-name="P3"/>
      <text:p text:style-name="Standard"/>
      <text:p text:style-name="Standard">scp location: <text:tab/><text:a xlink:type="simple" xlink:href="mailto:rlynch@caracal">rlynch@caracal</text:a>:/home/rlynch/mycode/rhevrest2stat.pl</text:p>
      <text:p text:style-name="Standard">password: <text:tab/>gargoyle!</text:p>
      <text:p text:style-name="Standard"/>
      <text:p text:style-name="P4">Purpose:<text:tab/>to use CURL to attach to a RHEV (or other similar) REST API interface, to <text:span text:style-name="T2">query entire tree</text:span><text:span text:style-name="T4"> from the REST API of RHEV-M.</text:span></text:p>
      <text:p text:style-name="P4"/>
      <text:p text:style-name="P4">Use:<text:tab/>rhevrest2stat <text:line-break/><text:tab/>-u admin <text:line-break/><text:tab/>-r internal <text:line-break/><text:tab/>-p bananas <text:line-break/><text:tab/>-c rhevm.cer <text:s/><text:line-break/><text:tab/>-s eng-rhev-m-1.groundwork.groundworkopensource.com <text:line-break/><text:tab/>-t 443 <text:s/></text:p>
      <text:p text:style-name="P4"/>
      <text:p text:style-name="P5">NOTE 1:<text:tab/>this utility can take a LONG time to run (60+ seconds), depending on the complexity of the RHEV-M virtualization system that is being queried.</text:p>
      <text:p text:style-name="P5"/>
      <text:p text:style-name="P4"><text:span text:style-name="T3">NOTE 2:<text:tab/>the default of this program is to output “rhevrest.map”. <text:s/>BELOW (first section) is a copy of the RHEVREST.MAP file. <text:s/>Then, the program listing.<text:line-break/></text:span></text:p>
      <text:p text:style-name="P12"><text:span text:style-name="T3">Scp file:<text:tab/></text:span><text:a xlink:type="simple" xlink:href="mailto:rlynch@caracal"><text:span text:style-name="T1">rlynch@caracal</text:span></text:a><text:span text:style-name="T3">:/home/rlynch/mycode/rhevrest.map</text:span></text:p>
      <text:p text:style-name="P4"><text:span text:style-name="T3">Password:<text:tab/>gargoyle!</text:span></text:p>
      <text:p text:style-name="P4"><text:span text:style-name="T3"/></text:p>
      <text:p text:style-name="P4"><text:span text:style-name="T3">LISTING OF THE RHEV MAP:</text:span></text:p>
      <text:p text:style-name="P4"><text:span text:style-name="T3"/></text:p>
      <text:p text:style-name="P10"><text:span text:style-name="T3">$VAR1 = </text:span></text:p>
      <text:p text:style-name="P10"><text:span text:style-name="T3">{</text:span></text:p>
      <text:p text:style-name="P10"><text:span text:style-name="T3"><text:s text:c="4"/>'hosts' =&gt; </text:span></text:p>
      <text:p text:style-name="P10"><text:span text:style-name="T3"><text:s text:c="4"/>{</text:span></text:p>
      <text:p text:style-name="P10"><text:span text:style-name="T3"><text:s text:c="8"/>'/api/hosts/584d0b44-5eaf-11e2-9631-005056a06268' =&gt; </text:span></text:p>
      <text:p text:style-name="P10"><text:span text:style-name="T3"><text:s text:c="8"/>{</text:span></text:p>
      <text:p text:style-name="P10"><text:span text:style-name="T3"><text:s text:c="12"/>'cpu.speed' =&gt; '2826',</text:span></text:p>
      <text:p text:style-name="P10"><text:span text:style-name="T3"><text:s text:c="12"/>'cluster' =&gt; '/api/clusters/3d422c4e-5eaf-11e2-9200-005056a06268',</text:span></text:p>
      <text:p text:style-name="P10"><text:span text:style-name="T3"><text:s text:c="12"/>'permissions' =&gt; {},</text:span></text:p>
      <text:p text:style-name="P10"><text:span text:style-name="T3"><text:s text:c="12"/>'nics' =&gt; </text:span></text:p>
      <text:p text:style-name="P10"><text:span text:style-name="T3"><text:s text:c="12"/>{</text:span></text:p>
      <text:p text:style-name="P10"><text:span text:style-name="T3"><text:s text:c="16"/>'/api/hosts/584d0b44-5eaf-11e2-9631-005056a06268/nics/f12b6899-cb92-40c1-a24d-41561d70d213' =&gt; </text:span></text:p>
      <text:p text:style-name="P10"><text:span text:style-name="T3"><text:s text:c="16"/>{</text:span></text:p>
      <text:p text:style-name="P10"><text:span text:style-name="T3"><text:s text:c="20"/>'protocol' =&gt; 'dhcp',</text:span></text:p>
      <text:p text:style-name="P10"><text:span text:style-name="T3"><text:s text:c="20"/>'macaddress' =&gt; '00:22:19:1F:88:1A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errors.total.tx' =&gt; { 'unit' =&gt; 'NONE', <text:s text:c="12"/>'value' =&gt; '0', 'type' =&gt; 'INTEGER', 'description' =&gt; 'Total transmit errors' },</text:span></text:p>
      <text:p text:style-name="P10"><text:span text:style-name="T3"><text:s text:c="24"/>'data.current.tx' =&gt; { 'unit' =&gt; 'BYTES_PER_SECOND', 'value' =&gt; '1', 'type' =&gt; 'DECIMAL', 'description' =&gt; 'Transmit data rate' },</text:span></text:p>
      <text:p text:style-name="P10"><text:span text:style-name="T3"><text:s text:c="24"/>'errors.total.rx' =&gt; { 'unit' =&gt; 'NONE', <text:s text:c="12"/>'value' =&gt; '0', 'type' =&gt; 'INTEGER', 'description' =&gt; 'Total receive errors' },</text:span></text:p>
      <text:p text:style-name="P10"><text:span text:style-name="T3"><text:s text:c="24"/>'data.current.rx' =&gt; { 'unit' =&gt; 'BYTES_PER_SECOND', 'value' =&gt; '0', 'type' =&gt; 'DECIMAL', 'description' =&gt; 'Receive data rate' }</text:span></text:p>
      <text:p text:style-name="P10"><text:span text:style-name="T3"><text:s text:c="20"/>},</text:span></text:p>
      <text:p text:style-name="P10"><text:span text:style-name="T3"><text:s text:c="20"/>'status' =&gt; 'up',</text:span></text:p>
      <text:p text:style-name="P10"><text:span text:style-name="T3"><text:s text:c="20"/>'speed' =&gt; '100000000',</text:span></text:p>
      <text:p text:style-name="P10"><text:span text:style-name="T3"><text:s text:c="20"/>'name' =&gt; 'eth0',</text:span></text:p>
      <text:p text:style-name="P10"><text:span text:style-name="T3"><text:s text:c="20"/>'ipaddress' =&gt; '172.28.115.51'</text:span></text:p>
      <text:p text:style-name="P10"><text:span text:style-name="T3"><text:s text:c="16"/>},</text:span></text:p>
      <text:p text:style-name="P10"><text:span text:style-name="T3"><text:s text:c="16"/>'/api/hosts/584d0b44-5eaf-11e2-9631-005056a06268/nics/c5b564e0-1876-40b6-a1cd-9aaef747d689' =&gt; </text:span></text:p>
      <text:p text:style-name="P10"><text:span text:style-name="T3"><text:s text:c="16"/>{</text:span></text:p>
      <text:p text:style-name="P10"><text:span text:style-name="T3"><text:s text:c="20"/>'protocol' =&gt; 'dhcp',</text:span></text:p>
      <text:p text:style-name="P10"><text:span text:style-name="T3"><text:s text:c="20"/>'macaddress' =&gt; '00:22:19:1F:88:1C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errors.total.tx' =&gt; { 'unit' =&gt; 'NONE', <text:s text:c="12"/>'value' =&gt; '0', 'type' =&gt; 'INTEGER', 'description' =&gt; 'Total transmit errors' },</text:span></text:p>
      <text:p text:style-name="P10"><text:span text:style-name="T3"><text:s text:c="24"/>'data.current.tx' =&gt; { 'unit' =&gt; 'BYTES_PER_SECOND', 'value' =&gt; '0', 'type' =&gt; 'DECIMAL', 'description' =&gt; 'Transmit data rate' },</text:span></text:p>
      <text:p text:style-name="P10"><text:span text:style-name="T3"><text:s text:c="24"/>'errors.total.rx' =&gt; { 'unit' =&gt; 'NONE', <text:s text:c="12"/>'value' =&gt; '0', 'type' =&gt; 'INTEGER', 'description' =&gt; 'Total receive errors' },</text:span></text:p>
      <text:p text:style-name="P10"><text:span text:style-name="T3"><text:s text:c="24"/>'data.current.rx' =&gt; { 'unit' =&gt; 'BYTES_PER_SECOND', 'value' =&gt; '0', 'type' =&gt; 'DECIMAL', 'description' =&gt; 'Receive data rate' }</text:span></text:p>
      <text:p text:style-name="P10"><text:span text:style-name="T3"><text:s text:c="20"/>},</text:span></text:p>
      <text:p text:style-name="P10"><text:span text:style-name="T3"><text:s text:c="20"/>'status' =&gt; 'down',</text:span></text:p>
      <text:p text:style-name="P10"><text:span text:style-name="T3"><text:s text:c="20"/>'speed' =&gt; undef,</text:span></text:p>
      <text:p text:style-name="P10"><text:span text:style-name="T3"><text:s text:c="20"/>'name' =&gt; 'eth1',</text:span></text:p>
      <text:p text:style-name="P10"><text:span text:style-name="T3"><text:s text:c="20"/>'ipaddress' =&gt; '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memory.shared' <text:s text:c="5"/>=&gt; { 'unit' =&gt; 'BYTES', <text:s text:c="2"/>'value' =&gt; '0', <text:s text:c="11"/>'type' =&gt; 'INTEGER', 'description' =&gt; 'Shared memory' },</text:span></text:p>
      <text:p text:style-name="P10"><text:span text:style-name="T3"><text:s text:c="16"/>'cpu.current.system' =&gt; { 'unit' =&gt; 'PERCENT', 'value' =&gt; '1', <text:s text:c="11"/>'type' =&gt; 'DECIMAL', 'description' =&gt; 'System CPU usage' },</text:span></text:p>
      <text:p text:style-name="P10"><text:span text:style-name="T3"><text:s text:c="16"/>'cpu.current.user' <text:s text:c="2"/>=&gt; { 'unit' =&gt; 'PERCENT', 'value' =&gt; '2', <text:s text:c="11"/>'type' =&gt; 'DECIMAL', 'description' =&gt; 'User CPU usage' },</text:span></text:p>
      <text:p text:style-name="P10"><text:span text:style-name="T3"><text:s text:c="16"/>'cpu.load.avg.5m' <text:s text:c="3"/>=&gt; { 'unit' =&gt; 'PERCENT', 'value' =&gt; '0.050', <text:s text:c="7"/>'type' =&gt; 'DECIMAL', 'description' =&gt; 'CPU 5 minute load average' },</text:span></text:p>
      <text:p text:style-name="P10"><text:span text:style-name="T3"><text:s text:c="16"/>'cpu.current.idle' <text:s text:c="2"/>=&gt; { 'unit' =&gt; 'PERCENT', 'value' =&gt; '98', <text:s text:c="10"/>'type' =&gt; 'DECIMAL', 'description' =&gt; 'Idle CPU usage' },</text:span></text:p>
      <text:p text:style-name="P10"><text:span text:style-name="T3"><text:s text:c="16"/>'memory.free' <text:s text:c="7"/>=&gt; { 'unit' =&gt; 'BYTES', <text:s text:c="2"/>'value' =&gt; '6353825301', <text:s text:c="2"/>'type' =&gt; 'INTEGER', 'description' =&gt; 'Free memory' },</text:span></text:p>
      <text:p text:style-name="P10"><text:span text:style-name="T3"><text:s text:c="16"/>'swap.free' <text:s text:c="9"/>=&gt; { 'unit' =&gt; 'BYTES', <text:s text:c="2"/>'value' =&gt; '8402239488', <text:s text:c="2"/>'type' =&gt; 'INTEGER', 'description' =&gt; 'Free swap' },</text:span></text:p>
      <text:p text:style-name="P10"><text:span text:style-name="T3"><text:s text:c="16"/>'memory.total' <text:s text:c="6"/>=&gt; { 'unit' =&gt; 'BYTES', <text:s text:c="2"/>'value' =&gt; '16720592896', <text:s/>'type' =&gt; 'INTEGER', 'description' =&gt; 'Total memory' },</text:span></text:p>
      <text:p text:style-name="P10"><text:span text:style-name="T3"><text:s text:c="16"/>'memory.cached' <text:s text:c="5"/>=&gt; { 'unit' =&gt; 'BYTES', <text:s text:c="2"/>'value' =&gt; '0', <text:s text:c="11"/>'type' =&gt; 'INTEGER', 'description' =&gt; 'OS caches' },</text:span></text:p>
      <text:p text:style-name="P10"><text:span text:style-name="T3"><text:s text:c="16"/>'swap.cached' <text:s text:c="7"/>=&gt; { 'unit' =&gt; 'BYTES', <text:s text:c="2"/>'value' =&gt; '0', <text:s text:c="11"/>'type' =&gt; 'INTEGER', 'description' =&gt; 'Swap also in memory' },</text:span></text:p>
      <text:p text:style-name="P10"><text:span text:style-name="T3"><text:s text:c="16"/>'memory.used' <text:s text:c="7"/>=&gt; { 'unit' =&gt; 'BYTES', <text:s text:c="2"/>'value' =&gt; '10366767595', <text:s/>'type' =&gt; 'INTEGER', 'description' =&gt; 'Used memory' },</text:span></text:p>
      <text:p text:style-name="P10"><text:span text:style-name="T3"><text:s text:c="16"/>'ksm.cpu.current' <text:s text:c="3"/>=&gt; { 'unit' =&gt; 'PERCENT', 'value' =&gt; '0', <text:s text:c="11"/>'type' =&gt; 'DECIMAL', 'description' =&gt; 'KSM CPU usage' },</text:span></text:p>
      <text:p text:style-name="P10"><text:span text:style-name="T3"><text:s text:c="16"/>'memory.buffers' <text:s text:c="4"/>=&gt; { 'unit' =&gt; 'BYTES', <text:s text:c="2"/>'value' =&gt; '0', <text:s text:c="11"/>'type' =&gt; 'INTEGER', 'description' =&gt; 'IO buffers' },</text:span></text:p>
      <text:p text:style-name="P10"><text:span text:style-name="T3"><text:s text:c="16"/>'swap.used' <text:s text:c="9"/>=&gt; { 'unit' =&gt; 'BYTES', <text:s text:c="2"/>'value' =&gt; '27262976', <text:s text:c="4"/>'type' =&gt; 'INTEGER', 'description' =&gt; 'Used swap' },</text:span></text:p>
      <text:p text:style-name="P10"><text:span text:style-name="T3"><text:s text:c="16"/>'swap.total' <text:s text:c="8"/>=&gt; { 'unit' =&gt; 'BYTES', <text:s text:c="2"/>'value' =&gt; '8429502464', <text:s text:c="2"/>'type' =&gt; 'INTEGER', 'description' =&gt; 'Total swap' }</text:span></text:p>
      <text:p text:style-name="P10"><text:span text:style-name="T3"><text:s text:c="12"/>},</text:span></text:p>
      <text:p text:style-name="P10"><text:soft-page-break/><text:span text:style-name="T3"><text:s text:c="12"/>'name' =&gt; 'eng-kvm-server.groundwork.groundworkopensource.com',</text:span></text:p>
      <text:p text:style-name="P10"><text:span text:style-name="T3"><text:s text:c="12"/>'cpu.cores' =&gt; '4',</text:span></text:p>
      <text:p text:style-name="P10"><text:span text:style-name="T3"><text:s text:c="12"/>'status.state' =&gt; 'up',</text:span></text:p>
      <text:p text:style-name="P10"><text:span text:style-name="T3"><text:s text:c="12"/>'tags' =&gt; {},</text:span></text:p>
      <text:p text:style-name="P10"><text:span text:style-name="T3"><text:s text:c="12"/>'memory' =&gt; '16720592896',</text:span></text:p>
      <text:p text:style-name="P10"><text:span text:style-name="T3"><text:s text:c="12"/>'status.detail' =&gt; undef,</text:span></text:p>
      <text:p text:style-name="P10"><text:span text:style-name="T3"><text:s text:c="12"/>'cpu.name' =&gt; 'Intel(R) Xeon(R) CPU <text:s text:c="10"/>E5440 <text:s/>@ 2.83GHz',</text:span></text:p>
      <text:p text:style-name="P10"><text:span text:style-name="T3"><text:s text:c="12"/>'address' =&gt; '172.28.115.51',</text:span></text:p>
      <text:p text:style-name="P10"><text:span text:style-name="T3"><text:s text:c="12"/>'storage' =&gt; {}</text:span></text:p>
      <text:p text:style-name="P10"><text:span text:style-name="T3"><text:s text:c="8"/>},</text:span></text:p>
      <text:p text:style-name="P10"><text:span text:style-name="T3"><text:s text:c="8"/>'/api/hosts/0d777712-6102-11e2-bac8-005056a06268' =&gt; </text:span></text:p>
      <text:p text:style-name="P10"><text:span text:style-name="T3"><text:s text:c="8"/>{</text:span></text:p>
      <text:p text:style-name="P10"><text:span text:style-name="T3"><text:s text:c="12"/>'cpu.speed' =&gt; '2660',</text:span></text:p>
      <text:p text:style-name="P10"><text:span text:style-name="T3"><text:s text:c="12"/>'cluster' =&gt; '/api/clusters/95753592-60f2-11e2-be21-005056a06268',</text:span></text:p>
      <text:p text:style-name="P10"><text:span text:style-name="T3"><text:s text:c="12"/>'permissions' =&gt; {},</text:span></text:p>
      <text:p text:style-name="P10"><text:span text:style-name="T3"><text:s text:c="12"/>'nics' =&gt; </text:span></text:p>
      <text:p text:style-name="P10"><text:span text:style-name="T3"><text:s text:c="12"/>{</text:span></text:p>
      <text:p text:style-name="P10"><text:span text:style-name="T3"><text:s text:c="16"/>'/api/hosts/0d777712-6102-11e2-bac8-005056a06268/nics/467faa48-c914-4de6-a121-d5c3a55ac94a' =&gt; </text:span></text:p>
      <text:p text:style-name="P10"><text:span text:style-name="T3"><text:s text:c="16"/>{</text:span></text:p>
      <text:p text:style-name="P10"><text:span text:style-name="T3"><text:s text:c="20"/>'protocol' =&gt; 'dhcp',</text:span></text:p>
      <text:p text:style-name="P10"><text:span text:style-name="T3"><text:s text:c="20"/>'macaddress' =&gt; '00:19:D1:69:6C:B3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errors.total.tx' =&gt; { 'unit' =&gt; 'NONE', <text:s text:c="12"/>'value' =&gt; '0', 'type' =&gt; 'INTEGER', 'description' =&gt; 'Total transmit errors' },</text:span></text:p>
      <text:p text:style-name="P10"><text:span text:style-name="T3"><text:s text:c="24"/>'data.current.tx' =&gt; { 'unit' =&gt; 'BYTES_PER_SECOND', 'value' =&gt; '1', 'type' =&gt; 'DECIMAL', 'description' =&gt; 'Transmit data rate' },</text:span></text:p>
      <text:p text:style-name="P10"><text:span text:style-name="T3"><text:s text:c="24"/>'errors.total.rx' =&gt; { 'unit' =&gt; 'NONE', <text:s text:c="12"/>'value' =&gt; '0', 'type' =&gt; 'INTEGER', 'description' =&gt; 'Total receive errors' },</text:span></text:p>
      <text:p text:style-name="P10"><text:span text:style-name="T3"><text:s text:c="24"/>'data.current.rx' =&gt; { 'unit' =&gt; 'BYTES_PER_SECOND', 'value' =&gt; '0', 'type' =&gt; 'DECIMAL', 'description' =&gt; 'Receive data rate' }</text:span></text:p>
      <text:p text:style-name="P10"><text:span text:style-name="T3"><text:s text:c="20"/>},</text:span></text:p>
      <text:p text:style-name="P10"><text:span text:style-name="T3"><text:s text:c="20"/>'status' =&gt; 'up',</text:span></text:p>
      <text:p text:style-name="P10"><text:span text:style-name="T3"><text:s text:c="20"/>'speed' =&gt; '100000000',</text:span></text:p>
      <text:p text:style-name="P10"><text:span text:style-name="T3"><text:s text:c="20"/>'name' =&gt; 'eth0',</text:span></text:p>
      <text:p text:style-name="P10"><text:span text:style-name="T3"><text:s text:c="20"/>'ipaddress' =&gt; '172.28.115.137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memory.shared' <text:s text:c="5"/>=&gt; { 'unit' =&gt; 'BYTES', <text:s text:c="2"/>'value' =&gt; '0', <text:s text:c="10"/>'type' =&gt; 'INTEGER', 'description' =&gt; 'Shared memory' },</text:span></text:p>
      <text:p text:style-name="P10"><text:span text:style-name="T3"><text:s text:c="16"/>'cpu.current.system' =&gt; { 'unit' =&gt; 'PERCENT', 'value' =&gt; '1', <text:s text:c="10"/>'type' =&gt; 'DECIMAL', 'description' =&gt; 'System CPU usage' },</text:span></text:p>
      <text:p text:style-name="P10"><text:span text:style-name="T3"><text:s text:c="16"/>'cpu.current.user' <text:s text:c="2"/>=&gt; { 'unit' =&gt; 'PERCENT', 'value' =&gt; '1', <text:s text:c="10"/>'type' =&gt; 'DECIMAL', 'description' =&gt; 'User CPU usage' },</text:span></text:p>
      <text:p text:style-name="P10"><text:span text:style-name="T3"><text:s text:c="16"/>'cpu.load.avg.5m' <text:s text:c="3"/>=&gt; { 'unit' =&gt; 'PERCENT', 'value' =&gt; '0', <text:s text:c="10"/>'type' =&gt; 'DECIMAL', 'description' =&gt; 'CPU 5 minute load average' },</text:span></text:p>
      <text:p text:style-name="P10"><text:span text:style-name="T3"><text:s text:c="16"/>'cpu.current.idle' <text:s text:c="2"/>=&gt; { 'unit' =&gt; 'PERCENT', 'value' =&gt; '98', <text:s text:c="9"/>'type' =&gt; 'DECIMAL', 'description' =&gt; 'Idle CPU usage' },</text:span></text:p>
      <text:p text:style-name="P10"><text:span text:style-name="T3"><text:s text:c="16"/>'memory.free' <text:s text:c="7"/>=&gt; { 'unit' =&gt; 'BYTES', <text:s text:c="2"/>'value' =&gt; '2324923679', <text:s/>'type' =&gt; 'INTEGER', 'description' =&gt; 'Free memory' },</text:span></text:p>
      <text:p text:style-name="P10"><text:span text:style-name="T3"><text:s text:c="16"/>'swap.free' <text:s text:c="9"/>=&gt; { 'unit' =&gt; 'BYTES', <text:s text:c="2"/>'value' =&gt; '4066377728', <text:s/>'type' =&gt; 'INTEGER', 'description' =&gt; 'Free swap' },</text:span></text:p>
      <text:p text:style-name="P10"><text:span text:style-name="T3"><text:s text:c="16"/>'memory.total' <text:s text:c="6"/>=&gt; { 'unit' =&gt; 'BYTES', <text:s text:c="2"/>'value' =&gt; '3940548608', <text:s/>'type' =&gt; 'INTEGER', 'description' =&gt; 'Total memory' },</text:span></text:p>
      <text:p text:style-name="P10"><text:span text:style-name="T3"><text:s text:c="16"/>'memory.cached' <text:s text:c="5"/>=&gt; { 'unit' =&gt; 'BYTES', <text:s text:c="2"/>'value' =&gt; '0', <text:s text:c="10"/>'type' =&gt; 'INTEGER', 'description' =&gt; 'OS caches' },</text:span></text:p>
      <text:p text:style-name="P10"><text:span text:style-name="T3"><text:s text:c="16"/>'swap.cached' <text:s text:c="7"/>=&gt; { 'unit' =&gt; 'BYTES', <text:s text:c="2"/>'value' =&gt; '0', <text:s text:c="10"/>'type' =&gt; 'INTEGER', 'description' =&gt; 'Swap also in memory' },</text:span></text:p>
      <text:p text:style-name="P10"><text:span text:style-name="T3"><text:s text:c="16"/>'memory.used' <text:s text:c="7"/>=&gt; { 'unit' =&gt; 'BYTES', <text:s text:c="2"/>'value' =&gt; '1615624929', <text:s/>'type' =&gt; 'INTEGER', 'description' =&gt; 'Used memory' },</text:span></text:p>
      <text:p text:style-name="P10"><text:span text:style-name="T3"><text:s text:c="16"/>'ksm.cpu.current' <text:s text:c="3"/>=&gt; { 'unit' =&gt; 'PERCENT', 'value' =&gt; '0', <text:s text:c="10"/>'type' =&gt; 'DECIMAL', 'description' =&gt; 'KSM CPU usage' },</text:span></text:p>
      <text:p text:style-name="P10"><text:span text:style-name="T3"><text:s text:c="16"/>'memory.buffers' <text:s text:c="4"/>=&gt; { 'unit' =&gt; 'BYTES', <text:s text:c="2"/>'value' =&gt; '0', <text:s text:c="10"/>'type' =&gt; 'INTEGER', 'description' =&gt; 'IO buffers' },</text:span></text:p>
      <text:p text:style-name="P10"><text:span text:style-name="T3"><text:s text:c="16"/>'swap.used' <text:s text:c="9"/>=&gt; { 'unit' =&gt; 'BYTES', <text:s text:c="2"/>'value' =&gt; '9437184', <text:s text:c="4"/>'type' =&gt; 'INTEGER', 'description' =&gt; 'Used swap' },</text:span></text:p>
      <text:p text:style-name="P10"><text:span text:style-name="T3"><text:s text:c="16"/>'swap.total' <text:s text:c="8"/>=&gt; { 'unit' =&gt; 'BYTES', <text:s text:c="2"/>'value' =&gt; '4075814912', <text:s/>'type' =&gt; 'INTEGER', 'description' =&gt; 'Total swap' }</text:span></text:p>
      <text:p text:style-name="P10"><text:span text:style-name="T3"><text:s text:c="12"/>},</text:span></text:p>
      <text:p text:style-name="P10"><text:span text:style-name="T3"><text:s text:c="12"/>'name' =&gt; 'eng-kvm-d9200-1',</text:span></text:p>
      <text:p text:style-name="P10"><text:span text:style-name="T3"><text:s text:c="12"/>'cpu.cores' =&gt; '2',</text:span></text:p>
      <text:p text:style-name="P10"><text:span text:style-name="T3"><text:s text:c="12"/>'status.state' =&gt; 'unassigned',</text:span></text:p>
      <text:p text:style-name="P10"><text:span text:style-name="T3"><text:s text:c="12"/>'tags' =&gt; {},</text:span></text:p>
      <text:p text:style-name="P10"><text:span text:style-name="T3"><text:s text:c="12"/>'memory' =&gt; '3940548608',</text:span></text:p>
      <text:p text:style-name="P10"><text:span text:style-name="T3"><text:s text:c="12"/>'status.detail' =&gt; undef,</text:span></text:p>
      <text:p text:style-name="P10"><text:span text:style-name="T3"><text:s text:c="12"/>'cpu.name' =&gt; 'Intel(R) Core(TM)2 CPU <text:s text:c="9"/>6700 <text:s/>@ 2.66GHz',</text:span></text:p>
      <text:p text:style-name="P10"><text:span text:style-name="T3"><text:s text:c="12"/>'address' =&gt; '172.28.115.137',</text:span></text:p>
      <text:p text:style-name="P10"><text:span text:style-name="T3"><text:s text:c="12"/>'storage' =&gt; {}</text:span></text:p>
      <text:p text:style-name="P10"><text:span text:style-name="T3"><text:s text:c="8"/>},</text:span></text:p>
      <text:p text:style-name="P10"><text:span text:style-name="T3"><text:s text:c="8"/>'/api/hosts/14fa871a-6128-11e2-9b06-005056a06268' =&gt; </text:span></text:p>
      <text:p text:style-name="P10"><text:span text:style-name="T3"><text:s text:c="8"/>{</text:span></text:p>
      <text:p text:style-name="P10"><text:span text:style-name="T3"><text:s text:c="12"/>'cpu.speed' =&gt; '2660',</text:span></text:p>
      <text:p text:style-name="P10"><text:span text:style-name="T3"><text:s text:c="12"/>'cluster' =&gt; '/api/clusters/95753592-60f2-11e2-be21-005056a06268',</text:span></text:p>
      <text:p text:style-name="P10"><text:span text:style-name="T3"><text:s text:c="12"/>'permissions' =&gt; {},</text:span></text:p>
      <text:p text:style-name="P10"><text:span text:style-name="T3"><text:s text:c="12"/>'nics' =&gt; </text:span></text:p>
      <text:p text:style-name="P10"><text:span text:style-name="T3"><text:s text:c="12"/>{</text:span></text:p>
      <text:p text:style-name="P10"><text:span text:style-name="T3"><text:s text:c="16"/>'/api/hosts/14fa871a-6128-11e2-9b06-005056a06268/nics/d7555233-dfa5-4e2b-8420-e183e2ffd670' =&gt; </text:span></text:p>
      <text:p text:style-name="P10"><text:span text:style-name="T3"><text:s text:c="16"/>{</text:span></text:p>
      <text:p text:style-name="P10"><text:span text:style-name="T3"><text:s text:c="20"/>'protocol' =&gt; 'dhcp',</text:span></text:p>
      <text:p text:style-name="P10"><text:span text:style-name="T3"><text:s text:c="20"/>'macaddress' =&gt; '00:19:D1:69:74:79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errors.total.tx' =&gt; { 'unit' =&gt; 'NONE', <text:s text:c="12"/>'value' =&gt; '0', 'type' =&gt; 'INTEGER', 'description' =&gt; 'Total transmit errors' },</text:span></text:p>
      <text:p text:style-name="P10"><text:soft-page-break/><text:span text:style-name="T3"><text:s text:c="24"/>'data.current.tx' =&gt; { 'unit' =&gt; 'BYTES_PER_SECOND', 'value' =&gt; '0', 'type' =&gt; 'DECIMAL', 'description' =&gt; 'Transmit data rate' },</text:span></text:p>
      <text:p text:style-name="P10"><text:span text:style-name="T3"><text:s text:c="24"/>'errors.total.rx' =&gt; { 'unit' =&gt; 'NONE', <text:s text:c="12"/>'value' =&gt; '0', 'type' =&gt; 'INTEGER', 'description' =&gt; 'Total receive errors' },</text:span></text:p>
      <text:p text:style-name="P10"><text:span text:style-name="T3"><text:s text:c="24"/>'data.current.rx' =&gt; { 'unit' =&gt; 'BYTES_PER_SECOND', 'value' =&gt; '1', 'type' =&gt; 'DECIMAL', 'description' =&gt; 'Receive data rate' }</text:span></text:p>
      <text:p text:style-name="P10"><text:span text:style-name="T3"><text:s text:c="20"/>},</text:span></text:p>
      <text:p text:style-name="P10"><text:span text:style-name="T3"><text:s text:c="20"/>'status' =&gt; 'up',</text:span></text:p>
      <text:p text:style-name="P10"><text:span text:style-name="T3"><text:s text:c="20"/>'speed' =&gt; '100000000',</text:span></text:p>
      <text:p text:style-name="P10"><text:span text:style-name="T3"><text:s text:c="20"/>'name' =&gt; 'eth0',</text:span></text:p>
      <text:p text:style-name="P10"><text:span text:style-name="T3"><text:s text:c="20"/>'ipaddress' =&gt; '172.28.115.133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memory.shared' <text:s text:c="5"/>=&gt; { 'unit' =&gt; 'BYTES', <text:s text:c="2"/>'value' =&gt; '0', <text:s text:c="10"/>'type' =&gt; 'INTEGER', 'description' =&gt; 'Shared memory' },</text:span></text:p>
      <text:p text:style-name="P10"><text:span text:style-name="T3"><text:s text:c="16"/>'cpu.current.system' =&gt; { 'unit' =&gt; 'PERCENT', 'value' =&gt; '0', <text:s text:c="10"/>'type' =&gt; 'DECIMAL', 'description' =&gt; 'System CPU usage' },</text:span></text:p>
      <text:p text:style-name="P10"><text:span text:style-name="T3"><text:s text:c="16"/>'cpu.current.user' <text:s text:c="2"/>=&gt; { 'unit' =&gt; 'PERCENT', 'value' =&gt; '1', <text:s text:c="10"/>'type' =&gt; 'DECIMAL', 'description' =&gt; 'User CPU usage' },</text:span></text:p>
      <text:p text:style-name="P10"><text:span text:style-name="T3"><text:s text:c="16"/>'cpu.load.avg.5m' <text:s text:c="3"/>=&gt; { 'unit' =&gt; 'PERCENT', 'value' =&gt; '0.030', <text:s text:c="6"/>'type' =&gt; 'DECIMAL', 'description' =&gt; 'CPU 5 minute load average' },</text:span></text:p>
      <text:p text:style-name="P10"><text:span text:style-name="T3"><text:s text:c="16"/>'cpu.current.idle' <text:s text:c="2"/>=&gt; { 'unit' =&gt; 'PERCENT', 'value' =&gt; '99', <text:s text:c="9"/>'type' =&gt; 'DECIMAL', 'description' =&gt; 'Idle CPU usage' },</text:span></text:p>
      <text:p text:style-name="P10"><text:span text:style-name="T3"><text:s text:c="16"/>'memory.free' <text:s text:c="7"/>=&gt; { 'unit' =&gt; 'BYTES', <text:s text:c="2"/>'value' =&gt; '1733841388', <text:s/>'type' =&gt; 'INTEGER', 'description' =&gt; 'Free memory' },</text:span></text:p>
      <text:p text:style-name="P10"><text:span text:style-name="T3"><text:s text:c="16"/>'swap.free' <text:s text:c="9"/>=&gt; { 'unit' =&gt; 'BYTES', <text:s text:c="2"/>'value' =&gt; '4063232000', <text:s/>'type' =&gt; 'INTEGER', 'description' =&gt; 'Free swap' },</text:span></text:p>
      <text:p text:style-name="P10"><text:span text:style-name="T3"><text:s text:c="16"/>'memory.total' <text:s text:c="6"/>=&gt; { 'unit' =&gt; 'BYTES', <text:s text:c="2"/>'value' =&gt; '3940548608', <text:s/>'type' =&gt; 'INTEGER', 'description' =&gt; 'Total memory' },</text:span></text:p>
      <text:p text:style-name="P10"><text:span text:style-name="T3"><text:s text:c="16"/>'memory.cached' <text:s text:c="5"/>=&gt; { 'unit' =&gt; 'BYTES', <text:s text:c="2"/>'value' =&gt; '0', <text:s text:c="10"/>'type' =&gt; 'INTEGER', 'description' =&gt; 'OS caches' },</text:span></text:p>
      <text:p text:style-name="P10"><text:span text:style-name="T3"><text:s text:c="16"/>'swap.cached' <text:s text:c="7"/>=&gt; { 'unit' =&gt; 'BYTES', <text:s text:c="2"/>'value' =&gt; '0', <text:s text:c="10"/>'type' =&gt; 'INTEGER', 'description' =&gt; 'Swap also in memory' },</text:span></text:p>
      <text:p text:style-name="P10"><text:span text:style-name="T3"><text:s text:c="16"/>'memory.used' <text:s text:c="7"/>=&gt; { 'unit' =&gt; 'BYTES', <text:s text:c="2"/>'value' =&gt; '2206707220', <text:s/>'type' =&gt; 'INTEGER', 'description' =&gt; 'Used memory' },</text:span></text:p>
      <text:p text:style-name="P10"><text:span text:style-name="T3"><text:s text:c="16"/>'ksm.cpu.current' <text:s text:c="3"/>=&gt; { 'unit' =&gt; 'PERCENT', 'value' =&gt; '0', <text:s text:c="10"/>'type' =&gt; 'DECIMAL', 'description' =&gt; 'KSM CPU usage' },</text:span></text:p>
      <text:p text:style-name="P10"><text:span text:style-name="T3"><text:s text:c="16"/>'memory.buffers' <text:s text:c="4"/>=&gt; { 'unit' =&gt; 'BYTES', <text:s text:c="2"/>'value' =&gt; '0', <text:s text:c="10"/>'type' =&gt; 'INTEGER', 'description' =&gt; 'IO buffers' },</text:span></text:p>
      <text:p text:style-name="P10"><text:span text:style-name="T3"><text:s text:c="16"/>'swap.used' <text:s text:c="9"/>=&gt; { 'unit' =&gt; 'BYTES', <text:s text:c="2"/>'value' =&gt; '12582912', <text:s text:c="3"/>'type' =&gt; 'INTEGER', 'description' =&gt; 'Used swap' },</text:span></text:p>
      <text:p text:style-name="P10"><text:span text:style-name="T3"><text:s text:c="16"/>'swap.total' <text:s text:c="8"/>=&gt; { 'unit' =&gt; 'BYTES', <text:s text:c="2"/>'value' =&gt; '4075814912', <text:s/>'type' =&gt; 'INTEGER', 'description' =&gt; 'Total swap' }</text:span></text:p>
      <text:p text:style-name="P10"><text:span text:style-name="T3"><text:s text:c="12"/>},</text:span></text:p>
      <text:p text:style-name="P10"><text:span text:style-name="T3"><text:s text:c="12"/>'name' =&gt; 'eng-kvm-d9200-3',</text:span></text:p>
      <text:p text:style-name="P10"><text:span text:style-name="T3"><text:s text:c="12"/>'cpu.cores' =&gt; '2',</text:span></text:p>
      <text:p text:style-name="P10"><text:span text:style-name="T3"><text:s text:c="12"/>'status.state' =&gt; 'up',</text:span></text:p>
      <text:p text:style-name="P10"><text:span text:style-name="T3"><text:s text:c="12"/>'tags' =&gt; {},</text:span></text:p>
      <text:p text:style-name="P10"><text:span text:style-name="T3"><text:s text:c="12"/>'memory' =&gt; '3940548608',</text:span></text:p>
      <text:p text:style-name="P10"><text:span text:style-name="T3"><text:s text:c="12"/>'status.detail' =&gt; undef,</text:span></text:p>
      <text:p text:style-name="P10"><text:span text:style-name="T3"><text:s text:c="12"/>'cpu.name' =&gt; 'Intel(R) Core(TM)2 CPU <text:s text:c="9"/>6700 <text:s/>@ 2.66GHz',</text:span></text:p>
      <text:p text:style-name="P10"><text:span text:style-name="T3"><text:s text:c="12"/>'address' =&gt; '172.28.115.133',</text:span></text:p>
      <text:p text:style-name="P10"><text:span text:style-name="T3"><text:s text:c="12"/>'storage' =&gt; {}</text:span></text:p>
      <text:p text:style-name="P10"><text:span text:style-name="T3"><text:s text:c="8"/>},</text:span></text:p>
      <text:p text:style-name="P10"><text:span text:style-name="T3"><text:s text:c="8"/>'/api/hosts/4a86362c-6105-11e2-82e8-005056a06268' =&gt; </text:span></text:p>
      <text:p text:style-name="P10"><text:span text:style-name="T3"><text:s text:c="8"/>{</text:span></text:p>
      <text:p text:style-name="P10"><text:span text:style-name="T3"><text:s text:c="12"/>'cpu.speed' =&gt; '2660',</text:span></text:p>
      <text:p text:style-name="P10"><text:span text:style-name="T3"><text:s text:c="12"/>'cluster' =&gt; '/api/clusters/95753592-60f2-11e2-be21-005056a06268',</text:span></text:p>
      <text:p text:style-name="P10"><text:span text:style-name="T3"><text:s text:c="12"/>'permissions' =&gt; {},</text:span></text:p>
      <text:p text:style-name="P10"><text:span text:style-name="T3"><text:s text:c="12"/>'nics' =&gt; </text:span></text:p>
      <text:p text:style-name="P10"><text:span text:style-name="T3"><text:s text:c="12"/>{</text:span></text:p>
      <text:p text:style-name="P10"><text:span text:style-name="T3"><text:s text:c="16"/>'/api/hosts/4a86362c-6105-11e2-82e8-005056a06268/nics/9d83b992-d924-40ff-b564-66599f3dcf8a' =&gt; </text:span></text:p>
      <text:p text:style-name="P10"><text:span text:style-name="T3"><text:s text:c="16"/>{</text:span></text:p>
      <text:p text:style-name="P10"><text:span text:style-name="T3"><text:s text:c="20"/>'protocol' =&gt; 'dhcp',</text:span></text:p>
      <text:p text:style-name="P10"><text:span text:style-name="T3"><text:s text:c="20"/>'macaddress' =&gt; '00:19:D1:56:D7:FA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errors.total.tx' =&gt; { 'unit' =&gt; 'NONE', <text:s text:c="12"/>'value' =&gt; '0', 'type' =&gt; 'INTEGER', 'description' =&gt; 'Total transmit errors' },</text:span></text:p>
      <text:p text:style-name="P10"><text:span text:style-name="T3"><text:s text:c="24"/>'data.current.tx' =&gt; { 'unit' =&gt; 'BYTES_PER_SECOND', 'value' =&gt; '1', 'type' =&gt; 'DECIMAL', 'description' =&gt; 'Transmit data rate' },</text:span></text:p>
      <text:p text:style-name="P10"><text:span text:style-name="T3"><text:s text:c="24"/>'errors.total.rx' =&gt; { 'unit' =&gt; 'NONE', <text:s text:c="12"/>'value' =&gt; '0', 'type' =&gt; 'INTEGER', 'description' =&gt; 'Total receive errors' },</text:span></text:p>
      <text:p text:style-name="P10"><text:span text:style-name="T3"><text:s text:c="24"/>'data.current.rx' =&gt; { 'unit' =&gt; 'BYTES_PER_SECOND', 'value' =&gt; '1', 'type' =&gt; 'DECIMAL', 'description' =&gt; 'Receive data rate' }</text:span></text:p>
      <text:p text:style-name="P10"><text:span text:style-name="T3"><text:s text:c="20"/>},</text:span></text:p>
      <text:p text:style-name="P10"><text:span text:style-name="T3"><text:s text:c="20"/>'status' =&gt; 'up',</text:span></text:p>
      <text:p text:style-name="P10"><text:span text:style-name="T3"><text:s text:c="20"/>'speed' =&gt; '100000000',</text:span></text:p>
      <text:p text:style-name="P10"><text:span text:style-name="T3"><text:s text:c="20"/>'name' =&gt; 'eth0',</text:span></text:p>
      <text:p text:style-name="P10"><text:span text:style-name="T3"><text:s text:c="20"/>'ipaddress' =&gt; '172.28.115.154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memory.shared' <text:s text:c="5"/>=&gt; { 'unit' =&gt; 'BYTES', <text:s text:c="2"/>'value' =&gt; '0', <text:s text:c="10"/>'type' =&gt; 'INTEGER', 'description' =&gt; 'Shared memory' },</text:span></text:p>
      <text:p text:style-name="P10"><text:span text:style-name="T3"><text:s text:c="16"/>'cpu.current.system' =&gt; { 'unit' =&gt; 'PERCENT', 'value' =&gt; '1', <text:s text:c="10"/>'type' =&gt; 'DECIMAL', 'description' =&gt; 'System CPU usage' },</text:span></text:p>
      <text:p text:style-name="P10"><text:span text:style-name="T3"><text:s text:c="16"/>'cpu.current.user' <text:s text:c="2"/>=&gt; { 'unit' =&gt; 'PERCENT', 'value' =&gt; '2', <text:s text:c="10"/>'type' =&gt; 'DECIMAL', 'description' =&gt; 'User CPU usage' },</text:span></text:p>
      <text:p text:style-name="P10"><text:span text:style-name="T3"><text:s text:c="16"/>'cpu.load.avg.5m' <text:s text:c="3"/>=&gt; { 'unit' =&gt; 'PERCENT', 'value' =&gt; '0.050', <text:s text:c="6"/>'type' =&gt; 'DECIMAL', 'description' =&gt; 'CPU 5 minute load average' },</text:span></text:p>
      <text:p text:style-name="P10"><text:span text:style-name="T3"><text:s text:c="16"/>'cpu.current.idle' <text:s text:c="2"/>=&gt; { 'unit' =&gt; 'PERCENT', 'value' =&gt; '97', <text:s text:c="9"/>'type' =&gt; 'DECIMAL', 'description' =&gt; 'Idle CPU usage' },</text:span></text:p>
      <text:p text:style-name="P10"><text:soft-page-break/><text:span text:style-name="T3"><text:s text:c="16"/>'memory.free' <text:s text:c="7"/>=&gt; { 'unit' =&gt; 'BYTES', <text:s text:c="2"/>'value' =&gt; '906326180', <text:s text:c="2"/>'type' =&gt; 'INTEGER', 'description' =&gt; 'Free memory' },</text:span></text:p>
      <text:p text:style-name="P10"><text:span text:style-name="T3"><text:s text:c="16"/>'swap.free' <text:s text:c="9"/>=&gt; { 'unit' =&gt; 'BYTES', <text:s text:c="2"/>'value' =&gt; '4045406208', <text:s/>'type' =&gt; 'INTEGER', 'description' =&gt; 'Free swap' },</text:span></text:p>
      <text:p text:style-name="P10"><text:span text:style-name="T3"><text:s text:c="16"/>'memory.total' <text:s text:c="6"/>=&gt; { 'unit' =&gt; 'BYTES', <text:s text:c="2"/>'value' =&gt; '3940548608', <text:s/>'type' =&gt; 'INTEGER', 'description' =&gt; 'Total memory' },</text:span></text:p>
      <text:p text:style-name="P10"><text:span text:style-name="T3"><text:s text:c="16"/>'memory.cached' <text:s text:c="5"/>=&gt; { 'unit' =&gt; 'BYTES', <text:s text:c="2"/>'value' =&gt; '0', <text:s text:c="10"/>'type' =&gt; 'INTEGER', 'description' =&gt; 'OS caches' },</text:span></text:p>
      <text:p text:style-name="P10"><text:span text:style-name="T3"><text:s text:c="16"/>'swap.cached' <text:s text:c="7"/>=&gt; { 'unit' =&gt; 'BYTES', <text:s text:c="2"/>'value' =&gt; '0', <text:s text:c="10"/>'type' =&gt; 'INTEGER', 'description' =&gt; 'Swap also in memory' },</text:span></text:p>
      <text:p text:style-name="P10"><text:span text:style-name="T3"><text:s text:c="16"/>'memory.used' <text:s text:c="7"/>=&gt; { 'unit' =&gt; 'BYTES', <text:s text:c="2"/>'value' =&gt; '3034222428', <text:s/>'type' =&gt; 'INTEGER', 'description' =&gt; 'Used memory' },</text:span></text:p>
      <text:p text:style-name="P10"><text:span text:style-name="T3"><text:s text:c="16"/>'ksm.cpu.current' <text:s text:c="3"/>=&gt; { 'unit' =&gt; 'PERCENT', 'value' =&gt; '0', <text:s text:c="10"/>'type' =&gt; 'DECIMAL', 'description' =&gt; 'KSM CPU usage' },</text:span></text:p>
      <text:p text:style-name="P10"><text:span text:style-name="T3"><text:s text:c="16"/>'memory.buffers' <text:s text:c="4"/>=&gt; { 'unit' =&gt; 'BYTES', <text:s text:c="2"/>'value' =&gt; '0', <text:s text:c="10"/>'type' =&gt; 'INTEGER', 'description' =&gt; 'IO buffers' },</text:span></text:p>
      <text:p text:style-name="P10"><text:span text:style-name="T3"><text:s text:c="16"/>'swap.used' <text:s text:c="9"/>=&gt; { 'unit' =&gt; 'BYTES', <text:s text:c="2"/>'value' =&gt; '30408704', <text:s text:c="3"/>'type' =&gt; 'INTEGER', 'description' =&gt; 'Used swap' },</text:span></text:p>
      <text:p text:style-name="P10"><text:span text:style-name="T3"><text:s text:c="16"/>'swap.total' <text:s text:c="8"/>=&gt; { 'unit' =&gt; 'BYTES', <text:s text:c="2"/>'value' =&gt; '4075814912', <text:s/>'type' =&gt; 'INTEGER', 'description' =&gt; 'Total swap' }</text:span></text:p>
      <text:p text:style-name="P10"><text:span text:style-name="T3"><text:s text:c="12"/>},</text:span></text:p>
      <text:p text:style-name="P10"><text:span text:style-name="T3"><text:s text:c="12"/>'name' =&gt; 'eng-kvm-d9200-2',</text:span></text:p>
      <text:p text:style-name="P10"><text:span text:style-name="T3"><text:s text:c="12"/>'cpu.cores' =&gt; '2',</text:span></text:p>
      <text:p text:style-name="P10"><text:span text:style-name="T3"><text:s text:c="12"/>'status.state' =&gt; 'up',</text:span></text:p>
      <text:p text:style-name="P10"><text:span text:style-name="T3"><text:s text:c="12"/>'tags' =&gt; {},</text:span></text:p>
      <text:p text:style-name="P10"><text:span text:style-name="T3"><text:s text:c="12"/>'memory' =&gt; '3940548608',</text:span></text:p>
      <text:p text:style-name="P10"><text:span text:style-name="T3"><text:s text:c="12"/>'status.detail' =&gt; undef,</text:span></text:p>
      <text:p text:style-name="P10"><text:span text:style-name="T3"><text:s text:c="12"/>'cpu.name' =&gt; 'Intel(R) Core(TM)2 CPU <text:s text:c="9"/>6700 <text:s/>@ 2.66GHz',</text:span></text:p>
      <text:p text:style-name="P10"><text:span text:style-name="T3"><text:s text:c="12"/>'address' =&gt; '172.28.115.154',</text:span></text:p>
      <text:p text:style-name="P10"><text:span text:style-name="T3"><text:s text:c="12"/>'storage' =&gt; {}</text:span></text:p>
      <text:p text:style-name="P10"><text:span text:style-name="T3"><text:s text:c="8"/>}</text:span></text:p>
      <text:p text:style-name="P10"><text:span text:style-name="T3"><text:s text:c="4"/>},</text:span></text:p>
      <text:p text:style-name="P10"><text:span text:style-name="T3"><text:s text:c="4"/>'vmpools' =&gt; {}, <text:s text:c="2"/>// todo</text:span></text:p>
      <text:p text:style-name="P10"><text:span text:style-name="T3"><text:s text:c="4"/>'users' =&gt; {},</text:span></text:p>
      <text:p text:style-name="P10"><text:span text:style-name="T3"><text:s text:c="4"/>'groups' =&gt; {},</text:span></text:p>
      <text:p text:style-name="P10"><text:span text:style-name="T3"><text:s text:c="4"/>'capabilities' =&gt; {},</text:span></text:p>
      <text:p text:style-name="P10"><text:span text:style-name="T3"><text:s text:c="4"/>'clusters' =&gt; {}, <text:s text:c="2"/>// todo</text:span></text:p>
      <text:p text:style-name="P10"><text:span text:style-name="T3"><text:s text:c="4"/>'datacenters' =&gt; </text:span></text:p>
      <text:p text:style-name="P10"><text:span text:style-name="T3"><text:s text:c="4"/>{</text:span></text:p>
      <text:p text:style-name="P10"><text:span text:style-name="T3"><text:s text:c="8"/>'/api/datacenters/51c302c5-a0ea-4f83-af42-e534d0f41243' =&gt; </text:span></text:p>
      <text:p text:style-name="P10"><text:span text:style-name="T3"><text:s text:c="8"/>{</text:span></text:p>
      <text:p text:style-name="P10"><text:span text:style-name="T3"><text:s text:c="12"/>'storagedomains' =&gt; </text:span></text:p>
      <text:p text:style-name="P10"><text:span text:style-name="T3"><text:s text:c="12"/>{</text:span></text:p>
      <text:p text:style-name="P10"><text:span text:style-name="T3"><text:s text:c="16"/>'/api/datacenters/51c302c5-a0ea-4f83-af42-e534d0f41243/storagedomains/bc76aae8-8b00-4ab1-ba0e-407d56edf19c' =&gt; </text:span></text:p>
      <text:p text:style-name="P10"><text:span text:style-name="T3"><text:s text:c="16"/>{</text:span></text:p>
      <text:p text:style-name="P10"><text:span text:style-name="T3"><text:s text:c="20"/>'master' =&gt; 'false',</text:span></text:p>
      <text:p text:style-name="P10"><text:span text:style-name="T3"><text:s text:c="20"/>'name' =&gt; 'GWOS_ISO',</text:span></text:p>
      <text:p text:style-name="P10"><text:span text:style-name="T3"><text:s text:c="20"/>'filepath' =&gt; '/srv/rhev/iso',</text:span></text:p>
      <text:p text:style-name="P10"><text:span text:style-name="T3"><text:s text:c="20"/>'format' =&gt; 'v1',</text:span></text:p>
      <text:p text:style-name="P10"><text:span text:style-name="T3"><text:s text:c="20"/>'committed' =&gt; '0',</text:span></text:p>
      <text:p text:style-name="P10"><text:span text:style-name="T3"><text:s text:c="20"/>'used' =&gt; '107374182400',</text:span></text:p>
      <text:p text:style-name="P10"><text:span text:style-name="T3"><text:s text:c="20"/>'type' =&gt; 'iso',</text:span></text:p>
      <text:p text:style-name="P10"><text:span text:style-name="T3"><text:s text:c="20"/>'filesys' =&gt; 'nfs',</text:span></text:p>
      <text:p text:style-name="P10"><text:span text:style-name="T3"><text:s text:c="20"/>'fileserv' =&gt; 'eng-kvm-server',</text:span></text:p>
      <text:p text:style-name="P10"><text:span text:style-name="T3"><text:s text:c="20"/>'available' =&gt; '1071594340352'</text:span></text:p>
      <text:p text:style-name="P10"><text:span text:style-name="T3"><text:s text:c="16"/>},</text:span></text:p>
      <text:p text:style-name="P10"><text:span text:style-name="T3"><text:s text:c="16"/>'/api/datacenters/51c302c5-a0ea-4f83-af42-e534d0f41243/storagedomains/5b06388e-9eb3-4d95-8a5e-d371d22f5576' =&gt; </text:span></text:p>
      <text:p text:style-name="P10"><text:span text:style-name="T3"><text:s text:c="16"/>{</text:span></text:p>
      <text:p text:style-name="P10"><text:span text:style-name="T3"><text:s text:c="20"/>'master' =&gt; 'true',</text:span></text:p>
      <text:p text:style-name="P10"><text:span text:style-name="T3"><text:s text:c="20"/>'name' =&gt; 'KVM-SERVER-Local',</text:span></text:p>
      <text:p text:style-name="P10"><text:span text:style-name="T3"><text:s text:c="20"/>'filepath' =&gt; '/srv/rhev',</text:span></text:p>
      <text:p text:style-name="P10"><text:span text:style-name="T3"><text:s text:c="20"/>'format' =&gt; 'v3',</text:span></text:p>
      <text:p text:style-name="P10"><text:span text:style-name="T3"><text:s text:c="20"/>'committed' =&gt; '0',</text:span></text:p>
      <text:p text:style-name="P10"><text:span text:style-name="T3"><text:s text:c="20"/>'used' =&gt; '107374182400',</text:span></text:p>
      <text:p text:style-name="P10"><text:span text:style-name="T3"><text:s text:c="20"/>'type' =&gt; 'data',</text:span></text:p>
      <text:p text:style-name="P10"><text:span text:style-name="T3"><text:s text:c="20"/>'filesys' =&gt; 'localfs',</text:span></text:p>
      <text:p text:style-name="P10"><text:span text:style-name="T3"><text:s text:c="20"/>'fileserv' =&gt; 'eng-kvm-server',</text:span></text:p>
      <text:p text:style-name="P10"><text:span text:style-name="T3"><text:s text:c="20"/>'available' =&gt; '1071594340352'</text:span></text:p>
      <text:p text:style-name="P10"><text:span text:style-name="T3"><text:s text:c="16"/>},</text:span></text:p>
      <text:p text:style-name="P10"><text:span text:style-name="T3"><text:s text:c="16"/>'/api/datacenters/51c302c5-a0ea-4f83-af42-e534d0f41243/storagedomains/966d3c17-781f-460c-a4be-90dc11557ebb' =&gt; </text:span></text:p>
      <text:p text:style-name="P10"><text:span text:style-name="T3"><text:s text:c="16"/>{</text:span></text:p>
      <text:p text:style-name="P10"><text:span text:style-name="T3"><text:s text:c="20"/>'master' =&gt; 'false',</text:span></text:p>
      <text:p text:style-name="P10"><text:span text:style-name="T3"><text:s text:c="20"/>'name' =&gt; 'GWOS_VMS',</text:span></text:p>
      <text:p text:style-name="P10"><text:span text:style-name="T3"><text:s text:c="20"/>'filepath' =&gt; '/srv/rhev/vms',</text:span></text:p>
      <text:p text:style-name="P10"><text:span text:style-name="T3"><text:s text:c="20"/>'format' =&gt; 'v3',</text:span></text:p>
      <text:p text:style-name="P10"><text:span text:style-name="T3"><text:s text:c="20"/>'committed' =&gt; '648540061696',</text:span></text:p>
      <text:p text:style-name="P10"><text:span text:style-name="T3"><text:s text:c="20"/>'used' =&gt; '107374182400',</text:span></text:p>
      <text:p text:style-name="P10"><text:span text:style-name="T3"><text:s text:c="20"/>'type' =&gt; 'data',</text:span></text:p>
      <text:p text:style-name="P10"><text:span text:style-name="T3"><text:s text:c="20"/>'filesys' =&gt; 'localfs',</text:span></text:p>
      <text:p text:style-name="P10"><text:span text:style-name="T3"><text:s text:c="20"/>'fileserv' =&gt; undef,</text:span></text:p>
      <text:p text:style-name="P10"><text:span text:style-name="T3"><text:s text:c="20"/>'available' =&gt; '1071594340352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name' =&gt; 'GwosEng',</text:span></text:p>
      <text:p text:style-name="P10"><text:span text:style-name="T3"><text:s text:c="12"/>'status.state' =&gt; undef,</text:span></text:p>
      <text:p text:style-name="P10"><text:span text:style-name="T3"><text:s text:c="12"/>'description' =&gt; 'Engineering',</text:span></text:p>
      <text:p text:style-name="P10"><text:span text:style-name="T3"><text:s text:c="12"/>'storage_type' =&gt; undef</text:span></text:p>
      <text:p text:style-name="P10"><text:span text:style-name="T3"><text:s text:c="8"/>},</text:span></text:p>
      <text:p text:style-name="P10"><text:span text:style-name="T3"><text:s text:c="8"/>'/api/datacenters/aa2cd6db-b8b6-4d46-b5b6-ad91904c5246' =&gt; </text:span></text:p>
      <text:p text:style-name="P10"><text:span text:style-name="T3"><text:s text:c="8"/>{</text:span></text:p>
      <text:p text:style-name="P10"><text:span text:style-name="T3"><text:s text:c="12"/>'storagedomains' =&gt; </text:span></text:p>
      <text:p text:style-name="P10"><text:span text:style-name="T3"><text:s text:c="12"/>{</text:span></text:p>
      <text:p text:style-name="P10"><text:span text:style-name="T3"><text:s text:c="16"/>'/api/datacenters/aa2cd6db-b8b6-4d46-b5b6-ad91904c5246/storagedomains/d77d82b1-a3e2-43f5-b812-9e9a32ff7847' =&gt; </text:span></text:p>
      <text:p text:style-name="P10"><text:span text:style-name="T3"><text:s text:c="16"/>{</text:span></text:p>
      <text:p text:style-name="P10"><text:span text:style-name="T3"><text:s text:c="20"/>'master' =&gt; 'false',</text:span></text:p>
      <text:p text:style-name="P10"><text:span text:style-name="T3"><text:s text:c="20"/>'name' =&gt; 'd9200-3-fs',</text:span></text:p>
      <text:p text:style-name="P10"><text:soft-page-break/><text:span text:style-name="T3"><text:s text:c="20"/>'filepath' =&gt; '/home/rhev/vms',</text:span></text:p>
      <text:p text:style-name="P10"><text:span text:style-name="T3"><text:s text:c="20"/>'format' =&gt; 'v3',</text:span></text:p>
      <text:p text:style-name="P10"><text:span text:style-name="T3"><text:s text:c="20"/>'committed' =&gt; '0',</text:span></text:p>
      <text:p text:style-name="P10"><text:span text:style-name="T3"><text:s text:c="20"/>'used' =&gt; '9663676416',</text:span></text:p>
      <text:p text:style-name="P10"><text:span text:style-name="T3"><text:s text:c="20"/>'type' =&gt; 'data',</text:span></text:p>
      <text:p text:style-name="P10"><text:span text:style-name="T3"><text:s text:c="20"/>'filesys' =&gt; 'nfs',</text:span></text:p>
      <text:p text:style-name="P10"><text:span text:style-name="T3"><text:s text:c="20"/>'fileserv' =&gt; 'eng-kvm-d9200-3.groundwork.groundworkopensource.com',</text:span></text:p>
      <text:p text:style-name="P10"><text:span text:style-name="T3"><text:s text:c="20"/>'available' =&gt; '178241142784'</text:span></text:p>
      <text:p text:style-name="P10"><text:span text:style-name="T3"><text:s text:c="16"/>},</text:span></text:p>
      <text:p text:style-name="P10"><text:span text:style-name="T3"><text:s text:c="16"/>'/api/datacenters/aa2cd6db-b8b6-4d46-b5b6-ad91904c5246/storagedomains/bc76aae8-8b00-4ab1-ba0e-407d56edf19c' =&gt; </text:span></text:p>
      <text:p text:style-name="P10"><text:span text:style-name="T3"><text:s text:c="16"/>{</text:span></text:p>
      <text:p text:style-name="P10"><text:span text:style-name="T3"><text:s text:c="20"/>'master' =&gt; 'false',</text:span></text:p>
      <text:p text:style-name="P10"><text:span text:style-name="T3"><text:s text:c="20"/>'name' =&gt; 'GWOS_ISO',</text:span></text:p>
      <text:p text:style-name="P10"><text:span text:style-name="T3"><text:s text:c="20"/>'filepath' =&gt; '/srv/rhev/iso',</text:span></text:p>
      <text:p text:style-name="P10"><text:span text:style-name="T3"><text:s text:c="20"/>'format' =&gt; 'v1',</text:span></text:p>
      <text:p text:style-name="P10"><text:span text:style-name="T3"><text:s text:c="20"/>'committed' =&gt; '0',</text:span></text:p>
      <text:p text:style-name="P10"><text:span text:style-name="T3"><text:s text:c="20"/>'used' =&gt; '107374182400',</text:span></text:p>
      <text:p text:style-name="P10"><text:span text:style-name="T3"><text:s text:c="20"/>'type' =&gt; 'iso',</text:span></text:p>
      <text:p text:style-name="P10"><text:span text:style-name="T3"><text:s text:c="20"/>'filesys' =&gt; 'nfs',</text:span></text:p>
      <text:p text:style-name="P10"><text:span text:style-name="T3"><text:s text:c="20"/>'fileserv' =&gt; 'eng-kvm-server',</text:span></text:p>
      <text:p text:style-name="P10"><text:span text:style-name="T3"><text:s text:c="20"/>'available' =&gt; '1071594340352'</text:span></text:p>
      <text:p text:style-name="P10"><text:span text:style-name="T3"><text:s text:c="16"/>},</text:span></text:p>
      <text:p text:style-name="P10"><text:span text:style-name="T3"><text:s text:c="16"/>'/api/datacenters/aa2cd6db-b8b6-4d46-b5b6-ad91904c5246/storagedomains/fc778ee4-9ba0-4459-a6c0-eb17127e7b19' =&gt; </text:span></text:p>
      <text:p text:style-name="P10"><text:span text:style-name="T3"><text:s text:c="16"/>{</text:span></text:p>
      <text:p text:style-name="P10"><text:span text:style-name="T3"><text:s text:c="20"/>'master' =&gt; 'false',</text:span></text:p>
      <text:p text:style-name="P10"><text:span text:style-name="T3"><text:s text:c="20"/>'name' =&gt; 'd9200-2-fs',</text:span></text:p>
      <text:p text:style-name="P10"><text:span text:style-name="T3"><text:s text:c="20"/>'filepath' =&gt; '/home/rhev/vms',</text:span></text:p>
      <text:p text:style-name="P10"><text:span text:style-name="T3"><text:s text:c="20"/>'format' =&gt; 'v3',</text:span></text:p>
      <text:p text:style-name="P10"><text:span text:style-name="T3"><text:s text:c="20"/>'committed' =&gt; '0',</text:span></text:p>
      <text:p text:style-name="P10"><text:span text:style-name="T3"><text:s text:c="20"/>'used' =&gt; '9663676416',</text:span></text:p>
      <text:p text:style-name="P10"><text:span text:style-name="T3"><text:s text:c="20"/>'type' =&gt; 'data',</text:span></text:p>
      <text:p text:style-name="P10"><text:span text:style-name="T3"><text:s text:c="20"/>'filesys' =&gt; 'nfs',</text:span></text:p>
      <text:p text:style-name="P10"><text:span text:style-name="T3"><text:s text:c="20"/>'fileserv' =&gt; 'eng-kvm-d9200-2.groundwork.groundworkopensource.com',</text:span></text:p>
      <text:p text:style-name="P10"><text:span text:style-name="T3"><text:s text:c="20"/>'available' =&gt; '178241142784'</text:span></text:p>
      <text:p text:style-name="P10"><text:span text:style-name="T3"><text:s text:c="16"/>},</text:span></text:p>
      <text:p text:style-name="P10"><text:span text:style-name="T3"><text:s text:c="16"/>'/api/datacenters/aa2cd6db-b8b6-4d46-b5b6-ad91904c5246/storagedomains/12e6f4fc-c264-494e-9578-3b7904b2cbeb' =&gt; </text:span></text:p>
      <text:p text:style-name="P10"><text:span text:style-name="T3"><text:s text:c="16"/>{</text:span></text:p>
      <text:p text:style-name="P10"><text:span text:style-name="T3"><text:s text:c="20"/>'master' =&gt; 'true',</text:span></text:p>
      <text:p text:style-name="P10"><text:span text:style-name="T3"><text:s text:c="20"/>'name' =&gt; 'd9200-1-fs',</text:span></text:p>
      <text:p text:style-name="P10"><text:span text:style-name="T3"><text:s text:c="20"/>'filepath' =&gt; '/home/rhev/vms',</text:span></text:p>
      <text:p text:style-name="P10"><text:span text:style-name="T3"><text:s text:c="20"/>'format' =&gt; 'v3',</text:span></text:p>
      <text:p text:style-name="P10"><text:span text:style-name="T3"><text:s text:c="20"/>'committed' =&gt; '230854492160',</text:span></text:p>
      <text:p text:style-name="P10"><text:span text:style-name="T3"><text:s text:c="20"/>'used' =&gt; '41875931136',</text:span></text:p>
      <text:p text:style-name="P10"><text:span text:style-name="T3"><text:s text:c="20"/>'type' =&gt; 'data',</text:span></text:p>
      <text:p text:style-name="P10"><text:span text:style-name="T3"><text:s text:c="20"/>'filesys' =&gt; 'nfs',</text:span></text:p>
      <text:p text:style-name="P10"><text:span text:style-name="T3"><text:s text:c="20"/>'fileserv' =&gt; 'eng-kvm-d9200-1.groundwork.groundworkopensource.com',</text:span></text:p>
      <text:p text:style-name="P10"><text:span text:style-name="T3"><text:s text:c="20"/>'available' =&gt; '146028888064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name' =&gt; 'Development',</text:span></text:p>
      <text:p text:style-name="P10"><text:span text:style-name="T3"><text:s text:c="12"/>'status.state' =&gt; undef,</text:span></text:p>
      <text:p text:style-name="P10"><text:span text:style-name="T3"><text:s text:c="12"/>'description' =&gt; 'Develpment data center',</text:span></text:p>
      <text:p text:style-name="P10"><text:span text:style-name="T3"><text:s text:c="12"/>'storage_type' =&gt; undef</text:span></text:p>
      <text:p text:style-name="P10"><text:span text:style-name="T3"><text:s text:c="8"/>}</text:span></text:p>
      <text:p text:style-name="P10"><text:span text:style-name="T3"><text:s text:c="4"/>},</text:span></text:p>
      <text:p text:style-name="P10"><text:span text:style-name="T3"><text:s text:c="4"/>'roles' =&gt; {},</text:span></text:p>
      <text:p text:style-name="P10"><text:span text:style-name="T3"><text:s text:c="4"/>'storagedomains' =&gt; </text:span></text:p>
      <text:p text:style-name="P10"><text:span text:style-name="T3"><text:s text:c="4"/>{</text:span></text:p>
      <text:p text:style-name="P10"><text:span text:style-name="T3"><text:s text:c="8"/>'/api/storagedomains/966d3c17-781f-460c-a4be-90dc11557ebb' =&gt; </text:span></text:p>
      <text:p text:style-name="P10"><text:span text:style-name="T3"><text:s text:c="8"/>{</text:span></text:p>
      <text:p text:style-name="P10"><text:span text:style-name="T3"><text:s text:c="12"/>'master' =&gt; 'false',</text:span></text:p>
      <text:p text:style-name="P10"><text:span text:style-name="T3"><text:s text:c="12"/>'name' =&gt; 'GWOS_VMS',</text:span></text:p>
      <text:p text:style-name="P10"><text:span text:style-name="T3"><text:s text:c="12"/>'filepath' =&gt; '/srv/rhev/vms',</text:span></text:p>
      <text:p text:style-name="P10"><text:span text:style-name="T3"><text:s text:c="12"/>'format' =&gt; 'v3',</text:span></text:p>
      <text:p text:style-name="P10"><text:span text:style-name="T3"><text:s text:c="12"/>'committed' =&gt; '648540061696',</text:span></text:p>
      <text:p text:style-name="P10"><text:span text:style-name="T3"><text:s text:c="12"/>'used' =&gt; '107374182400',</text:span></text:p>
      <text:p text:style-name="P10"><text:span text:style-name="T3"><text:s text:c="12"/>'type' =&gt; 'data',</text:span></text:p>
      <text:p text:style-name="P10"><text:span text:style-name="T3"><text:s text:c="12"/>'filesys' =&gt; 'localfs',</text:span></text:p>
      <text:p text:style-name="P10"><text:span text:style-name="T3"><text:s text:c="12"/>'fileserv' =&gt; undef,</text:span></text:p>
      <text:p text:style-name="P10"><text:span text:style-name="T3"><text:s text:c="12"/>'available' =&gt; '1071594340352'</text:span></text:p>
      <text:p text:style-name="P10"><text:span text:style-name="T3"><text:s text:c="8"/>},</text:span></text:p>
      <text:p text:style-name="P10"><text:span text:style-name="T3"><text:s text:c="8"/>'/api/storagedomains/5b06388e-9eb3-4d95-8a5e-d371d22f5576' =&gt; </text:span></text:p>
      <text:p text:style-name="P10"><text:span text:style-name="T3"><text:s text:c="8"/>{</text:span></text:p>
      <text:p text:style-name="P10"><text:span text:style-name="T3"><text:s text:c="12"/>'master' =&gt; 'true',</text:span></text:p>
      <text:p text:style-name="P10"><text:span text:style-name="T3"><text:s text:c="12"/>'name' =&gt; 'KVM-SERVER-Local',</text:span></text:p>
      <text:p text:style-name="P10"><text:span text:style-name="T3"><text:s text:c="12"/>'filepath' =&gt; '/srv/rhev',</text:span></text:p>
      <text:p text:style-name="P10"><text:span text:style-name="T3"><text:s text:c="12"/>'format' =&gt; 'v3',</text:span></text:p>
      <text:p text:style-name="P10"><text:span text:style-name="T3"><text:s text:c="12"/>'committed' =&gt; '0',</text:span></text:p>
      <text:p text:style-name="P10"><text:span text:style-name="T3"><text:s text:c="12"/>'used' =&gt; '107374182400',</text:span></text:p>
      <text:p text:style-name="P10"><text:span text:style-name="T3"><text:s text:c="12"/>'type' =&gt; 'data',</text:span></text:p>
      <text:p text:style-name="P10"><text:span text:style-name="T3"><text:s text:c="12"/>'filesys' =&gt; 'localfs',</text:span></text:p>
      <text:p text:style-name="P10"><text:span text:style-name="T3"><text:s text:c="12"/>'fileserv' =&gt; undef,</text:span></text:p>
      <text:p text:style-name="P10"><text:span text:style-name="T3"><text:s text:c="12"/>'available' =&gt; '1071594340352'</text:span></text:p>
      <text:p text:style-name="P10"><text:span text:style-name="T3"><text:s text:c="8"/>},</text:span></text:p>
      <text:p text:style-name="P10"><text:span text:style-name="T3"><text:s text:c="8"/>'/api/storagedomains/d77d82b1-a3e2-43f5-b812-9e9a32ff7847' =&gt; </text:span></text:p>
      <text:p text:style-name="P10"><text:span text:style-name="T3"><text:s text:c="8"/>{</text:span></text:p>
      <text:p text:style-name="P10"><text:span text:style-name="T3"><text:s text:c="12"/>'master' =&gt; 'false',</text:span></text:p>
      <text:p text:style-name="P10"><text:span text:style-name="T3"><text:s text:c="12"/>'name' =&gt; 'd9200-3-fs',</text:span></text:p>
      <text:p text:style-name="P10"><text:span text:style-name="T3"><text:s text:c="12"/>'filepath' =&gt; '/home/rhev/vms',</text:span></text:p>
      <text:p text:style-name="P10"><text:span text:style-name="T3"><text:s text:c="12"/>'format' =&gt; 'v3',</text:span></text:p>
      <text:p text:style-name="P10"><text:span text:style-name="T3"><text:s text:c="12"/>'committed' =&gt; '0',</text:span></text:p>
      <text:p text:style-name="P10"><text:span text:style-name="T3"><text:s text:c="12"/>'used' =&gt; '9663676416',</text:span></text:p>
      <text:p text:style-name="P10"><text:span text:style-name="T3"><text:s text:c="12"/>'type' =&gt; 'data',</text:span></text:p>
      <text:p text:style-name="P10"><text:span text:style-name="T3"><text:s text:c="12"/>'filesys' =&gt; 'nfs',</text:span></text:p>
      <text:p text:style-name="P10"><text:span text:style-name="T3"><text:s text:c="12"/>'fileserv' =&gt; 'eng-kvm-d9200-3.groundwork.groundworkopensource.com',</text:span></text:p>
      <text:p text:style-name="P10"><text:span text:style-name="T3"><text:s text:c="12"/>'available' =&gt; '178241142784'</text:span></text:p>
      <text:p text:style-name="P10"><text:soft-page-break/><text:span text:style-name="T3"><text:s text:c="8"/>},</text:span></text:p>
      <text:p text:style-name="P10"><text:span text:style-name="T3"><text:s text:c="8"/>'/api/storagedomains/12e6f4fc-c264-494e-9578-3b7904b2cbeb' =&gt; </text:span></text:p>
      <text:p text:style-name="P10"><text:span text:style-name="T3"><text:s text:c="8"/>{</text:span></text:p>
      <text:p text:style-name="P10"><text:span text:style-name="T3"><text:s text:c="12"/>'master' =&gt; 'true',</text:span></text:p>
      <text:p text:style-name="P10"><text:span text:style-name="T3"><text:s text:c="12"/>'name' =&gt; 'd9200-1-fs',</text:span></text:p>
      <text:p text:style-name="P10"><text:span text:style-name="T3"><text:s text:c="12"/>'filepath' =&gt; '/home/rhev/vms',</text:span></text:p>
      <text:p text:style-name="P10"><text:span text:style-name="T3"><text:s text:c="12"/>'format' =&gt; 'v3',</text:span></text:p>
      <text:p text:style-name="P10"><text:span text:style-name="T3"><text:s text:c="12"/>'committed' =&gt; '230854492160',</text:span></text:p>
      <text:p text:style-name="P10"><text:span text:style-name="T3"><text:s text:c="12"/>'used' =&gt; '41875931136',</text:span></text:p>
      <text:p text:style-name="P10"><text:span text:style-name="T3"><text:s text:c="12"/>'type' =&gt; 'data',</text:span></text:p>
      <text:p text:style-name="P10"><text:span text:style-name="T3"><text:s text:c="12"/>'filesys' =&gt; 'nfs',</text:span></text:p>
      <text:p text:style-name="P10"><text:span text:style-name="T3"><text:s text:c="12"/>'fileserv' =&gt; 'eng-kvm-d9200-1.groundwork.groundworkopensource.com',</text:span></text:p>
      <text:p text:style-name="P10"><text:span text:style-name="T3"><text:s text:c="12"/>'available' =&gt; '146028888064'</text:span></text:p>
      <text:p text:style-name="P10"><text:span text:style-name="T3"><text:s text:c="8"/>},</text:span></text:p>
      <text:p text:style-name="P10"><text:span text:style-name="T3"><text:s text:c="8"/>'/api/storagedomains/bc76aae8-8b00-4ab1-ba0e-407d56edf19c' =&gt; </text:span></text:p>
      <text:p text:style-name="P10"><text:span text:style-name="T3"><text:s text:c="8"/>{</text:span></text:p>
      <text:p text:style-name="P10"><text:span text:style-name="T3"><text:s text:c="12"/>'master' =&gt; 'false',</text:span></text:p>
      <text:p text:style-name="P10"><text:span text:style-name="T3"><text:s text:c="12"/>'name' =&gt; 'GWOS_ISO',</text:span></text:p>
      <text:p text:style-name="P10"><text:span text:style-name="T3"><text:s text:c="12"/>'filepath' =&gt; '/srv/rhev/iso',</text:span></text:p>
      <text:p text:style-name="P10"><text:span text:style-name="T3"><text:s text:c="12"/>'format' =&gt; 'v1',</text:span></text:p>
      <text:p text:style-name="P10"><text:span text:style-name="T3"><text:s text:c="12"/>'committed' =&gt; '0',</text:span></text:p>
      <text:p text:style-name="P10"><text:span text:style-name="T3"><text:s text:c="12"/>'used' =&gt; '107374182400',</text:span></text:p>
      <text:p text:style-name="P10"><text:span text:style-name="T3"><text:s text:c="12"/>'type' =&gt; 'iso',</text:span></text:p>
      <text:p text:style-name="P10"><text:span text:style-name="T3"><text:s text:c="12"/>'filesys' =&gt; 'nfs',</text:span></text:p>
      <text:p text:style-name="P10"><text:span text:style-name="T3"><text:s text:c="12"/>'fileserv' =&gt; 'eng-kvm-server',</text:span></text:p>
      <text:p text:style-name="P10"><text:span text:style-name="T3"><text:s text:c="12"/>'available' =&gt; '1071594340352'</text:span></text:p>
      <text:p text:style-name="P10"><text:span text:style-name="T3"><text:s text:c="8"/>},</text:span></text:p>
      <text:p text:style-name="P10"><text:span text:style-name="T3"><text:s text:c="8"/>'/api/storagedomains/fc778ee4-9ba0-4459-a6c0-eb17127e7b19' =&gt; </text:span></text:p>
      <text:p text:style-name="P10"><text:span text:style-name="T3"><text:s text:c="8"/>{</text:span></text:p>
      <text:p text:style-name="P10"><text:span text:style-name="T3"><text:s text:c="12"/>'master' =&gt; 'false',</text:span></text:p>
      <text:p text:style-name="P10"><text:span text:style-name="T3"><text:s text:c="12"/>'name' =&gt; 'd9200-2-fs',</text:span></text:p>
      <text:p text:style-name="P10"><text:span text:style-name="T3"><text:s text:c="12"/>'filepath' =&gt; '/home/rhev/vms',</text:span></text:p>
      <text:p text:style-name="P10"><text:span text:style-name="T3"><text:s text:c="12"/>'format' =&gt; 'v3',</text:span></text:p>
      <text:p text:style-name="P10"><text:span text:style-name="T3"><text:s text:c="12"/>'committed' =&gt; '0',</text:span></text:p>
      <text:p text:style-name="P10"><text:span text:style-name="T3"><text:s text:c="12"/>'used' =&gt; '9663676416',</text:span></text:p>
      <text:p text:style-name="P10"><text:span text:style-name="T3"><text:s text:c="12"/>'type' =&gt; 'data',</text:span></text:p>
      <text:p text:style-name="P10"><text:span text:style-name="T3"><text:s text:c="12"/>'filesys' =&gt; 'nfs',</text:span></text:p>
      <text:p text:style-name="P10"><text:span text:style-name="T3"><text:s text:c="12"/>'fileserv' =&gt; 'eng-kvm-d9200-2.groundwork.groundworkopensource.com',</text:span></text:p>
      <text:p text:style-name="P10"><text:span text:style-name="T3"><text:s text:c="12"/>'available' =&gt; '178241142784'</text:span></text:p>
      <text:p text:style-name="P10"><text:span text:style-name="T3"><text:s text:c="8"/>}</text:span></text:p>
      <text:p text:style-name="P10"><text:span text:style-name="T3"><text:s text:c="4"/>},</text:span></text:p>
      <text:p text:style-name="P10"><text:span text:style-name="T3"><text:s text:c="4"/>'vms' =&gt; </text:span></text:p>
      <text:p text:style-name="P10"><text:span text:style-name="T3"><text:s text:c="4"/>{</text:span></text:p>
      <text:p text:style-name="P10"><text:span text:style-name="T3"><text:s text:c="8"/>'/api/vms/1b46214b-c678-4fea-be74-754cbaac439d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5"/>=&gt; { 'unit' =&gt; 'PERCENT', 'value' =&gt; '0', <text:s text:c="8"/>'type' =&gt; 'DECIMAL', 'description' =&gt; 'CPU used by guest' },</text:span></text:p>
      <text:p text:style-name="P10"><text:span text:style-name="T3"><text:s text:c="16"/>'cpu.current.hypervisor' =&gt; { 'unit' =&gt; 'PERCENT', 'value' =&gt; '0', <text:s text:c="8"/>'type' =&gt; 'DECIMAL', 'description' =&gt; 'CPU overhead' },</text:span></text:p>
      <text:p text:style-name="P10"><text:span text:style-name="T3"><text:s text:c="16"/>'memory.used' <text:s text:c="11"/>=&gt; { 'unit' =&gt; 'BYTES', <text:s text:c="2"/>'value' =&gt; '0', <text:s text:c="8"/>'type' =&gt; 'INTEGER', 'description' =&gt; 'Memory used (agent)' },</text:span></text:p>
      <text:p text:style-name="P10"><text:span text:style-name="T3"><text:s text:c="16"/>'cpu.current.total' <text:s text:c="5"/>=&gt; { 'unit' =&gt; 'PERCENT', 'value' =&gt; '0', <text:s text:c="8"/>'type' =&gt; 'DECIMAL', 'description' =&gt; 'Total CPU used' },</text:span></text:p>
      <text:p text:style-name="P10"><text:span text:style-name="T3"><text:s text:c="16"/>'memory.installed' <text:s text:c="6"/>=&gt; { 'unit' =&gt; 'BYTES', <text:s text:c="2"/>'value' =&gt; '536870912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5T16:24:54.508-08:00',</text:span></text:p>
      <text:p text:style-name="P10"><text:span text:style-name="T3"><text:s text:c="12"/>'name' =&gt; 'centos_cluster-2',</text:span></text:p>
      <text:p text:style-name="P10"><text:span text:style-name="T3"><text:s text:c="12"/>'cpu.cores' =&gt; '1',</text:span></text:p>
      <text:p text:style-name="P10"><text:span text:style-name="T3"><text:s text:c="12"/>'status.state' =&gt; 'down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1b46214b-c678-4fea-be74-754cbaac439d/disks/b5a72a9f-9de9-4224-8ae4-1ba800827e8d' =&gt; </text:span></text:p>
      <text:p text:style-name="P10"><text:span text:style-name="T3"><text:s text:c="16"/>{</text:span></text:p>
      <text:p text:style-name="P10"><text:span text:style-name="T3"><text:s text:c="20"/>'actual_size' =&gt; '6172672',</text:span></text:p>
      <text:p text:style-name="P10"><text:span text:style-name="T3"><text:s text:c="20"/>'vmref' =&gt; '/api/vms/1b46214b-c678-4fea-be74-754cbaac439d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0', 'type' =&gt; 'DECIMAL', 'description' =&gt; 'Write data rate' },</text:span></text:p>
      <text:p text:style-name="P10"><text:span text:style-name="T3"><text:s text:c="24"/>'disk.write.latency' =&gt; { 'unit' =&gt; 'SECONDS', <text:s text:c="9"/>'value' =&gt; '0', 'type' =&gt; 'DECIMAL', 'description' =&gt; 'Write latency' },</text:span></text:p>
      <text:p text:style-name="P10"><text:span text:style-name="T3"><text:s text:c="24"/>'disk.flush.latency' =&gt; { 'unit' =&gt; 'SECONDS', <text:s text:c="9"/>'value' =&gt; '0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centos_1_Disk1',</text:span></text:p>
      <text:p text:style-name="P10"><text:span text:style-name="T3"><text:s text:c="20"/>'alias' =&gt; 'centos_1_Disk1',</text:span></text:p>
      <text:p text:style-name="P10"><text:span text:style-name="T3"><text:s text:c="20"/>'state' =&gt; 'ok',</text:span></text:p>
      <text:p text:style-name="P10"><text:span text:style-name="T3"><text:s text:c="20"/>'provisioned_size' =&gt; '42949672960',</text:span></text:p>
      <text:p text:style-name="P10"><text:span text:style-name="T3"><text:s text:c="20"/>'size' =&gt; '4294967296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536870912',</text:span></text:p>
      <text:p text:style-name="P10"><text:span text:style-name="T3"><text:s text:c="12"/>'vmpool.href' =&gt; '/api/vmpools/03bca52a-5f73-11e2-a51d-005056a06268'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5T16:23:57.266-08:00',</text:span></text:p>
      <text:p text:style-name="P10"><text:soft-page-break/><text:span text:style-name="T3"><text:s text:c="12"/>'type' =&gt; 'desktop'</text:span></text:p>
      <text:p text:style-name="P10"><text:span text:style-name="T3"><text:s text:c="8"/>},</text:span></text:p>
      <text:p text:style-name="P10"><text:span text:style-name="T3"><text:s text:c="8"/>'/api/vms/b9c65825-1ebb-43a3-a761-ce997a38d371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5"/>=&gt; { 'unit' =&gt; 'PERCENT', 'value' =&gt; '0', <text:s text:c="9"/>'type' =&gt; 'DECIMAL', 'description' =&gt; 'CPU used by guest' },</text:span></text:p>
      <text:p text:style-name="P10"><text:span text:style-name="T3"><text:s text:c="16"/>'cpu.current.hypervisor' =&gt; { 'unit' =&gt; 'PERCENT', 'value' =&gt; '0', <text:s text:c="9"/>'type' =&gt; 'DECIMAL', 'description' =&gt; 'CPU overhead' },</text:span></text:p>
      <text:p text:style-name="P10"><text:span text:style-name="T3"><text:s text:c="16"/>'cpu.current.total' <text:s text:c="5"/>=&gt; { 'unit' =&gt; 'PERCENT', 'value' =&gt; '0', <text:s text:c="9"/>'type' =&gt; 'DECIMAL', 'description' =&gt; 'Total CPU used' },</text:span></text:p>
      <text:p text:style-name="P10"><text:span text:style-name="T3"><text:s text:c="16"/>'memory.used' <text:s text:c="11"/>=&gt; { 'unit' =&gt; 'BYTES', <text:s text:c="2"/>'value' =&gt; '0', <text:s text:c="9"/>'type' =&gt; 'INTEGER', 'description' =&gt; 'Memory used (agent)' },</text:span></text:p>
      <text:p text:style-name="P10"><text:span text:style-name="T3"><text:s text:c="16"/>'memory.installed' <text:s text:c="6"/>=&gt; { 'unit' =&gt; 'BYTES', <text:s text:c="2"/>'value' =&gt; '3250585600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95753592-60f2-11e2-be21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7T20:07:38.576-08:00',</text:span></text:p>
      <text:p text:style-name="P10"><text:span text:style-name="T3"><text:s text:c="12"/>'name' =&gt; 'eng-centos6-medium-1',</text:span></text:p>
      <text:p text:style-name="P10"><text:span text:style-name="T3"><text:s text:c="12"/>'cpu.cores' =&gt; '1',</text:span></text:p>
      <text:p text:style-name="P10"><text:span text:style-name="T3"><text:s text:c="12"/>'status.state' =&gt; 'up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b9c65825-1ebb-43a3-a761-ce997a38d371/disks/26870965-c930-4d90-9abd-610d83ed9c6f' =&gt; </text:span></text:p>
      <text:p text:style-name="P10"><text:span text:style-name="T3"><text:s text:c="16"/>{</text:span></text:p>
      <text:p text:style-name="P10"><text:span text:style-name="T3"><text:s text:c="20"/>'actual_size' =&gt; '3249926144',</text:span></text:p>
      <text:p text:style-name="P10"><text:span text:style-name="T3"><text:s text:c="20"/>'vmref' =&gt; '/api/vms/b9c65825-1ebb-43a3-a761-ce997a38d371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2095', <text:s text:c="4"/>'type' =&gt; 'DECIMAL', 'description' =&gt; 'Write data rate' },</text:span></text:p>
      <text:p text:style-name="P10"><text:span text:style-name="T3"><text:s text:c="24"/>'disk.write.latency' =&gt; { 'unit' =&gt; 'SECONDS', <text:s text:c="9"/>'value' =&gt; '0.014', <text:s text:c="3"/>'type' =&gt; 'DECIMAL', 'description' =&gt; 'Write latency' },</text:span></text:p>
      <text:p text:style-name="P10"><text:span text:style-name="T3"><text:s text:c="24"/>'disk.flush.latency' =&gt; { 'unit' =&gt; 'SECONDS', <text:s text:c="9"/>'value' =&gt; '0.000045', 'type' =&gt; 'DECIMAL', 'description' =&gt; 'Flush latency' },</text:span></text:p>
      <text:p text:style-name="P10"><text:span text:style-name="T3"><text:s text:c="24"/>'data.current.read' <text:s/>=&gt; { 'unit' =&gt; 'BYTES_PER_SECOND', 'value' =&gt; '0', <text:s text:c="7"/>'type' =&gt; 'DECIMAL', 'description' =&gt; 'Read data rate' },</text:span></text:p>
      <text:p text:style-name="P10"><text:span text:style-name="T3"><text:s text:c="24"/>'disk.read.latency' <text:s/>=&gt; { 'unit' =&gt; 'SECONDS', <text:s text:c="9"/>'value' =&gt; '0', <text:s text:c="7"/>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eng-centos6-medium-1_Disk1',</text:span></text:p>
      <text:p text:style-name="P10"><text:span text:style-name="T3"><text:s text:c="20"/>'alias' =&gt; 'eng-centos6-medium-1_Disk1',</text:span></text:p>
      <text:p text:style-name="P10"><text:span text:style-name="T3"><text:s text:c="20"/>'state' =&gt; 'ok',</text:span></text:p>
      <text:p text:style-name="P10"><text:span text:style-name="T3"><text:s text:c="20"/>'provisioned_size' =&gt; '53687091200',</text:span></text:p>
      <text:p text:style-name="P10"><text:span text:style-name="T3"><text:s text:c="20"/>'size' =&gt; '5368709120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3250585600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7T17:19:10.498-08:00',</text:span></text:p>
      <text:p text:style-name="P10"><text:span text:style-name="T3"><text:s text:c="12"/>'type' =&gt; 'server'</text:span></text:p>
      <text:p text:style-name="P10"><text:span text:style-name="T3"><text:s text:c="8"/>},</text:span></text:p>
      <text:p text:style-name="P10"><text:span text:style-name="T3"><text:s text:c="8"/>'/api/vms/6f00dc4b-5d93-4866-8cf7-352734f285b1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5"/>=&gt; { 'unit' =&gt; 'PERCENT', 'value' =&gt; '0', <text:s text:c="8"/>'type' =&gt; 'DECIMAL', 'description' =&gt; 'CPU used by guest' },</text:span></text:p>
      <text:p text:style-name="P10"><text:span text:style-name="T3"><text:s text:c="16"/>'cpu.current.hypervisor' =&gt; { 'unit' =&gt; 'PERCENT', 'value' =&gt; '1', <text:s text:c="8"/>'type' =&gt; 'DECIMAL', 'description' =&gt; 'CPU overhead' },</text:span></text:p>
      <text:p text:style-name="P10"><text:span text:style-name="T3"><text:s text:c="16"/>'cpu.current.total' <text:s text:c="5"/>=&gt; { 'unit' =&gt; 'PERCENT', 'value' =&gt; '1', <text:s text:c="8"/>'type' =&gt; 'DECIMAL', 'description' =&gt; 'Total CPU used' },</text:span></text:p>
      <text:p text:style-name="P10"><text:span text:style-name="T3"><text:s text:c="16"/>'memory.used' <text:s text:c="11"/>=&gt; { 'unit' =&gt; 'BYTES', <text:s text:c="2"/>'value' =&gt; '0', <text:s text:c="8"/>'type' =&gt; 'INTEGER', 'description' =&gt; 'Memory used (agent)' },</text:span></text:p>
      <text:p text:style-name="P10"><text:span text:style-name="T3"><text:s text:c="16"/>'memory.installed' <text:s text:c="6"/>=&gt; { 'unit' =&gt; 'BYTES', <text:s text:c="2"/>'value' =&gt; '536870912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7T18:11:07.967-08:00',</text:span></text:p>
      <text:p text:style-name="P10"><text:span text:style-name="T3"><text:s text:c="12"/>'name' =&gt; 'centos_cluster-4',</text:span></text:p>
      <text:p text:style-name="P10"><text:span text:style-name="T3"><text:s text:c="12"/>'cpu.cores' =&gt; '1',</text:span></text:p>
      <text:p text:style-name="P10"><text:span text:style-name="T3"><text:s text:c="12"/>'status.state' =&gt; 'up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6f00dc4b-5d93-4866-8cf7-352734f285b1/disks/fa076731-3e41-417b-a21b-89bb8c3e3f01' =&gt; </text:span></text:p>
      <text:p text:style-name="P10"><text:span text:style-name="T3"><text:s text:c="16"/>{</text:span></text:p>
      <text:p text:style-name="P10"><text:span text:style-name="T3"><text:s text:c="20"/>'actual_size' =&gt; '6893568',</text:span></text:p>
      <text:p text:style-name="P10"><text:span text:style-name="T3"><text:s text:c="20"/>'vmref' =&gt; '/api/vms/6f00dc4b-5d93-4866-8cf7-352734f285b1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0', 'type' =&gt; 'DECIMAL', 'description' =&gt; 'Write data rate' },</text:span></text:p>
      <text:p text:style-name="P10"><text:span text:style-name="T3"><text:s text:c="24"/>'disk.write.latency' =&gt; { 'unit' =&gt; 'SECONDS', <text:s text:c="9"/>'value' =&gt; '0', 'type' =&gt; 'DECIMAL', 'description' =&gt; 'Write latency' },</text:span></text:p>
      <text:p text:style-name="P10"><text:span text:style-name="T3"><text:s text:c="24"/>'disk.flush.latency' =&gt; { 'unit' =&gt; 'SECONDS', <text:s text:c="9"/>'value' =&gt; '0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oft-page-break/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centos_1_Disk1',</text:span></text:p>
      <text:p text:style-name="P10"><text:span text:style-name="T3"><text:s text:c="20"/>'alias' =&gt; 'centos_1_Disk1',</text:span></text:p>
      <text:p text:style-name="P10"><text:span text:style-name="T3"><text:s text:c="20"/>'state' =&gt; 'ok',</text:span></text:p>
      <text:p text:style-name="P10"><text:span text:style-name="T3"><text:s text:c="20"/>'provisioned_size' =&gt; '42949672960',</text:span></text:p>
      <text:p text:style-name="P10"><text:span text:style-name="T3"><text:s text:c="20"/>'size' =&gt; '4294967296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536870912',</text:span></text:p>
      <text:p text:style-name="P10"><text:span text:style-name="T3"><text:s text:c="12"/>'vmpool.href' =&gt; '/api/vmpools/03bca52a-5f73-11e2-a51d-005056a06268'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5T16:23:58.758-08:00',</text:span></text:p>
      <text:p text:style-name="P10"><text:span text:style-name="T3"><text:s text:c="12"/>'type' =&gt; 'desktop'</text:span></text:p>
      <text:p text:style-name="P10"><text:span text:style-name="T3"><text:s text:c="8"/>},</text:span></text:p>
      <text:p text:style-name="P10"><text:span text:style-name="T3"><text:s text:c="8"/>'/api/vms/4aff2991-bd5b-4200-8c6e-03315b97e306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0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0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used (agent)' },</text:span></text:p>
      <text:p text:style-name="P10"><text:span text:style-name="T3"><text:s text:c="16"/>'cpu.current.total' <text:s text:c="6"/>=&gt; { 'unit' =&gt; 'PERCENT', 'value' =&gt; '0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536870912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6T10:51:39.184-08:00',</text:span></text:p>
      <text:p text:style-name="P10"><text:span text:style-name="T3"><text:s text:c="12"/>'name' =&gt; 'kvm-centos6-1',</text:span></text:p>
      <text:p text:style-name="P10"><text:span text:style-name="T3"><text:s text:c="12"/>'cpu.cores' =&gt; '1',</text:span></text:p>
      <text:p text:style-name="P10"><text:span text:style-name="T3"><text:s text:c="12"/>'status.state' =&gt; 'down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4aff2991-bd5b-4200-8c6e-03315b97e306/disks/011ec4d5-91f2-4ccb-a4f7-3ecd1e0b37e3' =&gt; </text:span></text:p>
      <text:p text:style-name="P10"><text:span text:style-name="T3"><text:s text:c="16"/>{</text:span></text:p>
      <text:p text:style-name="P10"><text:span text:style-name="T3"><text:s text:c="20"/>'actual_size' =&gt; '2065719296',</text:span></text:p>
      <text:p text:style-name="P10"><text:span text:style-name="T3"><text:s text:c="20"/>'vmref' =&gt; '/api/vms/4aff2991-bd5b-4200-8c6e-03315b97e306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5161', 'type' =&gt; 'DECIMAL', 'description' =&gt; 'Write data rate' },</text:span></text:p>
      <text:p text:style-name="P10"><text:span text:style-name="T3"><text:s text:c="24"/>'disk.write.latency' =&gt; { 'unit' =&gt; 'SECONDS', <text:s text:c="9"/>'value' =&gt; '0.40', 'type' =&gt; 'DECIMAL', 'description' =&gt; 'Write latency' },</text:span></text:p>
      <text:p text:style-name="P10"><text:span text:style-name="T3"><text:s text:c="24"/>'disk.flush.latency' =&gt; { 'unit' =&gt; 'SECONDS', <text:s text:c="9"/>'value' =&gt; '0.000088', 'type' =&gt; 'DECIMAL', 'description' =&gt; 'Flush latency' },</text:span></text:p>
      <text:p text:style-name="P10"><text:span text:style-name="T3"><text:s text:c="24"/>'data.current.read' <text:s/>=&gt; { 'unit' =&gt; 'BYTES_PER_SECOND', 'value' =&gt; '11886', 'type' =&gt; 'DECIMAL', 'description' =&gt; 'Read data rate' },</text:span></text:p>
      <text:p text:style-name="P10"><text:span text:style-name="T3"><text:s text:c="24"/>'disk.read.latency' <text:s/>=&gt; { 'unit' =&gt; 'SECONDS', <text:s text:c="9"/>'value' =&gt; '0.0064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centos_1_Disk1',</text:span></text:p>
      <text:p text:style-name="P10"><text:span text:style-name="T3"><text:s text:c="20"/>'alias' =&gt; 'centos_1_Disk1',</text:span></text:p>
      <text:p text:style-name="P10"><text:span text:style-name="T3"><text:s text:c="20"/>'state' =&gt; 'ok',</text:span></text:p>
      <text:p text:style-name="P10"><text:span text:style-name="T3"><text:s text:c="20"/>'provisioned_size' =&gt; '42949672960',</text:span></text:p>
      <text:p text:style-name="P10"><text:span text:style-name="T3"><text:s text:c="20"/>'size' =&gt; '4294967296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536870912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5T10:10:28.194-08:00',</text:span></text:p>
      <text:p text:style-name="P10"><text:span text:style-name="T3"><text:s text:c="12"/>'type' =&gt; 'server'</text:span></text:p>
      <text:p text:style-name="P10"><text:span text:style-name="T3"><text:s text:c="8"/>},</text:span></text:p>
      <text:p text:style-name="P10"><text:span text:style-name="T3"><text:s text:c="8"/>'/api/vms/6a626885-c538-4b92-bca7-d4801927b35c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0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0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used (agent)' },</text:span></text:p>
      <text:p text:style-name="P10"><text:span text:style-name="T3"><text:s text:c="16"/>'cpu.current.total' <text:s text:c="6"/>=&gt; { 'unit' =&gt; 'PERCENT', 'value' =&gt; '0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6291456000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6T10:53:25.337-08:00',</text:span></text:p>
      <text:p text:style-name="P10"><text:span text:style-name="T3"><text:s text:c="12"/>'name' =&gt; 'eng-rhel6-large-2',</text:span></text:p>
      <text:p text:style-name="P10"><text:span text:style-name="T3"><text:s text:c="12"/>'cpu.cores' =&gt; '1',</text:span></text:p>
      <text:p text:style-name="P10"><text:span text:style-name="T3"><text:s text:c="12"/>'status.state' =&gt; 'down',</text:span></text:p>
      <text:p text:style-name="P10"><text:span text:style-name="T3"><text:s text:c="12"/>'os' =&gt; 'rhel_6x64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oft-page-break/><text:span text:style-name="T3"><text:s text:c="16"/>'/api/vms/6a626885-c538-4b92-bca7-d4801927b35c/disks/7165beeb-9f1a-4fde-b16f-0c38496fa4b5' =&gt; </text:span></text:p>
      <text:p text:style-name="P10"><text:span text:style-name="T3"><text:s text:c="16"/>{</text:span></text:p>
      <text:p text:style-name="P10"><text:span text:style-name="T3"><text:s text:c="20"/>'actual_size' =&gt; '1786200064',</text:span></text:p>
      <text:p text:style-name="P10"><text:span text:style-name="T3"><text:s text:c="20"/>'vmref' =&gt; '/api/vms/6a626885-c538-4b92-bca7-d4801927b35c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0', 'type' =&gt; 'DECIMAL', 'description' =&gt; 'Write data rate' },</text:span></text:p>
      <text:p text:style-name="P10"><text:span text:style-name="T3"><text:s text:c="24"/>'disk.write.latency' =&gt; { 'unit' =&gt; 'SECONDS', <text:s text:c="9"/>'value' =&gt; '0', 'type' =&gt; 'DECIMAL', 'description' =&gt; 'Write latency' },</text:span></text:p>
      <text:p text:style-name="P10"><text:span text:style-name="T3"><text:s text:c="24"/>'disk.flush.latency' =&gt; { 'unit' =&gt; 'SECONDS', <text:s text:c="9"/>'value' =&gt; '0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eng-kvm-rh63-large_Disk1',</text:span></text:p>
      <text:p text:style-name="P10"><text:span text:style-name="T3"><text:s text:c="20"/>'alias' =&gt; 'eng-kvm-rh63-large_Disk1',</text:span></text:p>
      <text:p text:style-name="P10"><text:span text:style-name="T3"><text:s text:c="20"/>'state' =&gt; 'ok',</text:span></text:p>
      <text:p text:style-name="P10"><text:span text:style-name="T3"><text:s text:c="20"/>'provisioned_size' =&gt; '53687091200',</text:span></text:p>
      <text:p text:style-name="P10"><text:span text:style-name="T3"><text:s text:c="20"/>'size' =&gt; '5368709120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6291456000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24T15:43:37.144-08:00',</text:span></text:p>
      <text:p text:style-name="P10"><text:span text:style-name="T3"><text:s text:c="12"/>'type' =&gt; 'server'</text:span></text:p>
      <text:p text:style-name="P10"><text:span text:style-name="T3"><text:s text:c="8"/>},</text:span></text:p>
      <text:p text:style-name="P10"><text:span text:style-name="T3"><text:s text:c="8"/>'/api/vms/017356ac-8651-4683-b40e-01f6ccf89b39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0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0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used (agent)' },</text:span></text:p>
      <text:p text:style-name="P10"><text:span text:style-name="T3"><text:s text:c="16"/>'cpu.current.total' <text:s text:c="6"/>=&gt; { 'unit' =&gt; 'PERCENT', 'value' =&gt; '0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4294967296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7T11:58:52.482-08:00',</text:span></text:p>
      <text:p text:style-name="P10"><text:span text:style-name="T3"><text:s text:c="12"/>'name' =&gt; 'eng-centos6-large-2',</text:span></text:p>
      <text:p text:style-name="P10"><text:span text:style-name="T3"><text:s text:c="12"/>'cpu.cores' =&gt; '1',</text:span></text:p>
      <text:p text:style-name="P10"><text:span text:style-name="T3"><text:s text:c="12"/>'status.state' =&gt; 'up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017356ac-8651-4683-b40e-01f6ccf89b39/disks/b2549511-0df8-479b-9db2-d5e36058c3c6' =&gt; </text:span></text:p>
      <text:p text:style-name="P10"><text:span text:style-name="T3"><text:s text:c="16"/>{</text:span></text:p>
      <text:p text:style-name="P10"><text:span text:style-name="T3"><text:s text:c="20"/>'actual_size' =&gt; '3049644032',</text:span></text:p>
      <text:p text:style-name="P10"><text:span text:style-name="T3"><text:s text:c="20"/>'vmref' =&gt; '/api/vms/017356ac-8651-4683-b40e-01f6ccf89b39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747', 'type' =&gt; 'DECIMAL', 'description' =&gt; 'Write data rate' },</text:span></text:p>
      <text:p text:style-name="P10"><text:span text:style-name="T3"><text:s text:c="24"/>'disk.write.latency' =&gt; { 'unit' =&gt; 'SECONDS', <text:s text:c="9"/>'value' =&gt; '0.037', 'type' =&gt; 'DECIMAL', 'description' =&gt; 'Write latency' },</text:span></text:p>
      <text:p text:style-name="P10"><text:span text:style-name="T3"><text:s text:c="24"/>'disk.flush.latency' =&gt; { 'unit' =&gt; 'SECONDS', <text:s text:c="9"/>'value' =&gt; '0.000036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eng-centos6-large-1_Disk1',</text:span></text:p>
      <text:p text:style-name="P10"><text:span text:style-name="T3"><text:s text:c="20"/>'alias' =&gt; 'eng-centos6-large-1_Disk1',</text:span></text:p>
      <text:p text:style-name="P10"><text:span text:style-name="T3"><text:s text:c="20"/>'state' =&gt; 'ok',</text:span></text:p>
      <text:p text:style-name="P10"><text:span text:style-name="T3"><text:s text:c="20"/>'provisioned_size' =&gt; '64424509440',</text:span></text:p>
      <text:p text:style-name="P10"><text:span text:style-name="T3"><text:s text:c="20"/>'size' =&gt; '6442450944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4294967296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7T11:55:17.261-08:00',</text:span></text:p>
      <text:p text:style-name="P10"><text:span text:style-name="T3"><text:s text:c="12"/>'type' =&gt; 'server'</text:span></text:p>
      <text:p text:style-name="P10"><text:span text:style-name="T3"><text:s text:c="8"/>},</text:span></text:p>
      <text:p text:style-name="P10"><text:span text:style-name="T3"><text:s text:c="8"/>'/api/vms/3a385469-4505-4262-af54-4207b2d047b9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0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0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used (agent)' },</text:span></text:p>
      <text:p text:style-name="P10"><text:soft-page-break/><text:span text:style-name="T3"><text:s text:c="16"/>'cpu.current.total' <text:s text:c="6"/>=&gt; { 'unit' =&gt; 'PERCENT', 'value' =&gt; '0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2147483648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6T10:53:25.337-08:00',</text:span></text:p>
      <text:p text:style-name="P10"><text:span text:style-name="T3"><text:s text:c="12"/>'name' =&gt; 'eng_win7_1',</text:span></text:p>
      <text:p text:style-name="P10"><text:span text:style-name="T3"><text:s text:c="12"/>'cpu.cores' =&gt; '1',</text:span></text:p>
      <text:p text:style-name="P10"><text:span text:style-name="T3"><text:s text:c="12"/>'status.state' =&gt; 'down',</text:span></text:p>
      <text:p text:style-name="P10"><text:span text:style-name="T3"><text:s text:c="12"/>'os' =&gt; 'windows_7x64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3a385469-4505-4262-af54-4207b2d047b9/disks/7974b472-73ef-4a97-adab-85a353e0b57b' =&gt; </text:span></text:p>
      <text:p text:style-name="P10"><text:span text:style-name="T3"><text:s text:c="16"/>{</text:span></text:p>
      <text:p text:style-name="P10"><text:span text:style-name="T3"><text:s text:c="20"/>'actual_size' =&gt; '9830985728',</text:span></text:p>
      <text:p text:style-name="P10"><text:span text:style-name="T3"><text:s text:c="20"/>'vmref' =&gt; '/api/vms/3a385469-4505-4262-af54-4207b2d047b9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10391', 'type' =&gt; 'DECIMAL', 'description' =&gt; 'Write data rate' },</text:span></text:p>
      <text:p text:style-name="P10"><text:span text:style-name="T3"><text:s text:c="24"/>'disk.write.latency' =&gt; { 'unit' =&gt; 'SECONDS', <text:s text:c="9"/>'value' =&gt; '0.017', 'type' =&gt; 'DECIMAL', 'description' =&gt; 'Write latency' },</text:span></text:p>
      <text:p text:style-name="P10"><text:span text:style-name="T3"><text:s text:c="24"/>'disk.flush.latency' =&gt; { 'unit' =&gt; 'SECONDS', <text:s text:c="9"/>'value' =&gt; '0.0013', 'type' =&gt; 'DECIMAL', 'description' =&gt; 'Flush latency' },</text:span></text:p>
      <text:p text:style-name="P10"><text:span text:style-name="T3"><text:s text:c="24"/>'data.current.read' <text:s/>=&gt; { 'unit' =&gt; 'BYTES_PER_SECOND', 'value' =&gt; '56372', 'type' =&gt; 'DECIMAL', 'description' =&gt; 'Read data rate' },</text:span></text:p>
      <text:p text:style-name="P10"><text:span text:style-name="T3"><text:s text:c="24"/>'disk.read.latency' <text:s/>=&gt; { 'unit' =&gt; 'SECONDS', <text:s text:c="9"/>'value' =&gt; '0.002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eng_win7_1_Disk1',</text:span></text:p>
      <text:p text:style-name="P10"><text:span text:style-name="T3"><text:s text:c="20"/>'alias' =&gt; 'eng_win7_1_Disk1',</text:span></text:p>
      <text:p text:style-name="P10"><text:span text:style-name="T3"><text:s text:c="20"/>'state' =&gt; 'ok',</text:span></text:p>
      <text:p text:style-name="P10"><text:span text:style-name="T3"><text:s text:c="20"/>'provisioned_size' =&gt; '37580963840',</text:span></text:p>
      <text:p text:style-name="P10"><text:span text:style-name="T3"><text:s text:c="20"/>'size' =&gt; '3758096384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2147483648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5T10:39:07.997-08:00',</text:span></text:p>
      <text:p text:style-name="P10"><text:span text:style-name="T3"><text:s text:c="12"/>'type' =&gt; 'server'</text:span></text:p>
      <text:p text:style-name="P10"><text:span text:style-name="T3"><text:s text:c="8"/>},</text:span></text:p>
      <text:p text:style-name="P10"><text:span text:style-name="T3"><text:s text:c="8"/>'/api/vms/b56f49fa-b730-44f7-8daa-0e64c8c0a78d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0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0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used (agent)' },</text:span></text:p>
      <text:p text:style-name="P10"><text:span text:style-name="T3"><text:s text:c="16"/>'cpu.current.total' <text:s text:c="6"/>=&gt; { 'unit' =&gt; 'PERCENT', 'value' =&gt; '0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3250585600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95753592-60f2-11e2-be21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7T21:08:15.496-08:00',</text:span></text:p>
      <text:p text:style-name="P10"><text:span text:style-name="T3"><text:s text:c="12"/>'name' =&gt; 'eng-centos6-medium-3',</text:span></text:p>
      <text:p text:style-name="P10"><text:span text:style-name="T3"><text:s text:c="12"/>'cpu.cores' =&gt; '1',</text:span></text:p>
      <text:p text:style-name="P10"><text:span text:style-name="T3"><text:s text:c="12"/>'status.state' =&gt; 'up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b56f49fa-b730-44f7-8daa-0e64c8c0a78d/disks/c409830d-965e-47dd-9c64-45b2efb80683' =&gt; </text:span></text:p>
      <text:p text:style-name="P10"><text:span text:style-name="T3"><text:s text:c="16"/>{</text:span></text:p>
      <text:p text:style-name="P10"><text:span text:style-name="T3"><text:s text:c="20"/>'actual_size' =&gt; '2442657792',</text:span></text:p>
      <text:p text:style-name="P10"><text:span text:style-name="T3"><text:s text:c="20"/>'vmref' =&gt; '/api/vms/b56f49fa-b730-44f7-8daa-0e64c8c0a78d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1217', 'type' =&gt; 'DECIMAL', 'description' =&gt; 'Write data rate' },</text:span></text:p>
      <text:p text:style-name="P10"><text:span text:style-name="T3"><text:s text:c="24"/>'disk.write.latency' =&gt; { 'unit' =&gt; 'SECONDS', <text:s text:c="9"/>'value' =&gt; '0.021', 'type' =&gt; 'DECIMAL', 'description' =&gt; 'Write latency' },</text:span></text:p>
      <text:p text:style-name="P10"><text:span text:style-name="T3"><text:s text:c="24"/>'disk.flush.latency' =&gt; { 'unit' =&gt; 'SECONDS', <text:s text:c="9"/>'value' =&gt; '0.000045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eng-centos6-medium-1_Disk1',</text:span></text:p>
      <text:p text:style-name="P10"><text:span text:style-name="T3"><text:s text:c="20"/>'alias' =&gt; 'eng-centos6-medium-1_Disk1',</text:span></text:p>
      <text:p text:style-name="P10"><text:span text:style-name="T3"><text:s text:c="20"/>'state' =&gt; 'ok',</text:span></text:p>
      <text:p text:style-name="P10"><text:span text:style-name="T3"><text:s text:c="20"/>'provisioned_size' =&gt; '53687091200',</text:span></text:p>
      <text:p text:style-name="P10"><text:span text:style-name="T3"><text:s text:c="20"/>'size' =&gt; '5368709120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3250585600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oft-page-break/><text:span text:style-name="T3"><text:s text:c="12"/>'creation_time' =&gt; '2013-01-17T20:04:14.298-08:00',</text:span></text:p>
      <text:p text:style-name="P10"><text:span text:style-name="T3"><text:s text:c="12"/>'type' =&gt; 'server'</text:span></text:p>
      <text:p text:style-name="P10"><text:span text:style-name="T3"><text:s text:c="8"/>},</text:span></text:p>
      <text:p text:style-name="P10"><text:span text:style-name="T3"><text:s text:c="8"/>'/api/vms/c56c2a99-c969-47ab-80f0-71e4066480b3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0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0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used (agent)' },</text:span></text:p>
      <text:p text:style-name="P10"><text:span text:style-name="T3"><text:s text:c="16"/>'cpu.current.total' <text:s text:c="6"/>=&gt; { 'unit' =&gt; 'PERCENT', 'value' =&gt; '0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3250585600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95753592-60f2-11e2-be21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7T21:08:15.496-08:00',</text:span></text:p>
      <text:p text:style-name="P10"><text:span text:style-name="T3"><text:s text:c="12"/>'name' =&gt; 'eng-centos6-medium-2',</text:span></text:p>
      <text:p text:style-name="P10"><text:span text:style-name="T3"><text:s text:c="12"/>'cpu.cores' =&gt; '1',</text:span></text:p>
      <text:p text:style-name="P10"><text:span text:style-name="T3"><text:s text:c="12"/>'status.state' =&gt; 'down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c56c2a99-c969-47ab-80f0-71e4066480b3/disks/0f6bb9de-c41b-4b06-b4a6-6944de06acf7' =&gt; </text:span></text:p>
      <text:p text:style-name="P10"><text:span text:style-name="T3"><text:s text:c="16"/>{</text:span></text:p>
      <text:p text:style-name="P10"><text:span text:style-name="T3"><text:s text:c="20"/>'actual_size' =&gt; '2193444864',</text:span></text:p>
      <text:p text:style-name="P10"><text:span text:style-name="T3"><text:s text:c="20"/>'vmref' =&gt; '/api/vms/c56c2a99-c969-47ab-80f0-71e4066480b3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0', 'type' =&gt; 'DECIMAL', 'description' =&gt; 'Write data rate' },</text:span></text:p>
      <text:p text:style-name="P10"><text:span text:style-name="T3"><text:s text:c="24"/>'disk.write.latency' =&gt; { 'unit' =&gt; 'SECONDS', <text:s text:c="9"/>'value' =&gt; '0', 'type' =&gt; 'DECIMAL', 'description' =&gt; 'Write latency' },</text:span></text:p>
      <text:p text:style-name="P10"><text:span text:style-name="T3"><text:s text:c="24"/>'disk.flush.latency' =&gt; { 'unit' =&gt; 'SECONDS', <text:s text:c="9"/>'value' =&gt; '0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eng-centos6-medium-1_Disk1',</text:span></text:p>
      <text:p text:style-name="P10"><text:span text:style-name="T3"><text:s text:c="20"/>'alias' =&gt; 'eng-centos6-medium-1_Disk1',</text:span></text:p>
      <text:p text:style-name="P10"><text:span text:style-name="T3"><text:s text:c="20"/>'state' =&gt; 'ok',</text:span></text:p>
      <text:p text:style-name="P10"><text:span text:style-name="T3"><text:s text:c="20"/>'provisioned_size' =&gt; '53687091200',</text:span></text:p>
      <text:p text:style-name="P10"><text:span text:style-name="T3"><text:s text:c="20"/>'size' =&gt; '5368709120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3250585600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8T10:47:46.771-08:00',</text:span></text:p>
      <text:p text:style-name="P10"><text:span text:style-name="T3"><text:s text:c="12"/>'type' =&gt; 'server'</text:span></text:p>
      <text:p text:style-name="P10"><text:span text:style-name="T3"><text:s text:c="8"/>},</text:span></text:p>
      <text:p text:style-name="P10"><text:span text:style-name="T3"><text:s text:c="8"/>'/api/vms/4410651b-326c-4553-9260-725fb2ac32ca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0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0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used (agent)' },</text:span></text:p>
      <text:p text:style-name="P10"><text:span text:style-name="T3"><text:s text:c="16"/>'cpu.current.total' <text:s text:c="6"/>=&gt; { 'unit' =&gt; 'PERCENT', 'value' =&gt; '0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6291456000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24T15:43:54.103-08:00',</text:span></text:p>
      <text:p text:style-name="P10"><text:span text:style-name="T3"><text:s text:c="12"/>'name' =&gt; 'eng-rhel6-large-1',</text:span></text:p>
      <text:p text:style-name="P10"><text:span text:style-name="T3"><text:s text:c="12"/>'cpu.cores' =&gt; '1',</text:span></text:p>
      <text:p text:style-name="P10"><text:span text:style-name="T3"><text:s text:c="12"/>'status.state' =&gt; 'up',</text:span></text:p>
      <text:p text:style-name="P10"><text:span text:style-name="T3"><text:s text:c="12"/>'os' =&gt; 'rhel_6x64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4410651b-326c-4553-9260-725fb2ac32ca/disks/bb02b1ae-f5e5-4a66-b161-120fb4c1df48' =&gt; </text:span></text:p>
      <text:p text:style-name="P10"><text:span text:style-name="T3"><text:s text:c="16"/>{</text:span></text:p>
      <text:p text:style-name="P10"><text:span text:style-name="T3"><text:s text:c="20"/>'actual_size' =&gt; '1907654656',</text:span></text:p>
      <text:p text:style-name="P10"><text:span text:style-name="T3"><text:s text:c="20"/>'vmref' =&gt; '/api/vms/4410651b-326c-4553-9260-725fb2ac32ca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271', 'type' =&gt; 'DECIMAL', 'description' =&gt; 'Write data rate' },</text:span></text:p>
      <text:p text:style-name="P10"><text:span text:style-name="T3"><text:s text:c="24"/>'disk.write.latency' =&gt; { 'unit' =&gt; 'SECONDS', <text:s text:c="9"/>'value' =&gt; '0.0065', 'type' =&gt; 'DECIMAL', 'description' =&gt; 'Write latency' },</text:span></text:p>
      <text:p text:style-name="P10"><text:span text:style-name="T3"><text:s text:c="24"/>'disk.flush.latency' =&gt; { 'unit' =&gt; 'SECONDS', <text:s text:c="9"/>'value' =&gt; '0.000045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</text:span><text:soft-page-break/><text:span text:style-name="T3">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eng-kvm-rh63-large_Disk1',</text:span></text:p>
      <text:p text:style-name="P10"><text:span text:style-name="T3"><text:s text:c="20"/>'alias' =&gt; 'eng-kvm-rh63-large_Disk1',</text:span></text:p>
      <text:p text:style-name="P10"><text:span text:style-name="T3"><text:s text:c="20"/>'state' =&gt; 'ok',</text:span></text:p>
      <text:p text:style-name="P10"><text:span text:style-name="T3"><text:s text:c="20"/>'provisioned_size' =&gt; '53687091200',</text:span></text:p>
      <text:p text:style-name="P10"><text:span text:style-name="T3"><text:s text:c="20"/>'size' =&gt; '5368709120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6291456000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24T15:39:35.140-08:00',</text:span></text:p>
      <text:p text:style-name="P10"><text:span text:style-name="T3"><text:s text:c="12"/>'type' =&gt; 'server'</text:span></text:p>
      <text:p text:style-name="P10"><text:span text:style-name="T3"><text:s text:c="8"/>},</text:span></text:p>
      <text:p text:style-name="P10"><text:span text:style-name="T3"><text:s text:c="8"/>'/api/vms/0e3030d9-97bf-46e0-b539-f0bb2d457c60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0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1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used (agent)' },</text:span></text:p>
      <text:p text:style-name="P10"><text:span text:style-name="T3"><text:s text:c="16"/>'cpu.current.total' <text:s text:c="6"/>=&gt; { 'unit' =&gt; 'PERCENT', 'value' =&gt; '1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536870912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7T18:10:58.838-08:00',</text:span></text:p>
      <text:p text:style-name="P10"><text:span text:style-name="T3"><text:s text:c="12"/>'name' =&gt; 'centos_cluster-1',</text:span></text:p>
      <text:p text:style-name="P10"><text:span text:style-name="T3"><text:s text:c="12"/>'cpu.cores' =&gt; '1',</text:span></text:p>
      <text:p text:style-name="P10"><text:span text:style-name="T3"><text:s text:c="12"/>'status.state' =&gt; 'up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0e3030d9-97bf-46e0-b539-f0bb2d457c60/disks/31ed09bf-1419-481b-bb6e-b5d924d9742d' =&gt; </text:span></text:p>
      <text:p text:style-name="P10"><text:span text:style-name="T3"><text:s text:c="16"/>{</text:span></text:p>
      <text:p text:style-name="P10"><text:span text:style-name="T3"><text:s text:c="20"/>'actual_size' =&gt; '6959104',</text:span></text:p>
      <text:p text:style-name="P10"><text:span text:style-name="T3"><text:s text:c="20"/>'vmref' =&gt; '/api/vms/0e3030d9-97bf-46e0-b539-f0bb2d457c60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0', 'type' =&gt; 'DECIMAL', 'description' =&gt; 'Write data rate' },</text:span></text:p>
      <text:p text:style-name="P10"><text:span text:style-name="T3"><text:s text:c="24"/>'disk.write.latency' =&gt; { 'unit' =&gt; 'SECONDS', <text:s text:c="9"/>'value' =&gt; '0', 'type' =&gt; 'DECIMAL', 'description' =&gt; 'Write latency' },</text:span></text:p>
      <text:p text:style-name="P10"><text:span text:style-name="T3"><text:s text:c="24"/>'disk.flush.latency' =&gt; { 'unit' =&gt; 'SECONDS', <text:s text:c="9"/>'value' =&gt; '0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centos_1_Disk1',</text:span></text:p>
      <text:p text:style-name="P10"><text:span text:style-name="T3"><text:s text:c="20"/>'alias' =&gt; 'centos_1_Disk1',</text:span></text:p>
      <text:p text:style-name="P10"><text:span text:style-name="T3"><text:s text:c="20"/>'state' =&gt; 'ok',</text:span></text:p>
      <text:p text:style-name="P10"><text:span text:style-name="T3"><text:s text:c="20"/>'provisioned_size' =&gt; '42949672960',</text:span></text:p>
      <text:p text:style-name="P10"><text:span text:style-name="T3"><text:s text:c="20"/>'size' =&gt; '4294967296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536870912',</text:span></text:p>
      <text:p text:style-name="P10"><text:span text:style-name="T3"><text:s text:c="12"/>'vmpool.href' =&gt; '/api/vmpools/03bca52a-5f73-11e2-a51d-005056a06268'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5T16:23:56.426-08:00',</text:span></text:p>
      <text:p text:style-name="P10"><text:span text:style-name="T3"><text:s text:c="12"/>'type' =&gt; 'desktop'</text:span></text:p>
      <text:p text:style-name="P10"><text:span text:style-name="T3"><text:s text:c="8"/>},</text:span></text:p>
      <text:p text:style-name="P10"><text:span text:style-name="T3"><text:s text:c="8"/>'/api/vms/85dd4bd6-34a8-411d-a484-d4774f972207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0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0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used (agent)' },</text:span></text:p>
      <text:p text:style-name="P10"><text:span text:style-name="T3"><text:s text:c="16"/>'cpu.current.total' <text:s text:c="6"/>=&gt; { 'unit' =&gt; 'PERCENT', 'value' =&gt; '0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536870912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5T16:24:56.378-08:00',</text:span></text:p>
      <text:p text:style-name="P10"><text:span text:style-name="T3"><text:s text:c="12"/>'name' =&gt; 'centos_cluster-3',</text:span></text:p>
      <text:p text:style-name="P10"><text:span text:style-name="T3"><text:s text:c="12"/>'cpu.cores' =&gt; '1',</text:span></text:p>
      <text:p text:style-name="P10"><text:span text:style-name="T3"><text:s text:c="12"/>'status.state' =&gt; 'down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oft-page-break/><text:span text:style-name="T3"><text:s text:c="12"/>{</text:span></text:p>
      <text:p text:style-name="P10"><text:span text:style-name="T3"><text:s text:c="16"/>'/api/vms/85dd4bd6-34a8-411d-a484-d4774f972207/disks/46e73522-53e1-4e10-b329-a52c3b775106' =&gt; </text:span></text:p>
      <text:p text:style-name="P10"><text:span text:style-name="T3"><text:s text:c="16"/>{</text:span></text:p>
      <text:p text:style-name="P10"><text:span text:style-name="T3"><text:s text:c="20"/>'actual_size' =&gt; '5451776',</text:span></text:p>
      <text:p text:style-name="P10"><text:span text:style-name="T3"><text:s text:c="20"/>'vmref' =&gt; '/api/vms/85dd4bd6-34a8-411d-a484-d4774f972207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0', 'type' =&gt; 'DECIMAL', 'description' =&gt; 'Write data rate' },</text:span></text:p>
      <text:p text:style-name="P10"><text:span text:style-name="T3"><text:s text:c="24"/>'disk.write.latency' =&gt; { 'unit' =&gt; 'SECONDS', <text:s text:c="9"/>'value' =&gt; '0', 'type' =&gt; 'DECIMAL', 'description' =&gt; 'Write latency' },</text:span></text:p>
      <text:p text:style-name="P10"><text:span text:style-name="T3"><text:s text:c="24"/>'disk.flush.latency' =&gt; { 'unit' =&gt; 'SECONDS', <text:s text:c="9"/>'value' =&gt; '0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centos_1_Disk1',</text:span></text:p>
      <text:p text:style-name="P10"><text:span text:style-name="T3"><text:s text:c="20"/>'alias' =&gt; 'centos_1_Disk1',</text:span></text:p>
      <text:p text:style-name="P10"><text:span text:style-name="T3"><text:s text:c="20"/>'state' =&gt; 'ok',</text:span></text:p>
      <text:p text:style-name="P10"><text:span text:style-name="T3"><text:s text:c="20"/>'provisioned_size' =&gt; '42949672960',</text:span></text:p>
      <text:p text:style-name="P10"><text:span text:style-name="T3"><text:s text:c="20"/>'size' =&gt; '4294967296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536870912',</text:span></text:p>
      <text:p text:style-name="P10"><text:span text:style-name="T3"><text:s text:c="12"/>'vmpool.href' =&gt; '/api/vmpools/03bca52a-5f73-11e2-a51d-005056a06268'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5T16:23:57.931-08:00',</text:span></text:p>
      <text:p text:style-name="P10"><text:span text:style-name="T3"><text:s text:c="12"/>'type' =&gt; 'desktop'</text:span></text:p>
      <text:p text:style-name="P10"><text:span text:style-name="T3"><text:s text:c="8"/>},</text:span></text:p>
      <text:p text:style-name="P10"><text:span text:style-name="T3"><text:s text:c="8"/>'/api/vms/b0334400-736b-4366-b7c8-8818d61bdcab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2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2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579820584', 'type' =&gt; 'INTEGER', 'description' =&gt; 'Memory used (agent)' },</text:span></text:p>
      <text:p text:style-name="P10"><text:span text:style-name="T3"><text:s text:c="16"/>'cpu.current.total' <text:s text:c="6"/>=&gt; { 'unit' =&gt; 'PERCENT', 'value' =&gt; '4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2147483648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95753592-60f2-11e2-be21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7T18:15:53.086-08:00',</text:span></text:p>
      <text:p text:style-name="P10"><text:span text:style-name="T3"><text:s text:c="12"/>'name' =&gt; 'eng-win7-3',</text:span></text:p>
      <text:p text:style-name="P10"><text:span text:style-name="T3"><text:s text:c="12"/>'cpu.cores' =&gt; '1',</text:span></text:p>
      <text:p text:style-name="P10"><text:span text:style-name="T3"><text:s text:c="12"/>'status.state' =&gt; 'up',</text:span></text:p>
      <text:p text:style-name="P10"><text:span text:style-name="T3"><text:s text:c="12"/>'os' =&gt; 'windows_7x64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b0334400-736b-4366-b7c8-8818d61bdcab/disks/4e6ecad6-c7ea-4b26-86c3-80ff318fa311' =&gt; </text:span></text:p>
      <text:p text:style-name="P10"><text:span text:style-name="T3"><text:s text:c="16"/>{</text:span></text:p>
      <text:p text:style-name="P10"><text:span text:style-name="T3"><text:s text:c="20"/>'actual_size' =&gt; '21907361792',</text:span></text:p>
      <text:p text:style-name="P10"><text:span text:style-name="T3"><text:s text:c="20"/>'vmref' =&gt; '/api/vms/b0334400-736b-4366-b7c8-8818d61bdcab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8', 'type' =&gt; 'DECIMAL', 'description' =&gt; 'Write data rate' },</text:span></text:p>
      <text:p text:style-name="P10"><text:span text:style-name="T3"><text:s text:c="24"/>'disk.write.latency' =&gt; { 'unit' =&gt; 'SECONDS', <text:s text:c="9"/>'value' =&gt; '0.021', 'type' =&gt; 'DECIMAL', 'description' =&gt; 'Write latency' },</text:span></text:p>
      <text:p text:style-name="P10"><text:span text:style-name="T3"><text:s text:c="24"/>'disk.flush.latency' =&gt; { 'unit' =&gt; 'SECONDS', <text:s text:c="9"/>'value' =&gt; '0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eng-win7-3_Disk1',</text:span></text:p>
      <text:p text:style-name="P10"><text:span text:style-name="T3"><text:s text:c="20"/>'alias' =&gt; 'eng-win7-3_Disk1',</text:span></text:p>
      <text:p text:style-name="P10"><text:span text:style-name="T3"><text:s text:c="20"/>'state' =&gt; 'ok',</text:span></text:p>
      <text:p text:style-name="P10"><text:span text:style-name="T3"><text:s text:c="20"/>'provisioned_size' =&gt; '48318382080',</text:span></text:p>
      <text:p text:style-name="P10"><text:span text:style-name="T3"><text:s text:c="20"/>'size' =&gt; '4831838208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2147483648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7T17:12:07.891-08:00',</text:span></text:p>
      <text:p text:style-name="P10"><text:span text:style-name="T3"><text:s text:c="12"/>'type' =&gt; 'server'</text:span></text:p>
      <text:p text:style-name="P10"><text:span text:style-name="T3"><text:s text:c="8"/>},</text:span></text:p>
      <text:p text:style-name="P10"><text:span text:style-name="T3"><text:s text:c="8"/>'/api/vms/407972fd-7cca-4bf4-a6bf-e334e4eb755d' =&gt; </text:span></text:p>
      <text:p text:style-name="P10"><text:span text:style-name="T3"><text:s text:c="8"/>{</text:span></text:p>
      <text:p text:style-name="P10"><text:span text:style-name="T3"><text:s text:c="12"/>'nics' =&gt; {}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cpu.current.guest' <text:s text:c="6"/>=&gt; { 'unit' =&gt; 'PERCENT', 'value' =&gt; '2', <text:s text:c="8"/>'type' =&gt; 'DECIMAL', 'description' =&gt; 'CPU used by guest' },</text:span></text:p>
      <text:p text:style-name="P10"><text:span text:style-name="T3"><text:s text:c="16"/>'cpu.current.hypervisor' <text:s/>=&gt; { 'unit' =&gt; 'PERCENT', 'value' =&gt; '1', <text:s text:c="8"/>'type' =&gt; 'DECIMAL', 'description' =&gt; 'CPU overhead' },</text:span></text:p>
      <text:p text:style-name="P10"><text:span text:style-name="T3"><text:s text:c="16"/>'memory.used' <text:s text:c="12"/>=&gt; { 'unit' =&gt; 'BYTES', <text:s text:c="2"/>'value' =&gt; '0', <text:s text:c="8"/>'type' =&gt; 'INTEGER', 'description' =&gt; 'Memory </text:span><text:soft-page-break/><text:span text:style-name="T3">used (agent)' },</text:span></text:p>
      <text:p text:style-name="P10"><text:span text:style-name="T3"><text:s text:c="16"/>'cpu.current.total' <text:s text:c="6"/>=&gt; { 'unit' =&gt; 'PERCENT', 'value' =&gt; '3', <text:s text:c="8"/>'type' =&gt; 'DECIMAL', 'description' =&gt; 'Total CPU used' },</text:span></text:p>
      <text:p text:style-name="P10"><text:span text:style-name="T3"><text:s text:c="16"/>'memory.installed' <text:s text:c="7"/>=&gt; { 'unit' =&gt; 'BYTES', <text:s text:c="2"/>'value' =&gt; '4294967296', 'type' =&gt; 'INTEGER', 'description' =&gt; 'Total memory configured' }</text:span></text:p>
      <text:p text:style-name="P10"><text:span text:style-name="T3"><text:s text:c="12"/>},</text:span></text:p>
      <text:p text:style-name="P10"><text:span text:style-name="T3"><text:s text:c="12"/>'cluster.href' =&gt; '/api/clusters/3d422c4e-5eaf-11e2-9200-005056a06268',</text:span></text:p>
      <text:p text:style-name="P10"><text:span text:style-name="T3"><text:s text:c="12"/>'origin' =&gt; 'rhev',</text:span></text:p>
      <text:p text:style-name="P10"><text:span text:style-name="T3"><text:s text:c="12"/>'start_time' =&gt; '2013-01-17T12:43:41.312-08:00',</text:span></text:p>
      <text:p text:style-name="P10"><text:span text:style-name="T3"><text:s text:c="12"/>'name' =&gt; 'eng-centos6-large-1',</text:span></text:p>
      <text:p text:style-name="P10"><text:span text:style-name="T3"><text:s text:c="12"/>'cpu.cores' =&gt; '1',</text:span></text:p>
      <text:p text:style-name="P10"><text:span text:style-name="T3"><text:s text:c="12"/>'status.state' =&gt; 'up',</text:span></text:p>
      <text:p text:style-name="P10"><text:span text:style-name="T3"><text:s text:c="12"/>'os' =&gt; 'other_linux',</text:span></text:p>
      <text:p text:style-name="P10"><text:span text:style-name="T3"><text:s text:c="12"/>'disks' =&gt; </text:span></text:p>
      <text:p text:style-name="P10"><text:span text:style-name="T3"><text:s text:c="12"/>{</text:span></text:p>
      <text:p text:style-name="P10"><text:span text:style-name="T3"><text:s text:c="16"/>'/api/vms/407972fd-7cca-4bf4-a6bf-e334e4eb755d/disks/71167c49-d429-4c77-be98-e713eb3317d7' =&gt; </text:span></text:p>
      <text:p text:style-name="P10"><text:span text:style-name="T3"><text:s text:c="16"/>{</text:span></text:p>
      <text:p text:style-name="P10"><text:span text:style-name="T3"><text:s text:c="20"/>'actual_size' =&gt; '5421023232',</text:span></text:p>
      <text:p text:style-name="P10"><text:span text:style-name="T3"><text:s text:c="20"/>'vmref' =&gt; '/api/vms/407972fd-7cca-4bf4-a6bf-e334e4eb755d',</text:span></text:p>
      <text:p text:style-name="P10"><text:span text:style-name="T3"><text:s text:c="20"/>'statistics' =&gt; </text:span></text:p>
      <text:p text:style-name="P10"><text:span text:style-name="T3"><text:s text:c="20"/>{</text:span></text:p>
      <text:p text:style-name="P10"><text:span text:style-name="T3"><text:s text:c="24"/>'data.current.write' =&gt; { 'unit' =&gt; 'BYTES_PER_SECOND', 'value' =&gt; '121818', 'type' =&gt; 'DECIMAL', 'description' =&gt; 'Write data rate' },</text:span></text:p>
      <text:p text:style-name="P10"><text:span text:style-name="T3"><text:s text:c="24"/>'disk.write.latency' =&gt; { 'unit' =&gt; 'SECONDS', <text:s text:c="9"/>'value' =&gt; '0.017', 'type' =&gt; 'DECIMAL', 'description' =&gt; 'Write latency' },</text:span></text:p>
      <text:p text:style-name="P10"><text:span text:style-name="T3"><text:s text:c="24"/>'disk.flush.latency' =&gt; { 'unit' =&gt; 'SECONDS', <text:s text:c="9"/>'value' =&gt; '0.00029', 'type' =&gt; 'DECIMAL', 'description' =&gt; 'Flush latency' },</text:span></text:p>
      <text:p text:style-name="P10"><text:span text:style-name="T3"><text:s text:c="24"/>'data.current.read' <text:s/>=&gt; { 'unit' =&gt; 'BYTES_PER_SECOND', 'value' =&gt; '0', 'type' =&gt; 'DECIMAL', 'description' =&gt; 'Read data rate' },</text:span></text:p>
      <text:p text:style-name="P10"><text:span text:style-name="T3"><text:s text:c="24"/>'disk.read.latency' <text:s/>=&gt; { 'unit' =&gt; 'SECONDS', <text:s text:c="9"/>'value' =&gt; '0', 'type' =&gt; 'DECIMAL', 'description' =&gt; 'Read latency' }</text:span></text:p>
      <text:p text:style-name="P10"><text:span text:style-name="T3"><text:s text:c="20"/>},</text:span></text:p>
      <text:p text:style-name="P10"><text:span text:style-name="T3"><text:s text:c="20"/>'name' =&gt; 'eng-centos6-large-1_Disk1',</text:span></text:p>
      <text:p text:style-name="P10"><text:span text:style-name="T3"><text:s text:c="20"/>'alias' =&gt; 'eng-centos6-large-1_Disk1',</text:span></text:p>
      <text:p text:style-name="P10"><text:span text:style-name="T3"><text:s text:c="20"/>'state' =&gt; 'ok',</text:span></text:p>
      <text:p text:style-name="P10"><text:span text:style-name="T3"><text:s text:c="20"/>'provisioned_size' =&gt; '64424509440',</text:span></text:p>
      <text:p text:style-name="P10"><text:span text:style-name="T3"><text:s text:c="20"/>'size' =&gt; '64424509440'</text:span></text:p>
      <text:p text:style-name="P10"><text:span text:style-name="T3"><text:s text:c="16"/>}</text:span></text:p>
      <text:p text:style-name="P10"><text:span text:style-name="T3"><text:s text:c="12"/>},</text:span></text:p>
      <text:p text:style-name="P10"><text:span text:style-name="T3"><text:s text:c="12"/>'memory' =&gt; '4294967296',</text:span></text:p>
      <text:p text:style-name="P10"><text:span text:style-name="T3"><text:s text:c="12"/>'vmpool.href' =&gt; undef,</text:span></text:p>
      <text:p text:style-name="P10"><text:span text:style-name="T3"><text:s text:c="12"/>'status.detail' =&gt; undef,</text:span></text:p>
      <text:p text:style-name="P10"><text:span text:style-name="T3"><text:s text:c="12"/>'creation_time' =&gt; '2013-01-17T11:24:38.744-08:00',</text:span></text:p>
      <text:p text:style-name="P10"><text:span text:style-name="T3"><text:s text:c="12"/>'type' =&gt; 'server'</text:span></text:p>
      <text:p text:style-name="P10"><text:span text:style-name="T3"><text:s text:c="8"/>}</text:span></text:p>
      <text:p text:style-name="P10"><text:span text:style-name="T3"><text:s text:c="4"/>},</text:span></text:p>
      <text:p text:style-name="P10"><text:span text:style-name="T3"><text:s text:c="4"/>'networks' =&gt; </text:span></text:p>
      <text:p text:style-name="P10"><text:span text:style-name="T3"><text:s text:c="4"/>{</text:span></text:p>
      <text:p text:style-name="P10"><text:span text:style-name="T3"><text:s text:c="8"/>'/api/networks/e785e500-42a4-4345-8a15-14a6eaa98b87' =&gt; </text:span></text:p>
      <text:p text:style-name="P10"><text:span text:style-name="T3"><text:s text:c="8"/>{</text:span></text:p>
      <text:p text:style-name="P10"><text:span text:style-name="T3"><text:s text:c="12"/>'name' =&gt; 'rhevm',</text:span></text:p>
      <text:p text:style-name="P10"><text:span text:style-name="T3"><text:s text:c="12"/>'data_center' =&gt; '/api/datacenters/aa2cd6db-b8b6-4d46-b5b6-ad91904c5246',</text:span></text:p>
      <text:p text:style-name="P10"><text:span text:style-name="T3"><text:s text:c="12"/>'description' =&gt; 'Management Network'</text:span></text:p>
      <text:p text:style-name="P10"><text:span text:style-name="T3"><text:s text:c="8"/>},</text:span></text:p>
      <text:p text:style-name="P10"><text:span text:style-name="T3"><text:s text:c="8"/>'/api/networks/9192246b-9e60-4a8f-b1a5-83b17bcd4246' =&gt; </text:span></text:p>
      <text:p text:style-name="P10"><text:span text:style-name="T3"><text:s text:c="8"/>{</text:span></text:p>
      <text:p text:style-name="P10"><text:span text:style-name="T3"><text:s text:c="12"/>'name' =&gt; 'rhevm',</text:span></text:p>
      <text:p text:style-name="P10"><text:span text:style-name="T3"><text:s text:c="12"/>'data_center' =&gt; '/api/datacenters/51c302c5-a0ea-4f83-af42-e534d0f41243',</text:span></text:p>
      <text:p text:style-name="P10"><text:span text:style-name="T3"><text:s text:c="12"/>'description' =&gt; 'Management Network'</text:span></text:p>
      <text:p text:style-name="P10"><text:span text:style-name="T3"><text:s text:c="8"/>}</text:span></text:p>
      <text:p text:style-name="P10"><text:span text:style-name="T3"><text:s text:c="4"/>},</text:span></text:p>
      <text:p text:style-name="P10"><text:span text:style-name="T3"><text:s text:c="4"/>'tags' =&gt; {},</text:span></text:p>
      <text:p text:style-name="P10"><text:span text:style-name="T3"><text:s text:c="4"/>'domains' =&gt; {},</text:span></text:p>
      <text:p text:style-name="P10"><text:span text:style-name="T3"><text:s text:c="4"/>'disks' =&gt; </text:span></text:p>
      <text:p text:style-name="P10"><text:span text:style-name="T3"><text:s text:c="4"/>{</text:span></text:p>
      <text:p text:style-name="P10"><text:span text:style-name="T3"><text:s text:c="8"/>'/api/disks/7165beeb-9f1a-4fde-b16f-0c38496fa4b5' =&gt; </text:span></text:p>
      <text:p text:style-name="P10"><text:span text:style-name="T3"><text:s text:c="8"/>{</text:span></text:p>
      <text:p text:style-name="P10"><text:span text:style-name="T3"><text:s text:c="12"/>'actual_size' =&gt; '1786200064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kvm-rh63-large_Disk1',</text:span></text:p>
      <text:p text:style-name="P10"><text:span text:style-name="T3"><text:s text:c="12"/>'alias' =&gt; 'eng-kvm-rh63-large_Disk1',</text:span></text:p>
      <text:p text:style-name="P10"><text:span text:style-name="T3"><text:s text:c="12"/>'state' =&gt; 'ok',</text:span></text:p>
      <text:p text:style-name="P10"><text:span text:style-name="T3"><text:s text:c="12"/>'provisioned_size' =&gt; '53687091200',</text:span></text:p>
      <text:p text:style-name="P10"><text:span text:style-name="T3"><text:s text:c="12"/>'size' =&gt; '53687091200'</text:span></text:p>
      <text:p text:style-name="P10"><text:span text:style-name="T3"><text:s text:c="8"/>},</text:span></text:p>
      <text:p text:style-name="P10"><text:span text:style-name="T3"><text:s text:c="8"/>'/api/disks/26870965-c930-4d90-9abd-610d83ed9c6f' =&gt; </text:span></text:p>
      <text:p text:style-name="P10"><text:span text:style-name="T3"><text:s text:c="8"/>{</text:span></text:p>
      <text:p text:style-name="P10"><text:span text:style-name="T3"><text:s text:c="12"/>'actual_size' =&gt; '3249905664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1419', 'type' =&gt; 'DECIMAL', 'description' =&gt; 'Write data rate' },</text:span></text:p>
      <text:p text:style-name="P10"><text:soft-page-break/><text:span text:style-name="T3"><text:s text:c="16"/>'disk.write.latency' =&gt; { 'unit' =&gt; 'SECONDS', <text:s text:c="9"/>'value' =&gt; '0.021', 'type' =&gt; 'DECIMAL', 'description' =&gt; 'Write latency' },</text:span></text:p>
      <text:p text:style-name="P10"><text:span text:style-name="T3"><text:s text:c="16"/>'disk.flush.latency' =&gt; { 'unit' =&gt; 'SECONDS', <text:s text:c="9"/>'value' =&gt; '0.000046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centos6-medium-1_Disk1',</text:span></text:p>
      <text:p text:style-name="P10"><text:span text:style-name="T3"><text:s text:c="12"/>'alias' =&gt; 'eng-centos6-medium-1_Disk1',</text:span></text:p>
      <text:p text:style-name="P10"><text:span text:style-name="T3"><text:s text:c="12"/>'state' =&gt; 'ok',</text:span></text:p>
      <text:p text:style-name="P10"><text:span text:style-name="T3"><text:s text:c="12"/>'provisioned_size' =&gt; '53687091200',</text:span></text:p>
      <text:p text:style-name="P10"><text:span text:style-name="T3"><text:s text:c="12"/>'size' =&gt; '53687091200'</text:span></text:p>
      <text:p text:style-name="P10"><text:span text:style-name="T3"><text:s text:c="8"/>},</text:span></text:p>
      <text:p text:style-name="P10"><text:span text:style-name="T3"><text:s text:c="8"/>'/api/disks/b2549511-0df8-479b-9db2-d5e36058c3c6' =&gt; </text:span></text:p>
      <text:p text:style-name="P10"><text:span text:style-name="T3"><text:s text:c="8"/>{</text:span></text:p>
      <text:p text:style-name="P10"><text:span text:style-name="T3"><text:s text:c="12"/>'actual_size' =&gt; '3049644032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747', 'type' =&gt; 'DECIMAL', 'description' =&gt; 'Write data rate' },</text:span></text:p>
      <text:p text:style-name="P10"><text:span text:style-name="T3"><text:s text:c="16"/>'disk.write.latency' =&gt; { 'unit' =&gt; 'SECONDS', <text:s text:c="9"/>'value' =&gt; '0.037', 'type' =&gt; 'DECIMAL', 'description' =&gt; 'Write latency' },</text:span></text:p>
      <text:p text:style-name="P10"><text:span text:style-name="T3"><text:s text:c="16"/>'disk.flush.latency' =&gt; { 'unit' =&gt; 'SECONDS', <text:s text:c="9"/>'value' =&gt; '0.000036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centos6-large-1_Disk1',</text:span></text:p>
      <text:p text:style-name="P10"><text:span text:style-name="T3"><text:s text:c="12"/>'alias' =&gt; 'eng-centos6-large-1_Disk1',</text:span></text:p>
      <text:p text:style-name="P10"><text:span text:style-name="T3"><text:s text:c="12"/>'state' =&gt; 'ok',</text:span></text:p>
      <text:p text:style-name="P10"><text:span text:style-name="T3"><text:s text:c="12"/>'provisioned_size' =&gt; '64424509440',</text:span></text:p>
      <text:p text:style-name="P10"><text:span text:style-name="T3"><text:s text:c="12"/>'size' =&gt; '64424509440'</text:span></text:p>
      <text:p text:style-name="P10"><text:span text:style-name="T3"><text:s text:c="8"/>},</text:span></text:p>
      <text:p text:style-name="P10"><text:span text:style-name="T3"><text:s text:c="8"/>'/api/disks/7974b472-73ef-4a97-adab-85a353e0b57b' =&gt; </text:span></text:p>
      <text:p text:style-name="P10"><text:span text:style-name="T3"><text:s text:c="8"/>{</text:span></text:p>
      <text:p text:style-name="P10"><text:span text:style-name="T3"><text:s text:c="12"/>'actual_size' =&gt; '9830985728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10391', 'type' =&gt; 'DECIMAL', 'description' =&gt; 'Write data rate' },</text:span></text:p>
      <text:p text:style-name="P10"><text:span text:style-name="T3"><text:s text:c="16"/>'disk.write.latency' =&gt; { 'unit' =&gt; 'SECONDS', <text:s text:c="9"/>'value' =&gt; '0.017', 'type' =&gt; 'DECIMAL', 'description' =&gt; 'Write latency' },</text:span></text:p>
      <text:p text:style-name="P10"><text:span text:style-name="T3"><text:s text:c="16"/>'disk.flush.latency' =&gt; { 'unit' =&gt; 'SECONDS', <text:s text:c="9"/>'value' =&gt; '0.0013', 'type' =&gt; 'DECIMAL', 'description' =&gt; 'Flush latency' },</text:span></text:p>
      <text:p text:style-name="P10"><text:span text:style-name="T3"><text:s text:c="16"/>'data.current.read' <text:s/>=&gt; { 'unit' =&gt; 'BYTES_PER_SECOND', 'value' =&gt; '56372', 'type' =&gt; 'DECIMAL', 'description' =&gt; 'Read data rate' },</text:span></text:p>
      <text:p text:style-name="P10"><text:span text:style-name="T3"><text:s text:c="16"/>'disk.read.latency' <text:s/>=&gt; { 'unit' =&gt; 'SECONDS', <text:s text:c="9"/>'value' =&gt; '0.002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_win7_1_Disk1',</text:span></text:p>
      <text:p text:style-name="P10"><text:span text:style-name="T3"><text:s text:c="12"/>'alias' =&gt; 'eng_win7_1_Disk1',</text:span></text:p>
      <text:p text:style-name="P10"><text:span text:style-name="T3"><text:s text:c="12"/>'state' =&gt; 'ok',</text:span></text:p>
      <text:p text:style-name="P10"><text:span text:style-name="T3"><text:s text:c="12"/>'provisioned_size' =&gt; '37580963840',</text:span></text:p>
      <text:p text:style-name="P10"><text:span text:style-name="T3"><text:s text:c="12"/>'size' =&gt; '37580963840'</text:span></text:p>
      <text:p text:style-name="P10"><text:span text:style-name="T3"><text:s text:c="8"/>},</text:span></text:p>
      <text:p text:style-name="P10"><text:span text:style-name="T3"><text:s text:c="8"/>'/api/disks/0f6bb9de-c41b-4b06-b4a6-6944de06acf7' =&gt; </text:span></text:p>
      <text:p text:style-name="P10"><text:span text:style-name="T3"><text:s text:c="8"/>{</text:span></text:p>
      <text:p text:style-name="P10"><text:span text:style-name="T3"><text:s text:c="12"/>'actual_size' =&gt; '2193444864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centos6-medium-1_Disk1',</text:span></text:p>
      <text:p text:style-name="P10"><text:span text:style-name="T3"><text:s text:c="12"/>'alias' =&gt; 'eng-centos6-medium-1_Disk1',</text:span></text:p>
      <text:p text:style-name="P10"><text:span text:style-name="T3"><text:s text:c="12"/>'state' =&gt; 'ok',</text:span></text:p>
      <text:p text:style-name="P10"><text:span text:style-name="T3"><text:s text:c="12"/>'provisioned_size' =&gt; '53687091200',</text:span></text:p>
      <text:p text:style-name="P10"><text:span text:style-name="T3"><text:s text:c="12"/>'size' =&gt; '53687091200'</text:span></text:p>
      <text:p text:style-name="P10"><text:span text:style-name="T3"><text:s text:c="8"/>},</text:span></text:p>
      <text:p text:style-name="P10"><text:span text:style-name="T3"><text:s text:c="8"/>'/api/disks/9dec563d-cc8c-427c-9ebe-91384619802b' =&gt; </text:span></text:p>
      <text:p text:style-name="P10"><text:span text:style-name="T3"><text:s text:c="8"/>{</text:span></text:p>
      <text:p text:style-name="P10"><text:span text:style-name="T3"><text:s text:c="12"/>'actual_size' =&gt; '1786200064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oft-page-break/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kvm-rh63-large_Disk1',</text:span></text:p>
      <text:p text:style-name="P10"><text:span text:style-name="T3"><text:s text:c="12"/>'alias' =&gt; 'eng-kvm-rh63-large_Disk1',</text:span></text:p>
      <text:p text:style-name="P10"><text:span text:style-name="T3"><text:s text:c="12"/>'state' =&gt; 'ok',</text:span></text:p>
      <text:p text:style-name="P10"><text:span text:style-name="T3"><text:s text:c="12"/>'provisioned_size' =&gt; '53687091200',</text:span></text:p>
      <text:p text:style-name="P10"><text:span text:style-name="T3"><text:s text:c="12"/>'size' =&gt; '53687091200'</text:span></text:p>
      <text:p text:style-name="P10"><text:span text:style-name="T3"><text:s text:c="8"/>},</text:span></text:p>
      <text:p text:style-name="P10"><text:span text:style-name="T3"><text:s text:c="8"/>'/api/disks/79f436f2-f4fb-41ed-a6e3-25b2ddd252f8' =&gt; </text:span></text:p>
      <text:p text:style-name="P10"><text:span text:style-name="T3"><text:s text:c="8"/>{</text:span></text:p>
      <text:p text:style-name="P10"><text:span text:style-name="T3"><text:s text:c="12"/>'actual_size' =&gt; '2193444864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centos6-medium-1_Disk1',</text:span></text:p>
      <text:p text:style-name="P10"><text:span text:style-name="T3"><text:s text:c="12"/>'alias' =&gt; 'eng-centos6-medium-1_Disk1',</text:span></text:p>
      <text:p text:style-name="P10"><text:span text:style-name="T3"><text:s text:c="12"/>'state' =&gt; 'ok',</text:span></text:p>
      <text:p text:style-name="P10"><text:span text:style-name="T3"><text:s text:c="12"/>'provisioned_size' =&gt; '53687091200',</text:span></text:p>
      <text:p text:style-name="P10"><text:span text:style-name="T3"><text:s text:c="12"/>'size' =&gt; '53687091200'</text:span></text:p>
      <text:p text:style-name="P10"><text:span text:style-name="T3"><text:s text:c="8"/>},</text:span></text:p>
      <text:p text:style-name="P10"><text:span text:style-name="T3"><text:s text:c="8"/>'/api/disks/011ec4d5-91f2-4ccb-a4f7-3ecd1e0b37e3' =&gt; </text:span></text:p>
      <text:p text:style-name="P10"><text:span text:style-name="T3"><text:s text:c="8"/>{</text:span></text:p>
      <text:p text:style-name="P10"><text:span text:style-name="T3"><text:s text:c="12"/>'actual_size' =&gt; '2065719296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5161', 'type' =&gt; 'DECIMAL', 'description' =&gt; 'Write data rate' },</text:span></text:p>
      <text:p text:style-name="P10"><text:span text:style-name="T3"><text:s text:c="16"/>'disk.write.latency' =&gt; { 'unit' =&gt; 'SECONDS', <text:s text:c="9"/>'value' =&gt; '0.40', 'type' =&gt; 'DECIMAL', 'description' =&gt; 'Write latency' },</text:span></text:p>
      <text:p text:style-name="P10"><text:span text:style-name="T3"><text:s text:c="16"/>'disk.flush.latency' =&gt; { 'unit' =&gt; 'SECONDS', <text:s text:c="9"/>'value' =&gt; '0.000088', 'type' =&gt; 'DECIMAL', 'description' =&gt; 'Flush latency' },</text:span></text:p>
      <text:p text:style-name="P10"><text:span text:style-name="T3"><text:s text:c="16"/>'data.current.read' <text:s/>=&gt; { 'unit' =&gt; 'BYTES_PER_SECOND', 'value' =&gt; '11886', 'type' =&gt; 'DECIMAL', 'description' =&gt; 'Read data rate' },</text:span></text:p>
      <text:p text:style-name="P10"><text:span text:style-name="T3"><text:s text:c="16"/>'disk.read.latency' <text:s/>=&gt; { 'unit' =&gt; 'SECONDS', <text:s text:c="9"/>'value' =&gt; '0.0064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centos_1_Disk1',</text:span></text:p>
      <text:p text:style-name="P10"><text:span text:style-name="T3"><text:s text:c="12"/>'alias' =&gt; 'centos_1_Disk1',</text:span></text:p>
      <text:p text:style-name="P10"><text:span text:style-name="T3"><text:s text:c="12"/>'state' =&gt; 'ok',</text:span></text:p>
      <text:p text:style-name="P10"><text:span text:style-name="T3"><text:s text:c="12"/>'provisioned_size' =&gt; '42949672960',</text:span></text:p>
      <text:p text:style-name="P10"><text:span text:style-name="T3"><text:s text:c="12"/>'size' =&gt; '42949672960'</text:span></text:p>
      <text:p text:style-name="P10"><text:span text:style-name="T3"><text:s text:c="8"/>},</text:span></text:p>
      <text:p text:style-name="P10"><text:span text:style-name="T3"><text:s text:c="8"/>'/api/disks/c9fe96b4-7b4d-4855-800a-7bd34f6f87d2' =&gt; </text:span></text:p>
      <text:p text:style-name="P10"><text:span text:style-name="T3"><text:s text:c="8"/>{</text:span></text:p>
      <text:p text:style-name="P10"><text:span text:style-name="T3"><text:s text:c="12"/>'actual_size' =&gt; '9542451200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_win7_1_Disk1',</text:span></text:p>
      <text:p text:style-name="P10"><text:span text:style-name="T3"><text:s text:c="12"/>'alias' =&gt; 'eng_win7_1_Disk1',</text:span></text:p>
      <text:p text:style-name="P10"><text:span text:style-name="T3"><text:s text:c="12"/>'state' =&gt; 'ok',</text:span></text:p>
      <text:p text:style-name="P10"><text:span text:style-name="T3"><text:s text:c="12"/>'provisioned_size' =&gt; '37580963840',</text:span></text:p>
      <text:p text:style-name="P10"><text:span text:style-name="T3"><text:s text:c="12"/>'size' =&gt; '37580963840'</text:span></text:p>
      <text:p text:style-name="P10"><text:span text:style-name="T3"><text:s text:c="8"/>},</text:span></text:p>
      <text:p text:style-name="P10"><text:span text:style-name="T3"><text:s text:c="8"/>'/api/disks/71167c49-d429-4c77-be98-e713eb3317d7' =&gt; </text:span></text:p>
      <text:p text:style-name="P10"><text:span text:style-name="T3"><text:s text:c="8"/>{</text:span></text:p>
      <text:p text:style-name="P10"><text:span text:style-name="T3"><text:s text:c="12"/>'actual_size' =&gt; '5421019136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122866', 'type' =&gt; 'DECIMAL', 'description' =&gt; 'Write data rate' },</text:span></text:p>
      <text:p text:style-name="P10"><text:span text:style-name="T3"><text:s text:c="16"/>'disk.write.latency' =&gt; { 'unit' =&gt; 'SECONDS', <text:s text:c="9"/>'value' =&gt; '0.0082', 'type' =&gt; 'DECIMAL', 'description' =&gt; 'Write latency' },</text:span></text:p>
      <text:p text:style-name="P10"><text:span text:style-name="T3"><text:s text:c="16"/>'disk.flush.latency' =&gt; { 'unit' =&gt; 'SECONDS', <text:s text:c="9"/>'value' =&gt; '0.00038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oft-page-break/><text:span text:style-name="T3"><text:s text:c="12"/>},</text:span></text:p>
      <text:p text:style-name="P10"><text:span text:style-name="T3"><text:s text:c="12"/>'name' =&gt; 'eng-centos6-large-1_Disk1',</text:span></text:p>
      <text:p text:style-name="P10"><text:span text:style-name="T3"><text:s text:c="12"/>'alias' =&gt; 'eng-centos6-large-1_Disk1',</text:span></text:p>
      <text:p text:style-name="P10"><text:span text:style-name="T3"><text:s text:c="12"/>'state' =&gt; 'ok',</text:span></text:p>
      <text:p text:style-name="P10"><text:span text:style-name="T3"><text:s text:c="12"/>'provisioned_size' =&gt; '64424509440',</text:span></text:p>
      <text:p text:style-name="P10"><text:span text:style-name="T3"><text:s text:c="12"/>'size' =&gt; '64424509440'</text:span></text:p>
      <text:p text:style-name="P10"><text:span text:style-name="T3"><text:s text:c="8"/>},</text:span></text:p>
      <text:p text:style-name="P10"><text:span text:style-name="T3"><text:s text:c="8"/>'/api/disks/309cf87e-9d20-423c-9deb-c4739b7774c1' =&gt; </text:span></text:p>
      <text:p text:style-name="P10"><text:span text:style-name="T3"><text:s text:c="8"/>{</text:span></text:p>
      <text:p text:style-name="P10"><text:span text:style-name="T3"><text:s text:c="12"/>'actual_size' =&gt; '1311567872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centos_1_Disk1',</text:span></text:p>
      <text:p text:style-name="P10"><text:span text:style-name="T3"><text:s text:c="12"/>'alias' =&gt; 'centos_1_Disk1',</text:span></text:p>
      <text:p text:style-name="P10"><text:span text:style-name="T3"><text:s text:c="12"/>'state' =&gt; 'ok',</text:span></text:p>
      <text:p text:style-name="P10"><text:span text:style-name="T3"><text:s text:c="12"/>'provisioned_size' =&gt; '42949672960',</text:span></text:p>
      <text:p text:style-name="P10"><text:span text:style-name="T3"><text:s text:c="12"/>'size' =&gt; '42949672960'</text:span></text:p>
      <text:p text:style-name="P10"><text:span text:style-name="T3"><text:s text:c="8"/>},</text:span></text:p>
      <text:p text:style-name="P10"><text:span text:style-name="T3"><text:s text:c="8"/>'/api/disks/b5a72a9f-9de9-4224-8ae4-1ba800827e8d' =&gt; </text:span></text:p>
      <text:p text:style-name="P10"><text:span text:style-name="T3"><text:s text:c="8"/>{</text:span></text:p>
      <text:p text:style-name="P10"><text:span text:style-name="T3"><text:s text:c="12"/>'actual_size' =&gt; '6172672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centos_1_Disk1',</text:span></text:p>
      <text:p text:style-name="P10"><text:span text:style-name="T3"><text:s text:c="12"/>'alias' =&gt; 'centos_1_Disk1',</text:span></text:p>
      <text:p text:style-name="P10"><text:span text:style-name="T3"><text:s text:c="12"/>'state' =&gt; 'ok',</text:span></text:p>
      <text:p text:style-name="P10"><text:span text:style-name="T3"><text:s text:c="12"/>'provisioned_size' =&gt; '42949672960',</text:span></text:p>
      <text:p text:style-name="P10"><text:span text:style-name="T3"><text:s text:c="12"/>'size' =&gt; '42949672960'</text:span></text:p>
      <text:p text:style-name="P10"><text:span text:style-name="T3"><text:s text:c="8"/>},</text:span></text:p>
      <text:p text:style-name="P10"><text:span text:style-name="T3"><text:s text:c="8"/>'/api/disks/4e6ecad6-c7ea-4b26-86c3-80ff318fa311' =&gt; </text:span></text:p>
      <text:p text:style-name="P10"><text:span text:style-name="T3"><text:s text:c="8"/>{</text:span></text:p>
      <text:p text:style-name="P10"><text:span text:style-name="T3"><text:s text:c="12"/>'actual_size' =&gt; '21907361792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8', 'type' =&gt; 'DECIMAL', 'description' =&gt; 'Write data rate' },</text:span></text:p>
      <text:p text:style-name="P10"><text:span text:style-name="T3"><text:s text:c="16"/>'disk.write.latency' =&gt; { 'unit' =&gt; 'SECONDS', <text:s text:c="9"/>'value' =&gt; '0.021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win7-3_Disk1',</text:span></text:p>
      <text:p text:style-name="P10"><text:span text:style-name="T3"><text:s text:c="12"/>'alias' =&gt; 'eng-win7-3_Disk1',</text:span></text:p>
      <text:p text:style-name="P10"><text:span text:style-name="T3"><text:s text:c="12"/>'state' =&gt; 'ok',</text:span></text:p>
      <text:p text:style-name="P10"><text:span text:style-name="T3"><text:s text:c="12"/>'provisioned_size' =&gt; '48318382080',</text:span></text:p>
      <text:p text:style-name="P10"><text:span text:style-name="T3"><text:s text:c="12"/>'size' =&gt; '48318382080'</text:span></text:p>
      <text:p text:style-name="P10"><text:span text:style-name="T3"><text:s text:c="8"/>},</text:span></text:p>
      <text:p text:style-name="P10"><text:span text:style-name="T3"><text:s text:c="8"/>'/api/disks/46e73522-53e1-4e10-b329-a52c3b775106' =&gt; </text:span></text:p>
      <text:p text:style-name="P10"><text:span text:style-name="T3"><text:s text:c="8"/>{</text:span></text:p>
      <text:p text:style-name="P10"><text:span text:style-name="T3"><text:s text:c="12"/>'actual_size' =&gt; '5451776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centos_1_Disk1',</text:span></text:p>
      <text:p text:style-name="P10"><text:span text:style-name="T3"><text:s text:c="12"/>'alias' =&gt; 'centos_1_Disk1',</text:span></text:p>
      <text:p text:style-name="P10"><text:span text:style-name="T3"><text:s text:c="12"/>'state' =&gt; 'ok',</text:span></text:p>
      <text:p text:style-name="P10"><text:soft-page-break/><text:span text:style-name="T3"><text:s text:c="12"/>'provisioned_size' =&gt; '42949672960',</text:span></text:p>
      <text:p text:style-name="P10"><text:span text:style-name="T3"><text:s text:c="12"/>'size' =&gt; '42949672960'</text:span></text:p>
      <text:p text:style-name="P10"><text:span text:style-name="T3"><text:s text:c="8"/>},</text:span></text:p>
      <text:p text:style-name="P10"><text:span text:style-name="T3"><text:s text:c="8"/>'/api/disks/31ed09bf-1419-481b-bb6e-b5d924d9742d' =&gt; </text:span></text:p>
      <text:p text:style-name="P10"><text:span text:style-name="T3"><text:s text:c="8"/>{</text:span></text:p>
      <text:p text:style-name="P10"><text:span text:style-name="T3"><text:s text:c="12"/>'actual_size' =&gt; '6959104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centos_1_Disk1',</text:span></text:p>
      <text:p text:style-name="P10"><text:span text:style-name="T3"><text:s text:c="12"/>'alias' =&gt; 'centos_1_Disk1',</text:span></text:p>
      <text:p text:style-name="P10"><text:span text:style-name="T3"><text:s text:c="12"/>'state' =&gt; 'ok',</text:span></text:p>
      <text:p text:style-name="P10"><text:span text:style-name="T3"><text:s text:c="12"/>'provisioned_size' =&gt; '42949672960',</text:span></text:p>
      <text:p text:style-name="P10"><text:span text:style-name="T3"><text:s text:c="12"/>'size' =&gt; '42949672960'</text:span></text:p>
      <text:p text:style-name="P10"><text:span text:style-name="T3"><text:s text:c="8"/>},</text:span></text:p>
      <text:p text:style-name="P10"><text:span text:style-name="T3"><text:s text:c="8"/>'/api/disks/c409830d-965e-47dd-9c64-45b2efb80683' =&gt; </text:span></text:p>
      <text:p text:style-name="P10"><text:span text:style-name="T3"><text:s text:c="8"/>{</text:span></text:p>
      <text:p text:style-name="P10"><text:span text:style-name="T3"><text:s text:c="12"/>'actual_size' =&gt; '2442657792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1217', 'type' =&gt; 'DECIMAL', 'description' =&gt; 'Write data rate' },</text:span></text:p>
      <text:p text:style-name="P10"><text:span text:style-name="T3"><text:s text:c="16"/>'disk.write.latency' =&gt; { 'unit' =&gt; 'SECONDS', <text:s text:c="9"/>'value' =&gt; '0.021', 'type' =&gt; 'DECIMAL', 'description' =&gt; 'Write latency' },</text:span></text:p>
      <text:p text:style-name="P10"><text:span text:style-name="T3"><text:s text:c="16"/>'disk.flush.latency' =&gt; { 'unit' =&gt; 'SECONDS', <text:s text:c="9"/>'value' =&gt; '0.000045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centos6-medium-1_Disk1',</text:span></text:p>
      <text:p text:style-name="P10"><text:span text:style-name="T3"><text:s text:c="12"/>'alias' =&gt; 'eng-centos6-medium-1_Disk1',</text:span></text:p>
      <text:p text:style-name="P10"><text:span text:style-name="T3"><text:s text:c="12"/>'state' =&gt; 'ok',</text:span></text:p>
      <text:p text:style-name="P10"><text:span text:style-name="T3"><text:s text:c="12"/>'provisioned_size' =&gt; '53687091200',</text:span></text:p>
      <text:p text:style-name="P10"><text:span text:style-name="T3"><text:s text:c="12"/>'size' =&gt; '53687091200'</text:span></text:p>
      <text:p text:style-name="P10"><text:span text:style-name="T3"><text:s text:c="8"/>},</text:span></text:p>
      <text:p text:style-name="P10"><text:span text:style-name="T3"><text:s text:c="8"/>'/api/disks/46e81148-79ad-4c3e-b446-07a7819c5e9e' =&gt; </text:span></text:p>
      <text:p text:style-name="P10"><text:span text:style-name="T3"><text:s text:c="8"/>{</text:span></text:p>
      <text:p text:style-name="P10"><text:span text:style-name="T3"><text:s text:c="12"/>'actual_size' =&gt; '2138054656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centos6-large-1_Disk1',</text:span></text:p>
      <text:p text:style-name="P10"><text:span text:style-name="T3"><text:s text:c="12"/>'alias' =&gt; 'eng-centos6-large-1_Disk1',</text:span></text:p>
      <text:p text:style-name="P10"><text:span text:style-name="T3"><text:s text:c="12"/>'state' =&gt; 'ok',</text:span></text:p>
      <text:p text:style-name="P10"><text:span text:style-name="T3"><text:s text:c="12"/>'provisioned_size' =&gt; '64424509440',</text:span></text:p>
      <text:p text:style-name="P10"><text:span text:style-name="T3"><text:s text:c="12"/>'size' =&gt; '64424509440'</text:span></text:p>
      <text:p text:style-name="P10"><text:span text:style-name="T3"><text:s text:c="8"/>},</text:span></text:p>
      <text:p text:style-name="P10"><text:span text:style-name="T3"><text:s text:c="8"/>'/api/disks/fa076731-3e41-417b-a21b-89bb8c3e3f01' =&gt; </text:span></text:p>
      <text:p text:style-name="P10"><text:span text:style-name="T3"><text:s text:c="8"/>{</text:span></text:p>
      <text:p text:style-name="P10"><text:span text:style-name="T3"><text:s text:c="12"/>'actual_size' =&gt; '6893568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0', 'type' =&gt; 'DECIMAL', 'description' =&gt; 'Write data rate' },</text:span></text:p>
      <text:p text:style-name="P10"><text:span text:style-name="T3"><text:s text:c="16"/>'disk.write.latency' =&gt; { 'unit' =&gt; 'SECONDS', <text:s text:c="9"/>'value' =&gt; '0', 'type' =&gt; 'DECIMAL', 'description' =&gt; 'Write latency' },</text:span></text:p>
      <text:p text:style-name="P10"><text:span text:style-name="T3"><text:s text:c="16"/>'disk.flush.latency' =&gt; { 'unit' =&gt; 'SECONDS', <text:s text:c="9"/>'value' =&gt; '0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centos_1_Disk1',</text:span></text:p>
      <text:p text:style-name="P10"><text:span text:style-name="T3"><text:s text:c="12"/>'alias' =&gt; 'centos_1_Disk1',</text:span></text:p>
      <text:p text:style-name="P10"><text:span text:style-name="T3"><text:s text:c="12"/>'state' =&gt; 'ok',</text:span></text:p>
      <text:p text:style-name="P10"><text:span text:style-name="T3"><text:s text:c="12"/>'provisioned_size' =&gt; '42949672960',</text:span></text:p>
      <text:p text:style-name="P10"><text:span text:style-name="T3"><text:s text:c="12"/>'size' =&gt; '42949672960'</text:span></text:p>
      <text:p text:style-name="P10"><text:span text:style-name="T3"><text:s text:c="8"/>},</text:span></text:p>
      <text:p text:style-name="P10"><text:span text:style-name="T3"><text:s text:c="8"/>'/api/disks/bb02b1ae-f5e5-4a66-b161-120fb4c1df48' =&gt; </text:span></text:p>
      <text:p text:style-name="P10"><text:soft-page-break/><text:span text:style-name="T3"><text:s text:c="8"/>{</text:span></text:p>
      <text:p text:style-name="P10"><text:span text:style-name="T3"><text:s text:c="12"/>'actual_size' =&gt; '1907654656',</text:span></text:p>
      <text:p text:style-name="P10"><text:span text:style-name="T3"><text:s text:c="12"/>'vmref' =&gt; undef,</text:span></text:p>
      <text:p text:style-name="P10"><text:span text:style-name="T3"><text:s text:c="12"/>'statistics' =&gt; </text:span></text:p>
      <text:p text:style-name="P10"><text:span text:style-name="T3"><text:s text:c="12"/>{</text:span></text:p>
      <text:p text:style-name="P10"><text:span text:style-name="T3"><text:s text:c="16"/>'data.current.write' =&gt; { 'unit' =&gt; 'BYTES_PER_SECOND', 'value' =&gt; '611', 'type' =&gt; 'DECIMAL', 'description' =&gt; 'Write data rate' },</text:span></text:p>
      <text:p text:style-name="P10"><text:span text:style-name="T3"><text:s text:c="16"/>'disk.write.latency' =&gt; { 'unit' =&gt; 'SECONDS', <text:s text:c="9"/>'value' =&gt; '0.022', 'type' =&gt; 'DECIMAL', 'description' =&gt; 'Write latency' },</text:span></text:p>
      <text:p text:style-name="P10"><text:span text:style-name="T3"><text:s text:c="16"/>'disk.flush.latency' =&gt; { 'unit' =&gt; 'SECONDS', <text:s text:c="9"/>'value' =&gt; '0.000052', 'type' =&gt; 'DECIMAL', 'description' =&gt; 'Flush latency' },</text:span></text:p>
      <text:p text:style-name="P10"><text:span text:style-name="T3"><text:s text:c="16"/>'data.current.read' <text:s/>=&gt; { 'unit' =&gt; 'BYTES_PER_SECOND', 'value' =&gt; '0', 'type' =&gt; 'DECIMAL', 'description' =&gt; 'Read data rate' },</text:span></text:p>
      <text:p text:style-name="P10"><text:span text:style-name="T3"><text:s text:c="16"/>'disk.read.latency' <text:s/>=&gt; { 'unit' =&gt; 'SECONDS', <text:s text:c="9"/>'value' =&gt; '0', 'type' =&gt; 'DECIMAL', 'description' =&gt; 'Read latency' }</text:span></text:p>
      <text:p text:style-name="P10"><text:span text:style-name="T3"><text:s text:c="12"/>},</text:span></text:p>
      <text:p text:style-name="P10"><text:span text:style-name="T3"><text:s text:c="12"/>'name' =&gt; 'eng-kvm-rh63-large_Disk1',</text:span></text:p>
      <text:p text:style-name="P10"><text:span text:style-name="T3"><text:s text:c="12"/>'alias' =&gt; 'eng-kvm-rh63-large_Disk1',</text:span></text:p>
      <text:p text:style-name="P10"><text:span text:style-name="T3"><text:s text:c="12"/>'state' =&gt; 'ok',</text:span></text:p>
      <text:p text:style-name="P10"><text:span text:style-name="T3"><text:s text:c="12"/>'provisioned_size' =&gt; '53687091200',</text:span></text:p>
      <text:p text:style-name="P10"><text:span text:style-name="T3"><text:s text:c="12"/>'size' =&gt; '53687091200'</text:span></text:p>
      <text:p text:style-name="P10"><text:span text:style-name="T3"><text:s text:c="8"/>}</text:span></text:p>
      <text:p text:style-name="P10"><text:span text:style-name="T3"><text:s text:c="4"/>},</text:span></text:p>
      <text:p text:style-name="P10"><text:span text:style-name="T3"><text:s text:c="4"/>'events' =&gt; {},</text:span></text:p>
      <text:p text:style-name="P10"><text:span text:style-name="T3"><text:s text:c="4"/>'templates' =&gt; {}</text:span></text:p>
      <text:p text:style-name="P10"><text:span text:style-name="T3">};</text:span></text:p>
      <text:p text:style-name="P11"/>
      <text:p text:style-name="P5"/>
      <text:p text:style-name="P7">SOURCE CODE:</text:p>
      <text:p text:style-name="P5"/>
      <text:p text:style-name="P6">#!/usr/local/groundwork/perl/bin/perl</text:p>
      <text:p text:style-name="P6">#</text:p>
      <text:p text:style-name="P6">$USAGE = &lt;&lt; "endusage";</text:p>
      <text:p text:style-name="P6">----------------------------------------------------------------------</text:p>
      <text:p text:style-name="P6">- rhevrest2stat.pl <text:s text:c="8"/>Gather entire STAT tree from RHEV <text:s text:c="8"/>-</text:p>
      <text:p text:style-name="P6">----------------------------------------------------------------------</text:p>
      <text:p text:style-name="P6">- USAGE: rhevrest2stat {options} <text:s text:c="36"/>-</text:p>
      <text:p text:style-name="P6">- <text:s text:c="67"/>-</text:p>
      <text:p text:style-name="P6">- WHERE: {options} <text:s text:c="8"/>are in the form: <text:s text:c="25"/>-</text:p>
      <text:p text:style-name="P6">- <text:s text:c="7"/>---------------------------------- <text:s text:c="25"/>-</text:p>
      <text:p text:style-name="P6">- <text:s text:c="7"/>-u {user} <text:s text:c="8"/>login user name <text:s text:c="20"/>REQ'D -</text:p>
      <text:p text:style-name="P6">- <text:s text:c="7"/>-p {password} <text:s text:c="4"/>login access passcode <text:s text:c="14"/>REQ'D -</text:p>
      <text:p text:style-name="P6">- <text:s text:c="7"/>-r {realm} <text:s text:c="7"/>login realm <text:s text:c="24"/>OPT. <text:s/>-</text:p>
      <text:p text:style-name="P6">- <text:s text:c="7"/>-c {certificate} <text:s/>path to certificate <text:s text:c="16"/>REQ'D -</text:p>
      <text:p text:style-name="P6">- <text:s text:c="7"/>-s {server} <text:s text:c="6"/>fully qualified server name <text:s text:c="8"/>REQ'D -</text:p>
      <text:p text:style-name="P6">- <text:s text:c="7"/>-t {port} <text:s text:c="8"/>TCP port to access server <text:s text:c="10"/>REQ'D -</text:p>
      <text:p text:style-name="P6">- <text:s text:c="7"/>-v <text:s text:c="15"/>increments VERBOSE level <text:s text:c="17"/>-</text:p>
      <text:p text:style-name="P6">- <text:s text:c="7"/>-help <text:s text:c="12"/>shows this information <text:s text:c="19"/>-</text:p>
      <text:p text:style-name="P6">- <text:s text:c="67"/>-</text:p>
      <text:p text:style-name="P6">- AS IN: rhevrest2stat -u admin -r internal -p bananas -c rhevm.cer <text:s/>-</text:p>
      <text:p text:style-name="P6">- <text:s text:c="9"/>-s eng-rhev-m-1.groundwork.groundworkopensource.com <text:s text:c="6"/>-</text:p>
      <text:p text:style-name="P6">- <text:s text:c="9"/>-t 443 <text:s text:c="51"/>-</text:p>
      <text:p text:style-name="P6">- <text:s text:c="67"/>-</text:p>
      <text:p text:style-name="P6">- WHICH: <text:s text:c="18"/>will access user admin@internal:bananas <text:s text:c="2"/>-</text:p>
      <text:p text:style-name="P6">- <text:s text:c="25"/>on eng-rhev-m-1...:443 and derive the <text:s text:c="4"/>-</text:p>
      <text:p text:style-name="P6">- <text:s text:c="25"/>whole statistics tree from the REST api <text:s text:c="2"/>-</text:p>
      <text:p text:style-name="P6">- <text:s text:c="67"/>-</text:p>
      <text:p text:style-name="P6">- NOTES: this is a MOCK UP for the JAVA multithreaded code which <text:s text:c="4"/>-</text:p>
      <text:p text:style-name="P6">- <text:s text:c="7"/>will similarly gather the statistics of the REST API. <text:s text:c="6"/>-</text:p>
      <text:p text:style-name="P6">----------------------------------------------------------------------</text:p>
      <text:p text:style-name="P6">- Copyright (C) 2013 by GroundWork Open Source <text:s text:c="2"/>// <text:s text:c="2"/>San Francisco <text:s/>-</text:p>
      <text:p text:style-name="P6">----------------------------------------------------------------------</text:p>
      <text:p text:style-name="P6">endusage</text:p>
      <text:p text:style-name="P6"/>
      <text:p text:style-name="P6">use XML::Parser;</text:p>
      <text:p text:style-name="P6">use Data::Dumper;</text:p>
      <text:p text:style-name="P6">use Time::HiRes;</text:p>
      <text:p text:style-name="P6"><text:s/></text:p>
      <text:p text:style-name="P6"># ----------------------------------------------------------------------</text:p>
      <text:p text:style-name="P6"># XML parser demonstration</text:p>
      <text:p text:style-name="P6"># ----------------------------------------------------------------------</text:p>
      <text:p text:style-name="P6"># <text:s/>my $parser = new XML::Parser( Style =&gt; 'Tree' );</text:p>
      <text:p text:style-name="P6"># <text:s/>my $tree = $parser-&gt;parsefile( shift @ARGV );</text:p>
      <text:p text:style-name="P6"># <text:s text:c="2"/></text:p>
      <text:p text:style-name="P6"># <text:s/>use Data::Dumper;</text:p>
      <text:p text:style-name="P6"># <text:s/>print Dumper( $tree );</text:p>
      <text:p text:style-name="P6"># ----------------------------------------------------------------------</text:p>
      <text:p text:style-name="P6"/>
      <text:p text:style-name="P6"># $canon_curl = 'curl -X GET -H "Accept: application/xml" -u admin@internal:#m3t30r1t3 --cacert rhevm.cer https://eng-rhev-m-1.groundwork.groundworkopensource.com:443/api';</text:p>
      <text:p text:style-name="P6"/>
      <text:p text:style-name="P6">my $user <text:s text:c="11"/>= ""; <text:s text:c="2"/># -u {user}</text:p>
      <text:p text:style-name="P6">my $realm <text:s text:c="10"/>= ""; <text:s text:c="2"/># -r {realm}</text:p>
      <text:p text:style-name="P6">my $password <text:s text:c="7"/>= ""; <text:s text:c="2"/># -p {password}</text:p>
      <text:p text:style-name="P6">my $cert <text:s text:c="11"/>= ""; <text:s text:c="2"/># -c {certificate_path}</text:p>
      <text:p text:style-name="P6">my $server <text:s text:c="9"/>= ""; <text:s text:c="2"/># -s {fully_qualified_server}</text:p>
      <text:p text:style-name="P6">my $port <text:s text:c="11"/>= ""; <text:s text:c="2"/># -t {tcp_port_to_access}</text:p>
      <text:p text:style-name="P6">my $sprint2c_maxlen = 50;</text:p>
      <text:p text:style-name="P6">my $sprint2c_max <text:s text:c="3"/>= 50;</text:p>
      <text:p text:style-name="P6">my $curl_lastcmd <text:s text:c="3"/>= "";</text:p>
      <text:p text:style-name="P6">my $verbose <text:s text:c="8"/>= 0;</text:p>
      <text:p text:style-name="P6">my %bigtree <text:s text:c="8"/>= ();</text:p>
      <text:p text:style-name="P6">my %rhev <text:s text:c="11"/>= ();</text:p>
      <text:p text:style-name="P6"/>
      <text:p text:style-name="P6">deltatime( "testrest" );</text:p>
      <text:p text:style-name="P6">&amp;main;</text:p>
      <text:p text:style-name="P6">printdelta( "testrest" );</text:p>
      <text:p text:style-name="P6"/>
      <text:p text:style-name="P6"># ----------------------------------------------------------------------</text:p>
      <text:p text:style-name="P6"><text:soft-page-break/># the PURPOSE: to gather the link templates to find all stats about </text:p>
      <text:p text:style-name="P6"># the PURPOSE: virtual machines, hosts, networks, storage devices, <text:s/></text:p>
      <text:p text:style-name="P6"># the PURPOSE: resource pools, and anything else worthy of monitoring</text:p>
      <text:p text:style-name="P6"># ----------------------------------------------------------------------</text:p>
      <text:p text:style-name="P6"># METHOD:</text:p>
      <text:p text:style-name="P6"># gather </text:p>
      <text:p text:style-name="P6"># <text:s text:c="2"/>"/api" <text:s text:c="18"/>to confirm the endpoints needed</text:p>
      <text:p text:style-name="P6"># <text:s text:c="2"/>"/api/hosts" <text:s text:c="12"/>to get list of {hostid}s which are put into</text:p>
      <text:p text:style-name="P6"># <text:s text:c="27"/>$host <text:s text:c="8"/>{ $name }{ id } = $id</text:p>
      <text:p text:style-name="P6"># <text:s text:c="2"/>"/api/clusters" <text:s text:c="9"/>$cluster <text:s text:c="5"/>{ $name }{ id } = $id</text:p>
      <text:p text:style-name="P6"># <text:s text:c="2"/>"/api/data_centers" <text:s text:c="5"/>$data_center <text:s/>{ $name }{ id } = $id</text:p>
      <text:p text:style-name="P6"># <text:s text:c="2"/>"/api/networks" <text:s text:c="9"/>$network <text:s text:c="5"/>{ $name }{ id } = $id</text:p>
      <text:p text:style-name="P6"># <text:s text:c="2"/>"/api/storagedomains" <text:s text:c="3"/>$storagedomain{ $name }{ id } = $id</text:p>
      <text:p text:style-name="P6"># <text:s text:c="2"/>"/api/vmpools" <text:s text:c="10"/>$vmpool <text:s text:c="6"/>{ $name }{ id } = $id</text:p>
      <text:p text:style-name="P6"># <text:s text:c="2"/>"/api/vms" <text:s text:c="14"/>$vm <text:s text:c="10"/>{ $name }{ id } = $id</text:p>
      <text:p text:style-name="P6"># <text:s text:c="2"/>"/api/disks" <text:s text:c="12"/>$disk <text:s text:c="8"/>{ $name }{ id } = $id</text:p>
      <text:p text:style-name="P6"># <text:s text:c="2"/></text:p>
      <text:p text:style-name="P6"># Then, gather information about the particular elements of each hash</text:p>
      <text:p text:style-name="P6"># <text:s text:c="2"/></text:p>
      <text:p text:style-name="P6"># ----------------------------------------------------------------------</text:p>
      <text:p text:style-name="P6">sub main</text:p>
      <text:p text:style-name="P6">{</text:p>
      <text:p text:style-name="P6"><text:s text:c="4"/>my $tree;</text:p>
      <text:p text:style-name="P6"><text:s text:c="4"/>my $xml;</text:p>
      <text:p text:style-name="P6"><text:s text:c="4"/>my $endpoint;</text:p>
      <text:p text:style-name="P6"/>
      <text:p text:style-name="P6"># ----------------------------------------------------------------------</text:p>
      <text:p text:style-name="P6"># Get the command-line parameters assigned...</text:p>
      <text:p text:style-name="P6"># ----------------------------------------------------------------------</text:p>
      <text:p text:style-name="P6"><text:s text:c="4"/>for( my $i = 0; $i &lt; @ARGV; $i++ )</text:p>
      <text:p text:style-name="P6"><text:s text:c="4"/>{</text:p>
      <text:p text:style-name="P6"><text:s text:c="8"/>$_ = $ARGV[ $i ];</text:p>
      <text:p text:style-name="P6"/>
      <text:p text:style-name="P6"><text:s text:c="8"/>my $nextarg = ( $i + 1 &lt; @ARGV ) </text:p>
      <text:p text:style-name="P6"><text:s text:c="20"/>? $ARGV[ $i + 1 ] </text:p>
      <text:p text:style-name="P6"><text:s text:c="20"/>: undef;</text:p>
      <text:p text:style-name="P6"/>
      <text:p text:style-name="P6"><text:s text:c="8"/>if( <text:s text:c="3"/>/^--?u(ser)?$/ ) <text:s text:c="10"/>{ $user <text:s text:c="4"/>= $nextarg; $i++; }</text:p>
      <text:p text:style-name="P6"><text:s text:c="8"/>elsif( /^--?p(ass(word)?)?$/ ) <text:s text:c="3"/>{ $password = $nextarg; $i++; }</text:p>
      <text:p text:style-name="P6"><text:s text:c="8"/>elsif( /^--?r(ealm)?$/ ) <text:s text:c="9"/>{ $realm <text:s text:c="3"/>= $nextarg; $i++; }</text:p>
      <text:p text:style-name="P6"><text:s text:c="8"/>elsif( /^--?c(ert(ificate)?)?$/ ) { $cert <text:s text:c="4"/>= $nextarg; $i++; }</text:p>
      <text:p text:style-name="P6"><text:s text:c="8"/>elsif( /^--?s(erver)?$/ ) <text:s text:c="8"/>{ $server <text:s text:c="2"/>= $nextarg; $i++; }</text:p>
      <text:p text:style-name="P6"><text:s text:c="8"/>elsif( /^--?(t(cp)?|port)$/ ) <text:s text:c="4"/>{ $port <text:s text:c="4"/>= $nextarg; $i++; }</text:p>
      <text:p text:style-name="P6"><text:s text:c="8"/>elsif( /^--?v(erbose)?/ ) <text:s text:c="8"/>{ $verbose++; <text:s text:c="16"/>}</text:p>
      <text:p text:style-name="P6"><text:s text:c="8"/>elsif( /^--?h(elp)?/i )</text:p>
      <text:p text:style-name="P6"><text:s text:c="8"/>{</text:p>
      <text:p text:style-name="P6"><text:s text:c="12"/>print STDERR $USAGE;</text:p>
      <text:p text:style-name="P6"><text:s text:c="12"/>exit 1;</text:p>
      <text:p text:style-name="P6"><text:s text:c="8"/>}</text:p>
      <text:p text:style-name="P6"><text:s text:c="8"/>else</text:p>
      <text:p text:style-name="P6"><text:s text:c="8"/>{</text:p>
      <text:p text:style-name="P6"><text:s text:c="12"/>print STDERR "Unknown commandline parameter: '$_'\n";</text:p>
      <text:p text:style-name="P6"><text:s text:c="12"/>exit 1;</text:p>
      <text:p text:style-name="P6"><text:s text:c="8"/>}</text:p>
      <text:p text:style-name="P6"><text:s text:c="4"/>}</text:p>
      <text:p text:style-name="P6"/>
      <text:p text:style-name="P6"><text:s text:c="4"/>my @parameters = ();</text:p>
      <text:p text:style-name="P6"/>
      <text:p text:style-name="P6"><text:s text:c="4"/>die "NO user! <text:s text:c="7"/>(use -u {user})" <text:s text:c="7"/>if( ! $user <text:s text:c="4"/>);</text:p>
      <text:p text:style-name="P6"><text:s text:c="4"/>die "NO password! <text:s text:c="3"/>(use -p {password})" <text:s text:c="3"/>if( ! $password );</text:p>
      <text:p text:style-name="P6"><text:s text:c="4"/>die "NO realm! <text:s text:c="6"/>(use -r {realm})" <text:s text:c="6"/>if( ! $realm <text:s text:c="3"/>);</text:p>
      <text:p text:style-name="P6"><text:s text:c="4"/>die "NO certificate! (use -c {certificate})" if( ! $cert <text:s text:c="4"/>);</text:p>
      <text:p text:style-name="P6"><text:s text:c="4"/>die "NO server! <text:s text:c="5"/>(use -s {server})" <text:s text:c="5"/>if( ! $server <text:s text:c="2"/>);</text:p>
      <text:p text:style-name="P6"><text:s text:c="4"/>die "NO port! <text:s text:c="7"/>(use -t {port})" <text:s text:c="7"/>if( ! $port <text:s text:c="4"/>);</text:p>
      <text:p text:style-name="P6"/>
      <text:p text:style-name="P6"><text:s text:c="4"/>my @parameters =</text:p>
      <text:p text:style-name="P6"><text:s text:c="4"/>( </text:p>
      <text:p text:style-name="P6"><text:s text:c="8"/>$user, <text:s text:c="6"/># e.g. "admin", </text:p>
      <text:p text:style-name="P6"><text:s text:c="8"/>$realm, <text:s text:c="5"/># e.g. "internal", </text:p>
      <text:p text:style-name="P6"><text:s text:c="8"/>$password, <text:s text:c="2"/># e.g. "#m3t30r1t3", </text:p>
      <text:p text:style-name="P6"><text:s text:c="8"/>$cert, <text:s text:c="6"/># e.g. "rhevm.cer", </text:p>
      <text:p text:style-name="P6"><text:s text:c="8"/>$server, <text:s text:c="4"/># e.g. "eng-rhev-m-1.groundwork.groundworkopensource.com", </text:p>
      <text:p text:style-name="P6"><text:soft-page-break/><text:s text:c="8"/>$port, <text:s text:c="6"/># e.g. "443"</text:p>
      <text:p text:style-name="P6"><text:s text:c="4"/>);</text:p>
      <text:p text:style-name="P6"/>
      <text:p text:style-name="P6"># ----------------------------------------------------------------------</text:p>
      <text:p text:style-name="P6"># FIRST: attempt to get the primary API tree.</text:p>
      <text:p text:style-name="P6"># ----------------------------------------------------------------------</text:p>
      <text:p text:style-name="P6"><text:s text:c="4"/>$endpoint <text:s/>= "/api";</text:p>
      <text:p text:style-name="P6"><text:s text:c="4"/>$tree <text:s text:c="5"/>= XML2tree( $xml = curl( $endpoint ) );</text:p>
      <text:p text:style-name="P6"/>
      <text:p text:style-name="P6"><text:s text:c="4"/>if( !defined $tree )</text:p>
      <text:p text:style-name="P6"><text:s text:c="4"/>{</text:p>
      <text:p text:style-name="P6"><text:s text:c="8"/>print STDERR "rhevrest2stat: could not access URI '$endpoint'\n";</text:p>
      <text:p text:style-name="P6"><text:s text:c="8"/>print STDERR "on server <text:s text:c="2"/>'$server'\n";</text:p>
      <text:p text:style-name="P6"><text:s text:c="8"/>print STDERR "user <text:s text:c="7"/>'$user'\n";</text:p>
      <text:p text:style-name="P6"><text:s text:c="8"/>print STDERR "realm <text:s text:c="6"/>'$realm'\n";</text:p>
      <text:p text:style-name="P6"><text:s text:c="8"/>print STDERR "password <text:s text:c="3"/>'$password'\n";</text:p>
      <text:p text:style-name="P6"><text:s text:c="8"/>print STDERR "certificate '$cert'\n";</text:p>
      <text:p text:style-name="P6"><text:s text:c="8"/>print STDERR "port <text:s text:c="7"/>'$port'\n";</text:p>
      <text:p text:style-name="P6"><text:s text:c="8"/>exit 1;</text:p>
      <text:p text:style-name="P6"><text:s text:c="4"/>}</text:p>
      <text:p text:style-name="P6"><text:s text:c="4"/>print "\n$curl_lastcmd\n" <text:s text:c="17"/>if $verbose;</text:p>
      <text:p text:style-name="P6"><text:s text:c="4"/>print sprinttree( $tree, 0, $endpoint, 0 ) if $verbose;</text:p>
      <text:p text:style-name="P6"/>
      <text:p text:style-name="P6"><text:s text:c="4"/>$bigtree{ $endpoint } = $tree;</text:p>
      <text:p text:style-name="P6"><text:s text:c="4"/># ----------------------------------------------------------------------</text:p>
      <text:p text:style-name="P6"><text:s text:c="4"/># NEXT ... let's get the stuff from /api</text:p>
      <text:p text:style-name="P6"><text:s text:c="4"/># ----------------------------------------------------------------------</text:p>
      <text:p text:style-name="P6"><text:s text:c="4"/>my $value = "";</text:p>
      <text:p text:style-name="P6"><text:s text:c="4"/>for( my $i = 0; 1; $i++ ) <text:s text:c="3"/># 100 is "big enough" to get past the 27 known elements</text:p>
      <text:p text:style-name="P6"><text:s text:c="4"/>{</text:p>
      <text:p text:style-name="P6"><text:s text:c="8"/>$value = treemember( $tree, "api.link[$i].href" );</text:p>
      <text:p text:style-name="P6"/>
      <text:p text:style-name="P6"><text:s text:c="8"/>last unless $value;</text:p>
      <text:p text:style-name="P6"><text:s text:c="8"/>next if <text:s text:c="4"/>$value =~ /{query}/i;</text:p>
      <text:p text:style-name="P6"/>
      <text:p text:style-name="P6"><text:s text:c="8"/>print "$i: $value\n" if $value &amp;&amp; $verbose &gt; 1;</text:p>
      <text:p text:style-name="P6"/>
      <text:p text:style-name="P6"><text:s text:c="8"/>my ( $a, $b, $c ) = split "\/", $value;</text:p>
      <text:p text:style-name="P6"/>
      <text:p text:style-name="P6"><text:s text:c="8"/>$rhev{ $c } = {};</text:p>
      <text:p text:style-name="P6"><text:s text:c="4"/>}</text:p>
      <text:p text:style-name="P6"/>
      <text:p text:style-name="P6"><text:s text:c="4"/>foreach my $subsystem ( sort keys %rhev )</text:p>
      <text:p text:style-name="P6"><text:s text:c="4"/>{</text:p>
      <text:p text:style-name="P6"><text:s text:c="8"/>$tree = XML2tree( $xml = curl( "/api/$subsystem" ) );</text:p>
      <text:p text:style-name="P6"><text:s text:c="8"/>print STDERR "BAD REST ACCESS: '/api/$subsystem'\n", last unless defined $tree;</text:p>
      <text:p text:style-name="P6"><text:s text:c="8"/>$bigtree{ "$subsystem" } = $tree;</text:p>
      <text:p text:style-name="P6"/>
      <text:p text:style-name="P6"><text:s text:c="8"/>if <text:s text:c="3"/>( $subsystem eq "capabilities" <text:s text:c="2"/>) { $rhev{ $subsystem } = walk_capabilities( <text:s text:c="2"/>$tree ) ; } </text:p>
      <text:p text:style-name="P6"><text:s text:c="8"/>elsif ( $subsystem eq "clusters" <text:s text:c="6"/>) { $rhev{ $subsystem } = walk_clusters( <text:s text:c="6"/>$tree ) ; } </text:p>
      <text:p text:style-name="P6"><text:s text:c="8"/>elsif ( $subsystem eq "data_centers" <text:s text:c="2"/>) { $rhev{ $subsystem } = walk_data_centers( <text:s text:c="2"/>$tree ) ; } </text:p>
      <text:p text:style-name="P6"><text:s text:c="8"/>elsif ( $subsystem eq "datacenters" <text:s text:c="3"/>) { $rhev{ $subsystem } = walk_data_centers( <text:s text:c="2"/>$tree ) ; } </text:p>
      <text:p text:style-name="P6"><text:s text:c="8"/>elsif ( $subsystem eq "events" <text:s text:c="8"/>) { $rhev{ $subsystem } = walk_events( <text:s text:c="8"/>$tree ) ; } </text:p>
      <text:p text:style-name="P6"><text:s text:c="8"/>elsif ( $subsystem eq "hosts" <text:s text:c="9"/>) { $rhev{ $subsystem } = walk_hosts( <text:s text:c="9"/>$tree ) ; } </text:p>
      <text:p text:style-name="P6"><text:s text:c="8"/>elsif ( $subsystem eq "networks" <text:s text:c="6"/>) { $rhev{ $subsystem } = walk_networks( <text:s text:c="6"/>$tree ) ; } </text:p>
      <text:p text:style-name="P6"><text:s text:c="8"/>elsif ( $subsystem eq "roles" <text:s text:c="9"/>) { $rhev{ $subsystem } = walk_roles( <text:s text:c="9"/>$tree ) ; } </text:p>
      <text:p text:style-name="P6"><text:s text:c="8"/>elsif ( $subsystem eq "storagedomains" ) { $rhev{ $subsystem } = walk_storagedomains( $tree ) ; } </text:p>
      <text:p text:style-name="P6"><text:s text:c="8"/>elsif ( $subsystem eq "tags" <text:s text:c="10"/>) { $rhev{ $subsystem } = walk_tags( <text:s text:c="10"/>$tree ) ; } </text:p>
      <text:p text:style-name="P6"><text:s text:c="8"/>elsif ( $subsystem eq "templates" <text:s text:c="5"/>) { $rhev{ $subsystem } = walk_templates( <text:s text:c="5"/>$tree ) ; } </text:p>
      <text:p text:style-name="P6"><text:s text:c="8"/>elsif ( $subsystem eq "users" <text:s text:c="9"/>) { $rhev{ $subsystem } = walk_users( <text:s text:c="9"/>$tree ) ; } </text:p>
      <text:p text:style-name="P6"><text:soft-page-break/><text:s text:c="8"/>elsif ( $subsystem eq "groups" <text:s text:c="8"/>) { $rhev{ $subsystem } = walk_groups( <text:s text:c="8"/>$tree ) ; } </text:p>
      <text:p text:style-name="P6"><text:s text:c="8"/>elsif ( $subsystem eq "domains" <text:s text:c="7"/>) { $rhev{ $subsystem } = walk_domains( <text:s text:c="7"/>$tree ) ; } </text:p>
      <text:p text:style-name="P6"><text:s text:c="8"/>elsif ( $subsystem eq "vmpools" <text:s text:c="7"/>) { $rhev{ $subsystem } = walk_vmpools( <text:s text:c="7"/>$tree ) ; } </text:p>
      <text:p text:style-name="P6"><text:s text:c="8"/>elsif ( $subsystem eq "vms" <text:s text:c="11"/>) { $rhev{ $subsystem } = walk_vms( <text:s text:c="11"/>$tree ) ; } </text:p>
      <text:p text:style-name="P6"><text:s text:c="8"/>elsif ( $subsystem eq "disks" <text:s text:c="9"/>) { $rhev{ $subsystem } = walk_disks( <text:s text:c="9"/>$tree ) ; } </text:p>
      <text:p text:style-name="P6"><text:s text:c="8"/>else</text:p>
      <text:p text:style-name="P6"><text:s text:c="8"/>{</text:p>
      <text:p text:style-name="P6"><text:s text:c="12"/>print STDERR "NOTE... unexpected REST URI: $subsystem\n";</text:p>
      <text:p text:style-name="P6"><text:s text:c="8"/>}</text:p>
      <text:p text:style-name="P6"><text:s text:c="4"/>}</text:p>
      <text:p text:style-name="P6"><text:s text:c="4"/>print join "\n", sort keys %bigtree;</text:p>
      <text:p text:style-name="P6"><text:s text:c="4"/>print "\n";</text:p>
      <text:p text:style-name="P6"/>
      <text:p text:style-name="P6"><text:s text:c="4"/>print Dumper( \%rhev );</text:p>
      <text:p text:style-name="P6"/>
      <text:p text:style-name="P6">}</text:p>
      <text:p text:style-name="P6"/>
      <text:p text:style-name="P6">sub walk_capabilities</text:p>
      <text:p text:style-name="P6">{</text:p>
      <text:p text:style-name="P6"><text:s text:c="4"/>printf STDERR "capabilities...\n" if $verbose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return \%h unless $tree;</text:p>
      <text:p text:style-name="P6"># ----------------------------------------------------------------------</text:p>
      <text:p text:style-name="P6"># FOR NOW - we do nothing.</text:p>
      <text:p text:style-name="P6"># ----------------------------------------------------------------------</text:p>
      <text:p text:style-name="P6"><text:s text:c="4"/>return \%h;</text:p>
      <text:p text:style-name="P6">}</text:p>
      <text:p text:style-name="P6"/>
      <text:p text:style-name="P6"/>
      <text:p text:style-name="P6">sub walk_clusters</text:p>
      <text:p text:style-name="P6">{</text:p>
      <text:p text:style-name="P6"><text:s text:c="4"/>printf STDERR "clusters...\n" if $verbose;</text:p>
      <text:p text:style-name="P6"><text:s text:c="4"/>deltatime( "walk cluster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clusters" );</text:p>
      <text:p text:style-name="P6"><text:s text:c="4"/>return \%h unless $tree;</text:p>
      <text:p text:style-name="P6"># ----------------------------------------------------------------------</text:p>
      <text:p text:style-name="P6"># FOR NOW - we do nothing.</text:p>
      <text:p text:style-name="P6"># ----------------------------------------------------------------------</text:p>
      <text:p text:style-name="P6"><text:s text:c="4"/>return \%h;</text:p>
      <text:p text:style-name="P6">}</text:p>
      <text:p text:style-name="P6"/>
      <text:p text:style-name="P6">sub walk_data_centers</text:p>
      <text:p text:style-name="P6">{</text:p>
      <text:p text:style-name="P6"><text:s text:c="4"/>printf STDERR "datacenters...\n" if $verbose;</text:p>
      <text:p text:style-name="P6"><text:s text:c="4"/>deltatime( "walk data center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return \%h unless $tree;</text:p>
      <text:p text:style-name="P6"/>
      <text:p text:style-name="P6"><text:s text:c="4"/>for( my $i = 0; 1; $i++ )</text:p>
      <text:p text:style-name="P6"><text:s text:c="4"/>{</text:p>
      <text:p text:style-name="P6"><text:s text:c="8"/>$elref = sprintf "data_centers.data_center[%d]", $i;</text:p>
      <text:p text:style-name="P6"><text:s text:c="8"/>last unless defined treemember( $tree, $elref );</text:p>
      <text:p text:style-name="P6"/>
      <text:p text:style-name="P6"><text:s text:c="8"/>my $href = treemember( $tree, "$elref.href" );</text:p>
      <text:p text:style-name="P6"/>
      <text:p text:style-name="P6"><text:s text:c="8"/>$h{ $href }{ name <text:s text:c="10"/>} = my $name <text:s text:c="7"/>= treemember( $tree, "$elref.name" );</text:p>
      <text:p text:style-name="P6"><text:s text:c="8"/>$h{ $href }{ description <text:s text:c="3"/>} = my $description = treemember( $tree, "$elref.description" );</text:p>
      <text:p text:style-name="P6"><text:soft-page-break/><text:s text:c="8"/>$h{ $href }{ storage_type <text:s text:c="2"/>} = my $storage <text:s text:c="4"/>= treemember( $tree, "$elref.data_center.storage.type" );</text:p>
      <text:p text:style-name="P6"><text:s text:c="8"/>$h{ $href }{ "status.state" } = my $state <text:s text:c="6"/>= treemember( $tree, "$elref.data_center.status.state" );</text:p>
      <text:p text:style-name="P6"/>
      <text:p text:style-name="P6"><text:s text:c="8"/>printf "data_center[%d]: '%s'\n", $i, join "', '", $name, $description, $storage, $state;</text:p>
      <text:p text:style-name="P6"><text:s text:c="4"/>}</text:p>
      <text:p text:style-name="P6"/>
      <text:p text:style-name="P6"><text:s text:c="4"/>foreach my $href ( sort keys %h )</text:p>
      <text:p text:style-name="P6"><text:s text:c="4"/>{</text:p>
      <text:p text:style-name="P6"><text:s text:c="8"/>my $xml = "";</text:p>
      <text:p text:style-name="P6"/>
      <text:p text:style-name="P6"><text:s text:c="8"/>$tree = XML2tree( $xml = curl( "$href/storagedomains" ) );</text:p>
      <text:p text:style-name="P6"><text:s text:c="8"/>$h{ $href }{ storagedomains } = walk_storagedomains( $tree );</text:p>
      <text:p text:style-name="P6"><text:s text:c="4"/>}</text:p>
      <text:p text:style-name="P6"><text:s text:c="4"/>printdelta( "walk data centers" );</text:p>
      <text:p text:style-name="P6"><text:s text:c="4"/>return \%h;</text:p>
      <text:p text:style-name="P6">}</text:p>
      <text:p text:style-name="P6"/>
      <text:p text:style-name="P6">sub walk_events</text:p>
      <text:p text:style-name="P6">{</text:p>
      <text:p text:style-name="P6"><text:s text:c="4"/>printf STDERR "events...\n" if $verbose;</text:p>
      <text:p text:style-name="P6"><text:s text:c="4"/>deltatime( "walk event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events" );</text:p>
      <text:p text:style-name="P6"><text:s text:c="4"/>return \%h unless $tree;</text:p>
      <text:p text:style-name="P6"># ----------------------------------------------------------------------</text:p>
      <text:p text:style-name="P6"># FOR NOW - we do nothing.</text:p>
      <text:p text:style-name="P6"># ----------------------------------------------------------------------</text:p>
      <text:p text:style-name="P6"><text:s text:c="4"/>return \%h;</text:p>
      <text:p text:style-name="P6">}</text:p>
      <text:p text:style-name="P6"/>
      <text:p text:style-name="P6">sub walk_hosts</text:p>
      <text:p text:style-name="P6">{</text:p>
      <text:p text:style-name="P6"><text:s text:c="4"/>printf STDERR "hosts...\n" if $verbose;</text:p>
      <text:p text:style-name="P6"><text:s text:c="4"/>printdelta( "walk hosts" );</text:p>
      <text:p text:style-name="P6"/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for( my $i = 0; 1; $i++ )</text:p>
      <text:p text:style-name="P6"><text:s text:c="4"/>{</text:p>
      <text:p text:style-name="P6"><text:s text:c="8"/>$elref = sprintf "hosts.host[%d]", $i;</text:p>
      <text:p text:style-name="P6"><text:s text:c="8"/>last unless defined treemember( $tree, $elref );</text:p>
      <text:p text:style-name="P6"/>
      <text:p text:style-name="P6"><text:s text:c="8"/>my $href = treemember( $tree, "$elref.href" );</text:p>
      <text:p text:style-name="P6"/>
      <text:p text:style-name="P6"><text:s text:c="8"/>$h{ $href }{ "name" <text:s text:c="9"/>} = my $name <text:s text:c="3"/>= treemember( $tree, "$elref.name" <text:s text:c="14"/>);</text:p>
      <text:p text:style-name="P6"><text:s text:c="8"/>$h{ $href }{ "address" <text:s text:c="6"/>} = my $address = treemember( $tree, "$elref.address" <text:s text:c="11"/>);</text:p>
      <text:p text:style-name="P6"><text:s text:c="8"/>$h{ $href }{ "status.state" <text:s/>} = my $state <text:s text:c="2"/>= treemember( $tree, "$elref.status.state" <text:s text:c="6"/>);</text:p>
      <text:p text:style-name="P6"><text:s text:c="8"/>$h{ $href }{ "status.detail" } = my $detail <text:s/>= treemember( $tree, "$elref.status.detail" <text:s text:c="5"/>);</text:p>
      <text:p text:style-name="P6"><text:s text:c="8"/>$h{ $href }{ "cluster" <text:s text:c="6"/>} = my $cluster = treemember( $tree, "$elref.cluster.href" <text:s text:c="6"/>);</text:p>
      <text:p text:style-name="P6"><text:s text:c="8"/>$h{ $href }{ "cpu.cores" <text:s text:c="4"/>} = my $cores <text:s text:c="2"/>= treemember( $tree, "$elref.cpu.topology.cores" );</text:p>
      <text:p text:style-name="P6"><text:s text:c="8"/>$h{ $href }{ "cpu.name" <text:s text:c="5"/>} = my $cpu <text:s text:c="4"/>= treemember( $tree, "$elref.cpu.name" <text:s text:c="10"/>);</text:p>
      <text:p text:style-name="P6"><text:s text:c="8"/>$h{ $href }{ "cpu.speed" <text:s text:c="4"/>} = my $speed <text:s text:c="2"/>= treemember( $tree, "$elref.cpu.speed" <text:s text:c="9"/>);</text:p>
      <text:p text:style-name="P6"><text:s text:c="8"/>$h{ $href }{ "memory" <text:s text:c="7"/>} = my $memory <text:s/>= treemember( $tree, "$elref.memory" <text:s text:c="12"/>);</text:p>
      <text:p text:style-name="P6"/>
      <text:p text:style-name="P6"><text:s text:c="8"/>printf "host[%d]: '%s'\n", $i, join "', '", $name, $address, $state, $detail, $cluster, $cores, $cpu, $speed, $memory;</text:p>
      <text:p text:style-name="P6"><text:soft-page-break/><text:s text:c="4"/>}</text:p>
      <text:p text:style-name="P6"/>
      <text:p text:style-name="P6"><text:s text:c="4"/>foreach my $href ( sort keys %h )</text:p>
      <text:p text:style-name="P6"><text:s text:c="4"/>{</text:p>
      <text:p text:style-name="P6"><text:s text:c="8"/>my $xml = "";</text:p>
      <text:p text:style-name="P6"/>
      <text:p text:style-name="P6"><text:s text:c="8"/>$tree = XML2tree( $xml = curl( "$href/statistics" ) );</text:p>
      <text:p text:style-name="P6"><text:s text:c="8"/>$h{ $href }{ statistics } = walk_statistics( $tree );</text:p>
      <text:p text:style-name="P6"/>
      <text:p text:style-name="P6"><text:s text:c="8"/>$tree = XML2tree( $xml = curl( "$href/storage" ) );</text:p>
      <text:p text:style-name="P6"><text:s text:c="8"/>$h{ $href }{ storage } = walk_storage( $tree );</text:p>
      <text:p text:style-name="P6"/>
      <text:p text:style-name="P6"><text:s text:c="8"/>$tree = XML2tree( $xml = curl( "$href/nics" <text:s text:c="3"/>) ); </text:p>
      <text:p text:style-name="P6"><text:s text:c="8"/>$h{ $href }{ nics } = walk_nics( $tree );</text:p>
      <text:p text:style-name="P6"/>
      <text:p text:style-name="P6"><text:s text:c="8"/>$tree = XML2tree( $xml = curl( "$href/tags" <text:s text:c="3"/>) ); </text:p>
      <text:p text:style-name="P6"><text:s text:c="8"/>$h{ $href }{ tags } = walk_tags( $tree );</text:p>
      <text:p text:style-name="P6"/>
      <text:p text:style-name="P6"><text:s text:c="8"/>$tree = XML2tree( $xml = curl( "$href/permissions" <text:s text:c="3"/>) ); </text:p>
      <text:p text:style-name="P6"><text:s text:c="8"/>$h{ $href }{ permissions } = walk_permissions( $tree );</text:p>
      <text:p text:style-name="P6"><text:s text:c="4"/>}</text:p>
      <text:p text:style-name="P6"/>
      <text:p text:style-name="P6"><text:s text:c="4"/>printdelta( "walk hosts" );</text:p>
      <text:p text:style-name="P6"><text:s text:c="4"/>return \%h;</text:p>
      <text:p text:style-name="P6">}</text:p>
      <text:p text:style-name="P6"/>
      <text:p text:style-name="P6">sub walk_statistics</text:p>
      <text:p text:style-name="P6">{</text:p>
      <text:p text:style-name="P6"><text:s text:c="4"/>printf STDERR "statistics...\n" if $verbose;</text:p>
      <text:p text:style-name="P6"><text:s text:c="4"/>deltatime( "walk statistic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return \%h unless $tree;</text:p>
      <text:p text:style-name="P6"/>
      <text:p text:style-name="P6"><text:s text:c="4"/>for( my $i = 0; 1; $i++ )</text:p>
      <text:p text:style-name="P6"><text:s text:c="4"/>{</text:p>
      <text:p text:style-name="P6"><text:s text:c="8"/>$elref = sprintf "statistics.statistic[%d]", $i;</text:p>
      <text:p text:style-name="P6"><text:s text:c="8"/>last unless defined treemember( $tree, $elref );</text:p>
      <text:p text:style-name="P6"/>
      <text:p text:style-name="P6"><text:s text:c="8"/>my $name = treemember( $tree, "$elref.name" );</text:p>
      <text:p text:style-name="P6"><text:s text:c="8"/>$h{ $name }{ description } = my $description = treemember( $tree, "$elref.description" );</text:p>
      <text:p text:style-name="P6"><text:s text:c="8"/>$h{ $name }{ type <text:s text:c="7"/>} = my $type <text:s text:c="7"/>= treemember( $tree, "$elref.values.type" );</text:p>
      <text:p text:style-name="P6"><text:s text:c="8"/>$h{ $name }{ value <text:s text:c="6"/>} = my $value <text:s text:c="6"/>= treemember( $tree, "$elref.values.value.datum" );</text:p>
      <text:p text:style-name="P6"><text:s text:c="8"/>$h{ $name }{ unit <text:s text:c="7"/>} = my $unit <text:s text:c="7"/>= treemember( $tree, "$elref.unit" );</text:p>
      <text:p text:style-name="P6"/>
      <text:p text:style-name="P6"><text:s text:c="8"/>printf "statistic[%d]: '%s'\n", $i, join "', '", $name, $description, $type, $value, $unit;;</text:p>
      <text:p text:style-name="P6"><text:s text:c="4"/>}</text:p>
      <text:p text:style-name="P6"><text:s text:c="4"/>printdelta( "walk statistics" );</text:p>
      <text:p text:style-name="P6"><text:s text:c="4"/>return \%h;</text:p>
      <text:p text:style-name="P6">}</text:p>
      <text:p text:style-name="P6"/>
      <text:p text:style-name="P6"># ----------------------------------------------------------------------</text:p>
      <text:p text:style-name="P6"># walk_storage() <text:s/>a low-level thing, LUNS and all that. <text:s/>NOT useful at this time</text:p>
      <text:p text:style-name="P6"># ----------------------------------------------------------------------</text:p>
      <text:p text:style-name="P6">sub walk_storage</text:p>
      <text:p text:style-name="P6">{</text:p>
      <text:p text:style-name="P6"><text:s text:c="4"/>printf STDERR "storage...\n" if $verbose;</text:p>
      <text:p text:style-name="P6"><text:s text:c="4"/>deltatime( "walk storage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storage" );</text:p>
      <text:p text:style-name="P6"><text:s text:c="4"/>return \%h unless $tree;</text:p>
      <text:p text:style-name="P6"><text:s text:c="4"/>return \%h;</text:p>
      <text:p text:style-name="P6">}</text:p>
      <text:p text:style-name="P6"/>
      <text:p text:style-name="P6">sub walk_nics</text:p>
      <text:p text:style-name="P6">{</text:p>
      <text:p text:style-name="P6"><text:soft-page-break/><text:s text:c="4"/>printf STDERR "nics...\n" if $verbose;</text:p>
      <text:p text:style-name="P6"><text:s text:c="4"/>deltatime( "walk nic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return \%h unless $tree;</text:p>
      <text:p text:style-name="P6"/>
      <text:p text:style-name="P6"><text:s text:c="4"/>for( my $i = 0; 1; $i++ )</text:p>
      <text:p text:style-name="P6"><text:s text:c="4"/>{</text:p>
      <text:p text:style-name="P6"><text:s text:c="8"/>$elref = sprintf "host_nics.host_nic[%d]", $i;</text:p>
      <text:p text:style-name="P6"><text:s text:c="8"/>last unless defined treemember( $tree, "$elref" );</text:p>
      <text:p text:style-name="P6"/>
      <text:p text:style-name="P6"><text:s text:c="8"/>my $href = treemember( $tree, "$elref.href" );</text:p>
      <text:p text:style-name="P6"/>
      <text:p text:style-name="P6"><text:s text:c="8"/>$h{ $href }{ name <text:s text:c="6"/>} = my $name <text:s text:c="7"/>= treemember( $tree, "$elref.name" );</text:p>
      <text:p text:style-name="P6"><text:s text:c="8"/>$h{ $href }{ macaddress } = my $macaddress <text:s/>= treemember( $tree, "$elref.mac.address" );</text:p>
      <text:p text:style-name="P6"><text:s text:c="8"/>$h{ $href }{ ipaddress <text:s/>} = my $ipaddress <text:s text:c="2"/>= treemember( $tree, "$elref.ip.address" );</text:p>
      <text:p text:style-name="P6"><text:s text:c="8"/>$h{ $href }{ protocol <text:s text:c="2"/>} = my $protocol <text:s text:c="3"/>= treemember( $tree, "$elref.boot_protocol" );</text:p>
      <text:p text:style-name="P6"><text:s text:c="8"/>$h{ $href }{ speed <text:s text:c="5"/>} = my $speed <text:s text:c="6"/>= treemember( $tree, "$elref.speed" );</text:p>
      <text:p text:style-name="P6"><text:s text:c="8"/>$h{ $href }{ status <text:s text:c="4"/>} = my $status <text:s text:c="5"/>= treemember( $tree, "$elref.status.state" );</text:p>
      <text:p text:style-name="P6"/>
      <text:p text:style-name="P6"><text:s text:c="8"/>printf "nic[%d]: '%s'\n", $i, join "', '", $name, $macaddress, $ipaddress, $protocol, $speed, $status;</text:p>
      <text:p text:style-name="P6"><text:s text:c="4"/>}</text:p>
      <text:p text:style-name="P6"/>
      <text:p text:style-name="P6"><text:s text:c="4"/>foreach my $href ( sort keys %h )</text:p>
      <text:p text:style-name="P6"><text:s text:c="4"/>{</text:p>
      <text:p text:style-name="P6"><text:s text:c="8"/>my $tree = XML2tree( $xml = curl( "$href/statistics" ) );</text:p>
      <text:p text:style-name="P6"/>
      <text:p text:style-name="P6"><text:s text:c="8"/>$h{ $href }{ statistics } = walk_statistics( $tree );</text:p>
      <text:p text:style-name="P6"><text:s text:c="4"/>}</text:p>
      <text:p text:style-name="P6"><text:s text:c="4"/>printdelta( "walk nics" );</text:p>
      <text:p text:style-name="P6"><text:s text:c="4"/>return \%h;</text:p>
      <text:p text:style-name="P6">}</text:p>
      <text:p text:style-name="P6"/>
      <text:p text:style-name="P6">sub walk_networks</text:p>
      <text:p text:style-name="P6">{</text:p>
      <text:p text:style-name="P6"><text:s text:c="4"/>printf STDERR "networks...\n" if $verbose;</text:p>
      <text:p text:style-name="P6"><text:s text:c="4"/>deltatime( "walk network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for( my $i = 0; 1; $i++ )</text:p>
      <text:p text:style-name="P6"><text:s text:c="4"/>{</text:p>
      <text:p text:style-name="P6"><text:s text:c="8"/>$elref = sprintf "networks.network[%d]", $i;</text:p>
      <text:p text:style-name="P6"><text:s text:c="8"/>last unless defined treemember( $tree, $elref );</text:p>
      <text:p text:style-name="P6"/>
      <text:p text:style-name="P6"><text:s text:c="8"/>my $href = treemember( $tree, "$elref.href" );</text:p>
      <text:p text:style-name="P6"/>
      <text:p text:style-name="P6"><text:s text:c="8"/>$h{ $href }{ name <text:s text:c="8"/>} = my $name <text:s text:c="7"/>= treemember( $tree, "$elref.name" );</text:p>
      <text:p text:style-name="P6"><text:s text:c="8"/>$h{ $href }{ description <text:s/>} = my $description = treemember( $tree, "$elref.description" );</text:p>
      <text:p text:style-name="P6"><text:s text:c="8"/>$h{ $href }{ data_center <text:s/>} = my $datacenter <text:s/>= treemember( $tree, "$elref.data_center.href" );</text:p>
      <text:p text:style-name="P6"><text:s text:c="8"/></text:p>
      <text:p text:style-name="P6"><text:s text:c="8"/>printf "network[%d]: '%s'\n", $i, join "', '", $name, $description, $datacenter;</text:p>
      <text:p text:style-name="P6"><text:s text:c="4"/>}</text:p>
      <text:p text:style-name="P6"><text:s text:c="4"/>printdelta( "walk networks" );</text:p>
      <text:p text:style-name="P6"><text:s text:c="4"/>return \%h;</text:p>
      <text:p text:style-name="P6">}</text:p>
      <text:p text:style-name="P6"/>
      <text:p text:style-name="P6"># ----------------------------------------------------------------------</text:p>
      <text:p text:style-name="P6"># walk_roles() - not useful at this time. <text:s/></text:p>
      <text:p text:style-name="P6"># ----------------------------------------------------------------------</text:p>
      <text:p text:style-name="P6">sub walk_roles</text:p>
      <text:p text:style-name="P6">{</text:p>
      <text:p text:style-name="P6"><text:s text:c="4"/>printf STDERR "roles...\n" if $verbose;</text:p>
      <text:p text:style-name="P6"><text:s text:c="4"/>deltatime( "walk role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oft-page-break/><text:s text:c="4"/>printdelta( "walk roles" );</text:p>
      <text:p text:style-name="P6"><text:s text:c="4"/>return \%h unless $tree;</text:p>
      <text:p text:style-name="P6"><text:s text:c="4"/>return \%h;</text:p>
      <text:p text:style-name="P6">}</text:p>
      <text:p text:style-name="P6"/>
      <text:p text:style-name="P6">sub walk_storagedomains</text:p>
      <text:p text:style-name="P6">{</text:p>
      <text:p text:style-name="P6"><text:s text:c="4"/>printf STDERR "storagedomains...\n" if $verbose;</text:p>
      <text:p text:style-name="P6"><text:s text:c="4"/>deltatime( "walk storagedomain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return \%h unless $tree;</text:p>
      <text:p text:style-name="P6"/>
      <text:p text:style-name="P6"><text:s text:c="4"/>for( my $i = 0; 1; $i++ )</text:p>
      <text:p text:style-name="P6"><text:s text:c="4"/>{</text:p>
      <text:p text:style-name="P6"><text:s text:c="8"/>$elref = sprintf "storage_domains.storage_domain[%d]", $i;</text:p>
      <text:p text:style-name="P6"><text:s text:c="8"/>last unless defined treemember( $tree, $elref );</text:p>
      <text:p text:style-name="P6"/>
      <text:p text:style-name="P6"><text:s text:c="8"/>my $href <text:s text:c="5"/>= treemember( $tree, "$elref.href" );</text:p>
      <text:p text:style-name="P6"><text:s text:c="8"/>$h{ $href }{ name <text:s text:c="7"/>} = my $name <text:s text:c="5"/>= treemember( $tree, "$elref.name" );</text:p>
      <text:p text:style-name="P6"><text:s text:c="8"/>$h{ $href }{ type <text:s text:c="7"/>} = my $type <text:s text:c="5"/>= treemember( $tree, "$elref.type" );</text:p>
      <text:p text:style-name="P6"><text:s text:c="8"/>$h{ $href }{ master <text:s text:c="5"/>} = my $master <text:s text:c="3"/>= treemember( $tree, "$elref.master" );</text:p>
      <text:p text:style-name="P6"><text:s text:c="8"/>$h{ $href }{ available <text:s text:c="2"/>} = my $available = treemember( $tree, "$elref.available" );</text:p>
      <text:p text:style-name="P6"><text:s text:c="8"/>$h{ $href }{ used <text:s text:c="7"/>} = my $used <text:s text:c="5"/>= treemember( $tree, "$elref.used" );</text:p>
      <text:p text:style-name="P6"><text:s text:c="8"/>$h{ $href }{ committed <text:s text:c="2"/>} = my $committed = treemember( $tree, "$elref.committed" );</text:p>
      <text:p text:style-name="P6"><text:s text:c="8"/>$h{ $href }{ format <text:s text:c="5"/>} = my $format <text:s text:c="3"/>= treemember( $tree, "$elref.storage_format" );</text:p>
      <text:p text:style-name="P6"><text:s text:c="8"/>$h{ $href }{ filesys <text:s text:c="4"/>} = my $filesys <text:s text:c="2"/>= treemember( $tree, "$elref.storage.type" );</text:p>
      <text:p text:style-name="P6"><text:s text:c="8"/>$h{ $href }{ fileserv <text:s text:c="3"/>} = my $fileserv <text:s/>= treemember( $tree, "$elref.storage.address" );</text:p>
      <text:p text:style-name="P6"><text:s text:c="8"/>$h{ $href }{ filepath <text:s text:c="3"/>} = my $filepath <text:s/>= treemember( $tree, "$elref.storage.path" );</text:p>
      <text:p text:style-name="P6"/>
      <text:p text:style-name="P6"><text:s text:c="8"/>printf "storage_domain[%d]: '%s'\n", $i, join "', '", $name, $type, $master, $available, $used, $committed, $format, $filesys, $fileserv, $filepath;</text:p>
      <text:p text:style-name="P6"><text:s text:c="4"/>}</text:p>
      <text:p text:style-name="P6"><text:s text:c="4"/>printdelta( "walk storagedomains" );</text:p>
      <text:p text:style-name="P6"><text:s text:c="4"/>return \%h;</text:p>
      <text:p text:style-name="P6">}</text:p>
      <text:p text:style-name="P6"/>
      <text:p text:style-name="P6">sub walk_tags</text:p>
      <text:p text:style-name="P6">{</text:p>
      <text:p text:style-name="P6"><text:s text:c="4"/>printf STDERR "tags...\n" if $verbose;</text:p>
      <text:p text:style-name="P6"><text:s text:c="4"/>deltatime( "walk tag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tags" );</text:p>
      <text:p text:style-name="P6"><text:s text:c="4"/>return \%h unless $tree;</text:p>
      <text:p text:style-name="P6"/>
      <text:p text:style-name="P6"># ----------------------------------------------------------------------</text:p>
      <text:p text:style-name="P6"># FOR NOW - we do nothing.</text:p>
      <text:p text:style-name="P6"># ----------------------------------------------------------------------</text:p>
      <text:p text:style-name="P6"><text:s text:c="4"/>return \%h;</text:p>
      <text:p text:style-name="P6">}</text:p>
      <text:p text:style-name="P6"/>
      <text:p text:style-name="P6">sub walk_permissions</text:p>
      <text:p text:style-name="P6">{</text:p>
      <text:p text:style-name="P6"><text:s text:c="4"/>printf STDERR "permissions...\n" if $verbose;</text:p>
      <text:p text:style-name="P6"><text:s text:c="4"/>deltatime( "walk permission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permissions" );</text:p>
      <text:p text:style-name="P6"><text:s text:c="4"/>return \%h unless $tree;</text:p>
      <text:p text:style-name="P6"/>
      <text:p text:style-name="P6"># ----------------------------------------------------------------------</text:p>
      <text:p text:style-name="P6"># FOR NOW - we do nothing.</text:p>
      <text:p text:style-name="P6"># ----------------------------------------------------------------------</text:p>
      <text:p text:style-name="P6"><text:s text:c="4"/>return \%h;</text:p>
      <text:p text:style-name="P6">}</text:p>
      <text:p text:style-name="P6"><text:soft-page-break/></text:p>
      <text:p text:style-name="P6"># ----------------------------------------------------------------------</text:p>
      <text:p text:style-name="P6"># These could be nice, maybe... but not for "monitoring" reporting</text:p>
      <text:p text:style-name="P6"># ----------------------------------------------------------------------</text:p>
      <text:p text:style-name="P6">sub walk_templates</text:p>
      <text:p text:style-name="P6">{</text:p>
      <text:p text:style-name="P6"><text:s text:c="4"/>printf STDERR "templates...\n" if $verbose;</text:p>
      <text:p text:style-name="P6"><text:s text:c="4"/>deltatime( "walk template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templates" );</text:p>
      <text:p text:style-name="P6"><text:s text:c="4"/>return \%h unless $tree;</text:p>
      <text:p text:style-name="P6"><text:s text:c="4"/>return \%h;</text:p>
      <text:p text:style-name="P6">}</text:p>
      <text:p text:style-name="P6"/>
      <text:p text:style-name="P6"># ----------------------------------------------------------------------</text:p>
      <text:p text:style-name="P6"># These could be nice, maybe... but not for "monitoring" reporting</text:p>
      <text:p text:style-name="P6"># ----------------------------------------------------------------------</text:p>
      <text:p text:style-name="P6">sub walk_users</text:p>
      <text:p text:style-name="P6">{</text:p>
      <text:p text:style-name="P6"><text:s text:c="4"/>printf STDERR "users...\n" if $verbose;</text:p>
      <text:p text:style-name="P6"><text:s text:c="4"/>deltatime( "walk user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users" );</text:p>
      <text:p text:style-name="P6"><text:s text:c="4"/>return \%h unless $tree;</text:p>
      <text:p text:style-name="P6"><text:s text:c="4"/>return \%h;</text:p>
      <text:p text:style-name="P6">}</text:p>
      <text:p text:style-name="P6"/>
      <text:p text:style-name="P6"># ----------------------------------------------------------------------</text:p>
      <text:p text:style-name="P6"># walk_groups() <text:s text:c="2"/>... but groups don't figure into monitoring!</text:p>
      <text:p text:style-name="P6"># ----------------------------------------------------------------------</text:p>
      <text:p text:style-name="P6">sub walk_groups</text:p>
      <text:p text:style-name="P6">{</text:p>
      <text:p text:style-name="P6"><text:s text:c="4"/>printf STDERR "groups...\n" if $verbose;</text:p>
      <text:p text:style-name="P6"><text:s text:c="4"/>deltatime( "walk group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groups" );</text:p>
      <text:p text:style-name="P6"><text:s text:c="4"/>return \%h unless $tree;</text:p>
      <text:p text:style-name="P6"><text:s text:c="4"/>return \%h;</text:p>
      <text:p text:style-name="P6">}</text:p>
      <text:p text:style-name="P6"/>
      <text:p text:style-name="P6"># ----------------------------------------------------------------------</text:p>
      <text:p text:style-name="P6"># walk_domains() <text:s/>- doesn't appear to be all that important for monitoring</text:p>
      <text:p text:style-name="P6"># ----------------------------------------------------------------------</text:p>
      <text:p text:style-name="P6">sub walk_domains</text:p>
      <text:p text:style-name="P6">{</text:p>
      <text:p text:style-name="P6"><text:s text:c="4"/>printf STDERR "domains...\n" if $verbose;</text:p>
      <text:p text:style-name="P6"><text:s text:c="4"/>deltatime( "walk domain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domains" );</text:p>
      <text:p text:style-name="P6"><text:s text:c="4"/>return \%h unless $tree;</text:p>
      <text:p text:style-name="P6"><text:s text:c="4"/>return \%h;</text:p>
      <text:p text:style-name="P6">}</text:p>
      <text:p text:style-name="P6"/>
      <text:p text:style-name="P6"># ----------------------------------------------------------------------</text:p>
      <text:p text:style-name="P6"># walk_vmpools() - doesnt' seem to pool together vms, except to call 'em cluster</text:p>
      <text:p text:style-name="P6"># ----------------------------------------------------------------------</text:p>
      <text:p text:style-name="P6">sub walk_vmpools</text:p>
      <text:p text:style-name="P6">{</text:p>
      <text:p text:style-name="P6"><text:s text:c="4"/>printf STDERR "vmpools...\n" if $verbose;</text:p>
      <text:p text:style-name="P6"><text:s text:c="4"/>deltatime( "walk vmpools" );</text:p>
      <text:p text:style-name="P6"><text:soft-page-break/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printdelta( "walk vmpools" );</text:p>
      <text:p text:style-name="P6"><text:s text:c="4"/>return \%h unless $tree;</text:p>
      <text:p text:style-name="P6"><text:s text:c="4"/>return \%h;</text:p>
      <text:p text:style-name="P6">}</text:p>
      <text:p text:style-name="P6"/>
      <text:p text:style-name="P6">sub walk_vms</text:p>
      <text:p text:style-name="P6">{</text:p>
      <text:p text:style-name="P6"><text:s text:c="4"/>printf STDERR "vms...\n" if $verbose;</text:p>
      <text:p text:style-name="P6"><text:s text:c="4"/>deltatime( "walk vm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return \%h unless $tree;</text:p>
      <text:p text:style-name="P6"/>
      <text:p text:style-name="P6"><text:s text:c="4"/>for( my $i = 0; 1; $i++ )</text:p>
      <text:p text:style-name="P6"><text:s text:c="4"/>{</text:p>
      <text:p text:style-name="P6"><text:s text:c="8"/>$elref = sprintf "vms.vm[%d]", $i;</text:p>
      <text:p text:style-name="P6"><text:s text:c="8"/>last unless defined treemember( $tree, $elref );</text:p>
      <text:p text:style-name="P6"/>
      <text:p text:style-name="P6"><text:s text:c="8"/>my $href <text:s text:c="6"/>= treemember( $tree, "$elref.href" );</text:p>
      <text:p text:style-name="P6"/>
      <text:p text:style-name="P6"><text:s text:c="8"/>$h{ $href }{ "name" <text:s text:c="10"/>} = my $name <text:s text:c="6"/>= treemember( $tree, "$elref.name" );</text:p>
      <text:p text:style-name="P6"><text:s text:c="8"/>$h{ $href }{ "type" <text:s text:c="10"/>} = my $type <text:s text:c="6"/>= treemember( $tree, "$elref.type" );</text:p>
      <text:p text:style-name="P6"><text:s text:c="8"/>$h{ $href }{ "status.state" <text:s text:c="2"/>} = my $state <text:s text:c="5"/>= treemember( $tree, "$elref.status.state" );</text:p>
      <text:p text:style-name="P6"><text:s text:c="8"/>$h{ $href }{ "status.detail" <text:s/>} = my $state <text:s text:c="5"/>= treemember( $tree, "$elref.status.detail" );</text:p>
      <text:p text:style-name="P6"><text:s text:c="8"/>$h{ $href }{ "memory" <text:s text:c="8"/>} = my $memory <text:s text:c="4"/>= treemember( $tree, "$elref.memory" );</text:p>
      <text:p text:style-name="P6"><text:s text:c="8"/>$h{ $href }{ "cpu.cores" <text:s text:c="5"/>} = my $cores <text:s text:c="5"/>= treemember( $tree, "$elref.cpu.topology.cores" );</text:p>
      <text:p text:style-name="P6"><text:s text:c="8"/>$h{ $href }{ "os" <text:s text:c="12"/>} = my $os <text:s text:c="8"/>= treemember( $tree, "$elref.os.type" );</text:p>
      <text:p text:style-name="P6"><text:s text:c="8"/>$h{ $href }{ "start_time" <text:s text:c="4"/>} = my $starttime <text:s/>= treemember( $tree, "$elref.start_time" );</text:p>
      <text:p text:style-name="P6"><text:s text:c="8"/>$h{ $href }{ "creation_time" <text:s/>} = my $createtime = treemember( $tree, "$elref.creation_time" );</text:p>
      <text:p text:style-name="P6"><text:s text:c="8"/>$h{ $href }{ "origin" <text:s text:c="8"/>} = my $origin <text:s text:c="4"/>= treemember( $tree, "$elref.origin" );</text:p>
      <text:p text:style-name="P6"><text:s text:c="8"/>$h{ $href }{ "cluster.href" <text:s text:c="2"/>} = my $clusterref = treemember( $tree, "$elref.cluster.href" );</text:p>
      <text:p text:style-name="P6"><text:s text:c="8"/>$h{ $href }{ "host.href" <text:s text:c="5"/>} = my $hostref <text:s text:c="3"/>= treemember( $tree, "$elref.host.href" );</text:p>
      <text:p text:style-name="P6"><text:s text:c="8"/>$h{ $href }{ "vmpool.href" <text:s text:c="3"/>} = my $vmpoolref <text:s/>= treemember( $tree, "$elref.vmpool.href" );</text:p>
      <text:p text:style-name="P6"/>
      <text:p text:style-name="P6"><text:s text:c="8"/>printf "vm[%d]: '%s'\n", $i, join "', '", $name, $type, $state, $detail, $memory, $cores, $os, $hostref, $clusterref, $starttime, $createtime, $origin, $vmpoolref;</text:p>
      <text:p text:style-name="P6"><text:s text:c="4"/>}</text:p>
      <text:p text:style-name="P6"/>
      <text:p text:style-name="P6"><text:s text:c="4"/>foreach my $href ( sort keys %h )</text:p>
      <text:p text:style-name="P6"><text:s text:c="4"/>{</text:p>
      <text:p text:style-name="P6"><text:s text:c="8"/>my $tree = XML2tree( $xml = curl( "$href/disks" ) );</text:p>
      <text:p text:style-name="P6"><text:s text:c="8"/>$h{ $href }{ disks } = walk_disks( $tree );</text:p>
      <text:p text:style-name="P6"/>
      <text:p text:style-name="P6"><text:s text:c="8"/>my $tree = XML2tree( $xml = curl( "$href/nics" ) );</text:p>
      <text:p text:style-name="P6"><text:s text:c="8"/>$h{ $href }{ nics } = walk_nics( $tree );</text:p>
      <text:p text:style-name="P6"/>
      <text:p text:style-name="P6"><text:s text:c="8"/>my $tree = XML2tree( $xml = curl( "$href/statistics" ) );</text:p>
      <text:p text:style-name="P6"><text:s text:c="8"/>$h{ $href }{ statistics } = walk_statistics( $tree );</text:p>
      <text:p text:style-name="P6"><text:s text:c="4"/>}</text:p>
      <text:p text:style-name="P6"><text:s text:c="4"/>printdelta( "walk vms" );</text:p>
      <text:p text:style-name="P6"><text:s text:c="4"/>return \%h;</text:p>
      <text:p text:style-name="P6">}</text:p>
      <text:p text:style-name="P6"/>
      <text:p text:style-name="P6">sub walk_disks</text:p>
      <text:p text:style-name="P6">{</text:p>
      <text:p text:style-name="P6"><text:s text:c="4"/>deltatime( "walk disks" );</text:p>
      <text:p text:style-name="P6"><text:s text:c="4"/>my $tree = shift;</text:p>
      <text:p text:style-name="P6"><text:s text:c="4"/>my %h = ();</text:p>
      <text:p text:style-name="P6"><text:s text:c="4"/>my $elref = "";</text:p>
      <text:p text:style-name="P6"/>
      <text:p text:style-name="P6"><text:s text:c="4"/>return \%h unless $tree;</text:p>
      <text:p text:style-name="P6"/>
      <text:p text:style-name="P6"><text:s text:c="4"/>for( my $i = 0; 1; $i++ )</text:p>
      <text:p text:style-name="P6"><text:s text:c="4"/>{</text:p>
      <text:p text:style-name="P6"><text:s text:c="8"/>$elref = sprintf "disks.disk[%d]", $i;</text:p>
      <text:p text:style-name="P6"><text:soft-page-break/><text:s text:c="8"/>last unless defined treemember( $tree, $elref );</text:p>
      <text:p text:style-name="P6"/>
      <text:p text:style-name="P6"><text:s text:c="8"/>my $href <text:s text:c="6"/>= treemember( $tree, "$elref.href" );</text:p>
      <text:p text:style-name="P6"/>
      <text:p text:style-name="P6"><text:s text:c="8"/>$h{ $href }{ name <text:s text:c="12"/>} = my $name <text:s text:c="12"/>= treemember( $tree, "$elref.name" );</text:p>
      <text:p text:style-name="P6"><text:s text:c="8"/>$h{ $href }{ vmref <text:s text:c="11"/>} = my $vmref <text:s text:c="11"/>= treemember( $tree, "$elref.vm.href" );</text:p>
      <text:p text:style-name="P6"><text:s text:c="8"/>$h{ $href }{ alias <text:s text:c="11"/>} = my $alias <text:s text:c="11"/>= treemember( $tree, "$elref.alias" );</text:p>
      <text:p text:style-name="P6"><text:s text:c="8"/>$h{ $href }{ size <text:s text:c="12"/>} = my $size <text:s text:c="12"/>= treemember( $tree, "$elref.size" );</text:p>
      <text:p text:style-name="P6"><text:s text:c="8"/>$h{ $href }{ provisioned_size } = my $provisioned_size = treemember( $tree, "$elref.provisioned_size" );</text:p>
      <text:p text:style-name="P6"><text:s text:c="8"/>$h{ $href }{ actual_size <text:s text:c="5"/>} = my $actual_size <text:s text:c="5"/>= treemember( $tree, "$elref.actual_size" );</text:p>
      <text:p text:style-name="P6"><text:s text:c="8"/>$h{ $href }{ state <text:s text:c="11"/>} = my $state <text:s text:c="11"/>= treemember( $tree, "$elref.status.state" );</text:p>
      <text:p text:style-name="P6"/>
      <text:p text:style-name="P6"><text:s text:c="8"/>printf "vm[%d]: '%s'\n", $i, join "', '", $name, $vmref, $alias, $size, $provisioned_sized, $actual_size, $state;</text:p>
      <text:p text:style-name="P6"><text:s text:c="4"/>}</text:p>
      <text:p text:style-name="P6"/>
      <text:p text:style-name="P6"><text:s text:c="4"/>foreach my $href ( sort keys %h )</text:p>
      <text:p text:style-name="P6"><text:s text:c="4"/>{</text:p>
      <text:p text:style-name="P6"><text:s text:c="8"/>my $tree = XML2tree( $xml = curl( "$href/statistics" ) );</text:p>
      <text:p text:style-name="P6"><text:s text:c="8"/>$h{ $href }{ statistics } = walk_statistics( $tree );</text:p>
      <text:p text:style-name="P6"><text:s text:c="4"/>}</text:p>
      <text:p text:style-name="P6"><text:s text:c="4"/>printdelta( "walk disks" );</text:p>
      <text:p text:style-name="P6"><text:s text:c="4"/>return \%h;</text:p>
      <text:p text:style-name="P6">}</text:p>
      <text:p text:style-name="P6"/>
      <text:p text:style-name="P6">sub XML2tree</text:p>
      <text:p text:style-name="P6">{</text:p>
      <text:p text:style-name="P6"><text:s text:c="4"/>my $xml = shift;</text:p>
      <text:p text:style-name="P6"/>
      <text:p text:style-name="P6"><text:s text:c="4"/>my $parser = new XML::Parser( Style =&gt; 'Tree' );</text:p>
      <text:p text:style-name="P6"><text:s text:c="4"/>my $tree = ($xml =~ /^&lt;\?xml/i ) ? $parser-&gt;parse( $xml ) : undef;</text:p>
      <text:p text:style-name="P6"/>
      <text:p text:style-name="P6"><text:s text:c="4"/>return $tree;</text:p>
      <text:p text:style-name="P6">}</text:p>
      <text:p text:style-name="P6"/>
      <text:p text:style-name="P6"># ----------------------------------------------------------------------</text:p>
      <text:p text:style-name="P6"># example of how the &amp;treemember() function is called to get object values</text:p>
      <text:p text:style-name="P6"># ----------------------------------------------------------------------</text:p>
      <text:p text:style-name="P6"># $findpath = "capabilities.version.features.feature[*].host.memory";</text:p>
      <text:p text:style-name="P6"># $findpath = "api[0].special_objects[0].link[0].href[0]";</text:p>
      <text:p text:style-name="P6"># printf "%s: %s\n", $findpath, treemember( $tree, $findpath );</text:p>
      <text:p text:style-name="P6"># ----------------------------------------------------------------------</text:p>
      <text:p text:style-name="P6">sub treemember</text:p>
      <text:p text:style-name="P6">{</text:p>
      <text:p text:style-name="P6"><text:s text:c="4"/>my $tree = shift;</text:p>
      <text:p text:style-name="P6"><text:s text:c="4"/>my $path = shift;</text:p>
      <text:p text:style-name="P6"><text:s text:c="4"/>my $item = "";</text:p>
      <text:p text:style-name="P6"><text:s text:c="4"/>my $index = undef;</text:p>
      <text:p text:style-name="P6"/>
      <text:p text:style-name="P6"><text:s text:c="4"/>$item <text:s/>= $1 if( $path =~ s/^([^\[\.]+)\.?// );</text:p>
      <text:p text:style-name="P6"><text:s text:c="4"/>$index = $1 if( $path =~ s/^\[([^\]]*)\]\.?// );</text:p>
      <text:p text:style-name="P6"><text:s text:c="4"/>$index = 0 <text:s/>if( !defined $index );</text:p>
      <text:p text:style-name="P6"/>
      <text:p text:style-name="P6"><text:s text:c="4"/># printf "%s[%s] %s\n", $item, $index, $path;</text:p>
      <text:p text:style-name="P6"/>
      <text:p text:style-name="P6"><text:s text:c="4"/>my $foundcount = 0;</text:p>
      <text:p text:style-name="P6"><text:s text:c="4"/>for( my $i = 0; $i &lt; @{$tree}; $i++ )</text:p>
      <text:p text:style-name="P6"><text:s text:c="4"/>{</text:p>
      <text:p text:style-name="P6"><text:s text:c="8"/>if( <text:s text:c="3"/>"HASH" eq ref $tree-&gt;[$i] )</text:p>
      <text:p text:style-name="P6"><text:s text:c="8"/>{</text:p>
      <text:p text:style-name="P6"><text:s text:c="12"/>return $tree-&gt;[ $i ]{ $item } </text:p>
      <text:p text:style-name="P6"><text:s text:c="16"/>if $item </text:p>
      <text:p text:style-name="P6"><text:s text:c="16"/>&amp;&amp; defined $tree-&gt;[ $i ]{ $item };</text:p>
      <text:p text:style-name="P6"><text:s text:c="8"/>}</text:p>
      <text:p text:style-name="P6"><text:s text:c="8"/>elsif( "ARRAY" eq ref $tree-&gt;[$i] )</text:p>
      <text:p text:style-name="P6"><text:s text:c="8"/>{</text:p>
      <text:p text:style-name="P6"><text:s text:c="12"/># should complain. <text:s/>TODO</text:p>
      <text:p text:style-name="P6"><text:s text:c="8"/>}</text:p>
      <text:p text:style-name="P6"><text:s text:c="8"/>elsif( "" <text:s text:c="7"/>eq ref $tree-&gt;[$i] </text:p>
      <text:p text:style-name="P6"><text:soft-page-break/><text:s text:c="8"/>or <text:s text:c="4"/>"LVALUE" <text:s/>eq ref $tree-&gt;[$i]</text:p>
      <text:p text:style-name="P6"><text:s text:c="8"/>or <text:s text:c="4"/>"VSTRING" eq ref $tree-&gt;[$i] </text:p>
      <text:p text:style-name="P6"><text:s text:c="8"/>or <text:s text:c="4"/>"SCALAR" <text:s/>eq ref $tree-&gt;[$i] )</text:p>
      <text:p text:style-name="P6"><text:s text:c="8"/>{</text:p>
      <text:p text:style-name="P6"><text:s text:c="12"/>return $tree-&gt;[ $i + 1 ] </text:p>
      <text:p text:style-name="P6"><text:s text:c="16"/>if !$item </text:p>
      <text:p text:style-name="P6"><text:s text:c="16"/>&amp;&amp; $tree-&gt;[ $i ] eq "0";</text:p>
      <text:p text:style-name="P6"/>
      <text:p text:style-name="P6"><text:s text:c="12"/>if( $item eq $tree-&gt;[ $i ] )</text:p>
      <text:p text:style-name="P6"><text:s text:c="12"/>{</text:p>
      <text:p text:style-name="P6"><text:s text:c="16"/>$foundcount++;</text:p>
      <text:p text:style-name="P6"><text:s text:c="16"/>if( $index eq "*" || $foundcount &gt; $index )</text:p>
      <text:p text:style-name="P6"><text:s text:c="16"/>{</text:p>
      <text:p text:style-name="P6"><text:s text:c="20"/>my $r = treemember( $tree-&gt;[ $i + 1 ], $path );</text:p>
      <text:p text:style-name="P6"><text:s text:c="20"/>return $r if defined $r;</text:p>
      <text:p text:style-name="P6"><text:s text:c="16"/>}</text:p>
      <text:p text:style-name="P6"><text:s text:c="16"/>$i++; <text:s/># must skip an item...</text:p>
      <text:p text:style-name="P6"><text:s text:c="12"/>}</text:p>
      <text:p text:style-name="P6"><text:s text:c="8"/>}</text:p>
      <text:p text:style-name="P6"><text:s text:c="8"/>else</text:p>
      <text:p text:style-name="P6"><text:s text:c="8"/>{</text:p>
      <text:p text:style-name="P6"><text:s text:c="12"/># should complain. <text:s/>TODO</text:p>
      <text:p text:style-name="P6"><text:s text:c="8"/>}</text:p>
      <text:p text:style-name="P6"><text:s text:c="4"/>}</text:p>
      <text:p text:style-name="P6"><text:s text:c="4"/>return undef; <text:s/># NOTE: allows the [*] case to work!</text:p>
      <text:p text:style-name="P6">}</text:p>
      <text:p text:style-name="P6"/>
      <text:p text:style-name="P6"># ----------------------------------------------------------------------</text:p>
      <text:p text:style-name="P6"># sprinttree( tree ) <text:s text:c="4"/>prints the DOTTED access syntax for the XML tree</text:p>
      <text:p text:style-name="P6"># ----------------------------------------------------------------------</text:p>
      <text:p text:style-name="P6">sub sprinttree</text:p>
      <text:p text:style-name="P6">{</text:p>
      <text:p text:style-name="P6"><text:s text:c="4"/>my $tree <text:s text:c="4"/>= shift;</text:p>
      <text:p text:style-name="P6"><text:s text:c="4"/>my $dent <text:s text:c="4"/>= shift;</text:p>
      <text:p text:style-name="P6"><text:s text:c="4"/>my $base <text:s text:c="4"/>= shift;</text:p>
      <text:p text:style-name="P6"><text:s text:c="4"/>my $detailed = shift;</text:p>
      <text:p text:style-name="P6"><text:s text:c="4"/>my $type <text:s text:c="4"/>= ref $tree;</text:p>
      <text:p text:style-name="P6"><text:s text:c="4"/>my %toke <text:s text:c="4"/>= ();</text:p>
      <text:p text:style-name="P6"><text:s text:c="4"/>my $output <text:s text:c="2"/>= "";</text:p>
      <text:p text:style-name="P6"/>
      <text:p text:style-name="P6"><text:s text:c="4"/>$base = "\$tree-&gt;" unless $base;</text:p>
      <text:p text:style-name="P6"><text:s text:c="4"/>$dent = 0 <text:s text:c="9"/>unless $dent;</text:p>
      <text:p text:style-name="P6"/>
      <text:p text:style-name="P6"><text:s text:c="4"/>if( $type eq "ARRAY" )</text:p>
      <text:p text:style-name="P6"><text:s text:c="4"/>{</text:p>
      <text:p text:style-name="P6"><text:s text:c="8"/>for( my $i = 0; $i &lt; @{$tree}; $i++ )</text:p>
      <text:p text:style-name="P6"><text:s text:c="8"/>{</text:p>
      <text:p text:style-name="P6"><text:s text:c="12"/>my $element <text:s text:c="2"/>= $tree-&gt;[ $i ];</text:p>
      <text:p text:style-name="P6"><text:s text:c="12"/>my $nextvalue = $tree-&gt;[ $i + 1 ];</text:p>
      <text:p text:style-name="P6"/>
      <text:p text:style-name="P6"><text:s text:c="12"/>if( !ref $element ) <text:s text:c="2"/>{ $element <text:s text:c="2"/>=~ s/^\s+//si; $element <text:s text:c="2"/>=~ s/\s+$//si; }</text:p>
      <text:p text:style-name="P6"><text:s text:c="12"/>if( !ref $nextvalue ) { $nextvalue =~ s/^\s+//si; $nextvalue =~ s/\s+$//si; }</text:p>
      <text:p text:style-name="P6"/>
      <text:p text:style-name="P6"><text:s text:c="12"/>if( !ref $element ) # is a string</text:p>
      <text:p text:style-name="P6"><text:s text:c="12"/>{</text:p>
      <text:p text:style-name="P6"><text:s text:c="16"/>if( $detailed )</text:p>
      <text:p text:style-name="P6"><text:s text:c="16"/>{</text:p>
      <text:p text:style-name="P6"><text:s text:c="20"/>$output .= sprinttree( $element, $dent + 1, "$base\[$i\]", $detailed );</text:p>
      <text:p text:style-name="P6"><text:s text:c="16"/>}</text:p>
      <text:p text:style-name="P6"><text:s text:c="16"/>elsif( $element ) <text:s/># nonzero, nonempty</text:p>
      <text:p text:style-name="P6"><text:s text:c="16"/>{</text:p>
      <text:p text:style-name="P6"><text:s text:c="20"/>if( defined $toke{ $element } ) { $toke{ $element }++; <text:s text:c="2"/>}</text:p>
      <text:p text:style-name="P6"><text:s text:c="20"/>else <text:s text:c="27"/>{ $toke{ $element } = 0; }</text:p>
      <text:p text:style-name="P6"/>
      <text:p text:style-name="P6"><text:s text:c="20"/>if( !ref $nextvalue ) # is a string</text:p>
      <text:p text:style-name="P6"><text:s text:c="20"/>{</text:p>
      <text:p text:style-name="P6"><text:s text:c="24"/>$output .= sprint2c( "$base.$element", $nextvalue ) if length $nextvalue;</text:p>
      <text:p text:style-name="P6"><text:s text:c="24"/>$i++;</text:p>
      <text:p text:style-name="P6"><text:s text:c="20"/>}</text:p>
      <text:p text:style-name="P6"><text:s text:c="20"/>else</text:p>
      <text:p text:style-name="P6"><text:s text:c="20"/>{</text:p>
      <text:p text:style-name="P6"><text:s text:c="24"/>$output .= sprinttree( $nextvalue, $dent+1, $base . ".$element\[" . <text:soft-page-break/>$toke{ $element } . "]", $detailed );</text:p>
      <text:p text:style-name="P6"><text:s text:c="24"/>$i++;</text:p>
      <text:p text:style-name="P6"><text:s text:c="20"/>}</text:p>
      <text:p text:style-name="P6"><text:s text:c="16"/>}</text:p>
      <text:p text:style-name="P6"><text:s text:c="16"/>else</text:p>
      <text:p text:style-name="P6"><text:s text:c="16"/>{</text:p>
      <text:p text:style-name="P6"><text:s text:c="20"/>if( !ref $nextvalue ) # is a string</text:p>
      <text:p text:style-name="P6"><text:s text:c="20"/>{</text:p>
      <text:p text:style-name="P6"><text:s text:c="24"/>$output .= sprint2c( $base, "'$nextvalue'" ) if length $nextvalue;</text:p>
      <text:p text:style-name="P6"><text:s text:c="24"/>$i++;</text:p>
      <text:p text:style-name="P6"><text:s text:c="20"/>}</text:p>
      <text:p text:style-name="P6"><text:s text:c="20"/>else</text:p>
      <text:p text:style-name="P6"><text:s text:c="20"/>{</text:p>
      <text:p text:style-name="P6"><text:s text:c="24"/>$output .= sprint2c( $base, "!'$element'" ) if length $element;</text:p>
      <text:p text:style-name="P6"><text:s text:c="20"/>}</text:p>
      <text:p text:style-name="P6"><text:s text:c="16"/>}</text:p>
      <text:p text:style-name="P6"><text:s text:c="12"/>}</text:p>
      <text:p text:style-name="P6"><text:s text:c="12"/>else</text:p>
      <text:p text:style-name="P6"><text:s text:c="12"/>{</text:p>
      <text:p text:style-name="P6"><text:s text:c="16"/>$output .= sprinttree( $element, $dent + 1, ( $detailed ? "$base\[$i\]" : $base ), $detailed );</text:p>
      <text:p text:style-name="P6"><text:s text:c="12"/>}</text:p>
      <text:p text:style-name="P6"><text:s text:c="8"/>}</text:p>
      <text:p text:style-name="P6"><text:s text:c="8"/>if( ! @{$tree} )</text:p>
      <text:p text:style-name="P6"><text:s text:c="8"/>{</text:p>
      <text:p text:style-name="P6"><text:s text:c="12"/>$output .= sprint $base . " =&gt; [ ]\n" if( $detailed );</text:p>
      <text:p text:style-name="P6"><text:s text:c="12"/>next;</text:p>
      <text:p text:style-name="P6"><text:s text:c="8"/>}</text:p>
      <text:p text:style-name="P6"><text:s text:c="4"/>}</text:p>
      <text:p text:style-name="P6"><text:s text:c="4"/>elsif( $type eq "HASH" )</text:p>
      <text:p text:style-name="P6"><text:s text:c="4"/>{</text:p>
      <text:p text:style-name="P6"><text:s text:c="8"/>foreach my $key ( sort keys %{$tree} )</text:p>
      <text:p text:style-name="P6"><text:s text:c="8"/>{</text:p>
      <text:p text:style-name="P6"><text:s text:c="12"/>$output .= sprinttree( $tree-&gt;{$key}, $dent + 1, $base . ".$key", $detailed );</text:p>
      <text:p text:style-name="P6"><text:s text:c="8"/>}</text:p>
      <text:p text:style-name="P6"><text:s text:c="8"/>if( ! keys %{$tree} )</text:p>
      <text:p text:style-name="P6"><text:s text:c="8"/>{</text:p>
      <text:p text:style-name="P6"><text:s text:c="12"/>$output .= sprint $base . " =&gt; { }\n" if( $detailed );</text:p>
      <text:p text:style-name="P6"><text:s text:c="12"/>next;</text:p>
      <text:p text:style-name="P6"><text:s text:c="8"/>}</text:p>
      <text:p text:style-name="P6"><text:s text:c="4"/>}</text:p>
      <text:p text:style-name="P6"><text:s text:c="4"/>elsif( $type eq "SCALAR" <text:s/>) { $output .= sprint2c( $base, "'$tree'" ); }</text:p>
      <text:p text:style-name="P6"><text:s text:c="4"/>elsif( $type eq "CODE" <text:s text:c="3"/>) { $output .= sprint2c( $base, "(code)" ); }</text:p>
      <text:p text:style-name="P6"><text:s text:c="4"/>elsif( $type eq "REF" <text:s text:c="4"/>) { $output .= sprint2c( $base, "(ref)" ); }</text:p>
      <text:p text:style-name="P6"><text:s text:c="4"/>elsif( $type eq "GLOB" <text:s text:c="3"/>) { $output .= sprint2c( $base, "(glob)" ); }</text:p>
      <text:p text:style-name="P6"><text:s text:c="4"/>elsif( $type eq "LVALUE" <text:s/>) { $output .= sprint2c( $base, "'$tree'" ); }</text:p>
      <text:p text:style-name="P6"><text:s text:c="4"/>elsif( $type eq "FORMAT" <text:s/>) { $output .= sprint2c( $base, "'$tree'" ); }</text:p>
      <text:p text:style-name="P6"><text:s text:c="4"/>elsif( $type eq "IO" <text:s text:c="5"/>) { $output .= sprint2c( $base, "(io)" ); }</text:p>
      <text:p text:style-name="P6"><text:s text:c="4"/>elsif( $type eq "VSTRING" ) { $output .= sprint2c( $base, "'$tree'" ); }</text:p>
      <text:p text:style-name="P6"><text:s text:c="4"/>elsif( $type eq "Regexp" <text:s/>) { $output .= sprint2c( $base, "'$tree'" ); }</text:p>
      <text:p text:style-name="P6"><text:s text:c="4"/>else</text:p>
      <text:p text:style-name="P6"><text:s text:c="4"/>{</text:p>
      <text:p text:style-name="P6"><text:s text:c="8"/>$tree =~ s/^\s*//is;</text:p>
      <text:p text:style-name="P6"><text:s text:c="8"/>$tree =~ s/\s*$//is;</text:p>
      <text:p text:style-name="P6"><text:s text:c="8"/>$output .= sprint2c( $base, "'$tree'" );</text:p>
      <text:p text:style-name="P6"><text:s text:c="4"/>}</text:p>
      <text:p text:style-name="P6"/>
      <text:p text:style-name="P6"><text:s text:c="4"/>return $output;</text:p>
      <text:p text:style-name="P6">}</text:p>
      <text:p text:style-name="P6"/>
      <text:p text:style-name="P6">sub sprint2c</text:p>
      <text:p text:style-name="P6">{</text:p>
      <text:p text:style-name="P6"><text:s text:c="4"/>my $base <text:s/>= shift;</text:p>
      <text:p text:style-name="P6"><text:s text:c="4"/>my $value = shift;</text:p>
      <text:p text:style-name="P6"><text:s text:c="4"/>my $output = "";</text:p>
      <text:p text:style-name="P6"/>
      <text:p text:style-name="P6"><text:s text:c="4"/>$sprint2c_maxlen = length $base unless $sprint2c_maxlen &gt; length $base;</text:p>
      <text:p text:style-name="P6"><text:s text:c="4"/>$sprint2c_maxlen = $sprint2c_max if <text:s text:c="3"/>$sprint2c_max <text:s text:c="3"/>&gt; length $base;</text:p>
      <text:p text:style-name="P6"/>
      <text:p text:style-name="P6"><text:s text:c="4"/>$output .= $base;</text:p>
      <text:p text:style-name="P6"><text:s text:c="4"/>$output .= " " x ( $sprint2c_maxlen - length $base );</text:p>
      <text:p text:style-name="P6"><text:s text:c="4"/>$output .= " = ";</text:p>
      <text:p text:style-name="P6"><text:soft-page-break/><text:s text:c="4"/>$output .= $value;</text:p>
      <text:p text:style-name="P6"><text:s text:c="4"/>$output .= "\n";</text:p>
      <text:p text:style-name="P6"/>
      <text:p text:style-name="P6"><text:s text:c="4"/>return $output;</text:p>
      <text:p text:style-name="P6">}</text:p>
      <text:p text:style-name="P6"/>
      <text:p text:style-name="P6">sub curl</text:p>
      <text:p text:style-name="P6">{</text:p>
      <text:p text:style-name="P6"><text:s text:c="4"/>$endpoint = shift;</text:p>
      <text:p text:style-name="P6"><text:s text:c="4"/>$endpoint =~ s/^\/*//;</text:p>
      <text:p text:style-name="P6"/>
      <text:p text:style-name="P6"><text:s text:c="4"/>my @cmd = ();</text:p>
      <text:p text:style-name="P6"><text:s text:c="4"/>my $cmd = "";</text:p>
      <text:p text:style-name="P6"/>
      <text:p text:style-name="P6"><text:s text:c="4"/>push @cmd, "curl";</text:p>
      <text:p text:style-name="P6"><text:s text:c="4"/>push @cmd, "--stderr /dev/null",</text:p>
      <text:p text:style-name="P6"><text:s text:c="4"/>push @cmd, "-X GET";</text:p>
      <text:p text:style-name="P6"><text:s text:c="4"/>push @cmd, "-H \"Accept: application/xml\"";</text:p>
      <text:p text:style-name="P6"><text:s text:c="4"/>push @cmd, "-u";</text:p>
      <text:p text:style-name="P6"><text:s text:c="4"/>push @cmd, $realm </text:p>
      <text:p text:style-name="P6"><text:s text:c="15"/>? sprintf( "%s@%s:%s", $user, $realm, $password ) </text:p>
      <text:p text:style-name="P6"><text:s text:c="15"/>: sprintf( "%s:%s", <text:s text:c="3"/>$user, <text:s text:c="8"/>$password )</text:p>
      <text:p text:style-name="P6"><text:s text:c="15"/>;</text:p>
      <text:p text:style-name="P6"><text:s text:c="4"/>push @cmd, "--cacert", $cert;</text:p>
      <text:p text:style-name="P6"><text:s text:c="4"/>push @cmd, ( 443 == $port % 1000 ) </text:p>
      <text:p text:style-name="P6"><text:s text:c="15"/>? sprintf( "https://%s:%s/%s", $server, $port, $endpoint )</text:p>
      <text:p text:style-name="P6"><text:s text:c="15"/>: </text:p>
      <text:p text:style-name="P6"><text:s text:c="15"/>( $port ne "" )</text:p>
      <text:p text:style-name="P6"><text:s text:c="15"/>? sprintf( "http://%s:%s/%s", <text:s/>$server, $port, $endpoint )</text:p>
      <text:p text:style-name="P6"><text:s text:c="15"/>: sprintf( "http://%s/%s", <text:s text:c="4"/>$server, <text:s text:c="7"/>$endpoint )</text:p>
      <text:p text:style-name="P6"><text:s text:c="15"/>;</text:p>
      <text:p text:style-name="P6"/>
      <text:p text:style-name="P6"><text:s text:c="4"/>$cmd = join " ", @cmd;</text:p>
      <text:p text:style-name="P6"><text:s text:c="4"/>$curl_lastcmd = $cmd;</text:p>
      <text:p text:style-name="P6"><text:s text:c="4"/>return `$cmd`;</text:p>
      <text:p text:style-name="P6">}</text:p>
      <text:p text:style-name="P6"/>
      <text:p text:style-name="P6"># ----------------------------------------------------------------------</text:p>
      <text:p text:style-name="P6"># TIME profiling stuff.</text:p>
      <text:p text:style-name="P6"># ----------------------------------------------------------------------</text:p>
      <text:p text:style-name="P6">sub printdelta</text:p>
      <text:p text:style-name="P6">{</text:p>
      <text:p text:style-name="P6"><text:s text:c="4"/>my $name = shift;</text:p>
      <text:p text:style-name="P6"/>
      <text:p text:style-name="P6"><text:s text:c="4"/>deltatime( $name, 1 );</text:p>
      <text:p text:style-name="P6"><text:s text:c="4"/>printf "%-30s: %5.3f sec. (mean of %d calls: %5.3f sec)\n", </text:p>
      <text:p text:style-name="P6"><text:s text:c="8"/>$name, </text:p>
      <text:p text:style-name="P6"><text:s text:c="8"/>$dtotal{ $name },</text:p>
      <text:p text:style-name="P6"><text:s text:c="8"/>$dcount{ $name }, </text:p>
      <text:p text:style-name="P6"><text:s text:c="8"/>$dcount{ $name } ? $dtotal{ $name } / $dcount{ $name } : 0;</text:p>
      <text:p text:style-name="P6">}</text:p>
      <text:p text:style-name="P6"/>
      <text:p text:style-name="P6">sub deltatime</text:p>
      <text:p text:style-name="P6">{</text:p>
      <text:p text:style-name="P6"><text:s text:c="4"/>my $name = shift;</text:p>
      <text:p text:style-name="P6"><text:s text:c="4"/>my $stop = shift;</text:p>
      <text:p text:style-name="P6"><text:s text:c="4"/>my $delta = 0;</text:p>
      <text:p text:style-name="P6"><text:s text:c="4"/>my $now = accuratetime();</text:p>
      <text:p text:style-name="P6"/>
      <text:p text:style-name="P6"><text:s text:c="4"/>$delta = $now - $dtime{ $name }</text:p>
      <text:p text:style-name="P6"><text:s text:c="8"/>if( defined $dtime{ $name } );</text:p>
      <text:p text:style-name="P6"/>
      <text:p text:style-name="P6"><text:s text:c="4"/>if( $stop )</text:p>
      <text:p text:style-name="P6"><text:s text:c="4"/>{</text:p>
      <text:p text:style-name="P6"><text:s text:c="8"/>$dtime{ $name } = undef; <text:s text:c="3"/># used as a special case, above</text:p>
      <text:p text:style-name="P6"><text:s text:c="8"/>$dtotal{ $name } += $delta;</text:p>
      <text:p text:style-name="P6"><text:s text:c="8"/>$dcount{ $name }++;</text:p>
      <text:p text:style-name="P6"><text:s text:c="4"/>}</text:p>
      <text:p text:style-name="P6"><text:s text:c="4"/>else</text:p>
      <text:p text:style-name="P6"><text:s text:c="4"/>{</text:p>
      <text:p text:style-name="P6"><text:s text:c="8"/>$dtime{ $name } = $now;</text:p>
      <text:p text:style-name="P6"><text:s text:c="4"/>}</text:p>
      <text:p text:style-name="P6"><text:soft-page-break/></text:p>
      <text:p text:style-name="P6"><text:s text:c="4"/>return $dtotal{ $name } ? $dtotal{ $name } : 0;</text:p>
      <text:p text:style-name="P6">}</text:p>
      <text:p text:style-name="P6"/>
      <text:p text:style-name="P6">sub accuratetime</text:p>
      <text:p text:style-name="P6">{</text:p>
      <text:p text:style-name="P6"><text:s text:c="4"/>return Time::HiRes::time;</text:p>
      <text:p text:style-name="P6">}</text:p>
      <text:p text:style-name="P6"># ----------------------------------------------------------------------</text:p>
      <text:p text:style-name="P6">__DATA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entium Plus" svg:font-family="'Gentium Plus'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ntium Plus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ntium Plu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entium Plu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entium Plu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Lynch</meta:initial-creator>
    <meta:creation-date>2013-06-28T12:20:41</meta:creation-date>
    <dc:date>2013-06-28T12:51:58</dc:date>
    <dc:creator>Robert Lynch</dc:creator>
    <meta:editing-duration>PT00H29M08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35" meta:paragraph-count="2278" meta:word-count="12668" meta:character-count="122175"/>
  </office:meta>
</office:document-meta>
</file>